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18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mento" table:style-name="ta1">
        <table:shapes>
          <draw:frame draw:z-index="0" draw:style-name="gr1" draw:text-style-name="P1" svg:width="222.54mm" svg:height="89.99mm" svg:x="7.3mm" svg:y="2268.53mm">
            <loext:p draw:notify-on-update-of-ranges="experimento.G1:experimento.G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manda</text:p>
          </table:table-cell>
          <table:table-cell office:value-type="string" calcext:value-type="string">
            <text:p>Custo UN</text:p>
          </table:table-cell>
          <table:table-cell office:value-type="string" calcext:value-type="string">
            <text:p>Preco Venda</text:p>
          </table:table-cell>
          <table:table-cell office:value-type="string" calcext:value-type="string">
            <text:p>Lucr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]-[.C2])*[.B2]" office:value-type="float" office:value="1500000" calcext:value-type="float">
            <text:p>1500000</text:p>
          </table:table-cell>
          <table:table-cell table:formula="of:=[.E2]-5000000" office:value-type="float" office:value="-3500000" calcext:value-type="float">
            <text:p>-3500000</text:p>
          </table:table-cell>
          <table:table-cell table:formula="of:=SUMIF([.A$1:.A$1048576];&quot;&lt;=&quot;&amp; [.A2];[.F$1:.F$1048576])/[.A2]" office:value-type="float" office:value="-3500000" calcext:value-type="float">
            <text:p>-35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3]-[.C3])*[.B3]" office:value-type="float" office:value="4000000" calcext:value-type="float">
            <text:p>4000000</text:p>
          </table:table-cell>
          <table:table-cell table:formula="of:=[.E3]-5000000" office:value-type="float" office:value="-1000000" calcext:value-type="float">
            <text:p>-1000000</text:p>
          </table:table-cell>
          <table:table-cell table:formula="of:=SUMIF([.A$1:.A$1048576];&quot;&lt;=&quot;&amp; [.A3];[.F$1:.F$1048576])/[.A3]" office:value-type="float" office:value="-2250000" calcext:value-type="float">
            <text:p>-225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4]-[.C4])*[.B4]" office:value-type="float" office:value="10500000" calcext:value-type="float">
            <text:p>10500000</text:p>
          </table:table-cell>
          <table:table-cell table:formula="of:=[.E4]-5000000" office:value-type="float" office:value="5500000" calcext:value-type="float">
            <text:p>5500000</text:p>
          </table:table-cell>
          <table:table-cell table:formula="of:=SUMIF([.A$1:.A$1048576];&quot;&lt;=&quot;&amp; [.A4];[.F$1:.F$1048576])/[.A4]" office:value-type="float" office:value="333333.333333333" calcext:value-type="float">
            <text:p>333333,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5]-[.C5])*[.B5]" office:value-type="float" office:value="9000000" calcext:value-type="float">
            <text:p>9000000</text:p>
          </table:table-cell>
          <table:table-cell table:formula="of:=[.E5]-5000000" office:value-type="float" office:value="4000000" calcext:value-type="float">
            <text:p>4000000</text:p>
          </table:table-cell>
          <table:table-cell table:formula="of:=SUMIF([.A$1:.A$1048576];&quot;&lt;=&quot;&amp; [.A5];[.F$1:.F$1048576])/[.A5]" office:value-type="float" office:value="1250000" calcext:value-type="float">
            <text:p>125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6]-[.C6])*[.B6]" office:value-type="float" office:value="3000000" calcext:value-type="float">
            <text:p>3000000</text:p>
          </table:table-cell>
          <table:table-cell table:formula="of:=[.E6]-5000000" office:value-type="float" office:value="-2000000" calcext:value-type="float">
            <text:p>-2000000</text:p>
          </table:table-cell>
          <table:table-cell table:formula="of:=SUMIF([.A$1:.A$1048576];&quot;&lt;=&quot;&amp; [.A6];[.F$1:.F$1048576])/[.A6]" office:value-type="float" office:value="600000" calcext:value-type="float">
            <text:p>6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7]-[.C7])*[.B7]" office:value-type="float" office:value="1000000" calcext:value-type="float">
            <text:p>1000000</text:p>
          </table:table-cell>
          <table:table-cell table:formula="of:=[.E7]-5000000" office:value-type="float" office:value="-4000000" calcext:value-type="float">
            <text:p>-4000000</text:p>
          </table:table-cell>
          <table:table-cell table:formula="of:=SUMIF([.A$1:.A$1048576];&quot;&lt;=&quot;&amp; [.A7];[.F$1:.F$1048576])/[.A7]" office:value-type="float" office:value="-166666.666666667" calcext:value-type="float">
            <text:p>-166666,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8]-[.C8])*[.B8]" office:value-type="float" office:value="12000000" calcext:value-type="float">
            <text:p>12000000</text:p>
          </table:table-cell>
          <table:table-cell table:formula="of:=[.E8]-5000000" office:value-type="float" office:value="7000000" calcext:value-type="float">
            <text:p>7000000</text:p>
          </table:table-cell>
          <table:table-cell table:formula="of:=SUMIF([.A$1:.A$1048576];&quot;&lt;=&quot;&amp; [.A8];[.F$1:.F$1048576])/[.A8]" office:value-type="float" office:value="857142.857142857" calcext:value-type="float">
            <text:p>857142,857142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9]-[.C9])*[.B9]" office:value-type="float" office:value="2500000" calcext:value-type="float">
            <text:p>2500000</text:p>
          </table:table-cell>
          <table:table-cell table:formula="of:=[.E9]-5000000" office:value-type="float" office:value="-2500000" calcext:value-type="float">
            <text:p>-2500000</text:p>
          </table:table-cell>
          <table:table-cell table:formula="of:=SUMIF([.A$1:.A$1048576];&quot;&lt;=&quot;&amp; [.A9];[.F$1:.F$1048576])/[.A9]" office:value-type="float" office:value="437500" calcext:value-type="float">
            <text:p>4375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0]-[.C10])*[.B10]" office:value-type="float" office:value="2500000" calcext:value-type="float">
            <text:p>2500000</text:p>
          </table:table-cell>
          <table:table-cell table:formula="of:=[.E10]-5000000" office:value-type="float" office:value="-2500000" calcext:value-type="float">
            <text:p>-2500000</text:p>
          </table:table-cell>
          <table:table-cell table:formula="of:=SUMIF([.A$1:.A$1048576];&quot;&lt;=&quot;&amp; [.A10];[.F$1:.F$1048576])/[.A10]" office:value-type="float" office:value="111111.111111111" calcext:value-type="float">
            <text:p>111111,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1]-[.C11])*[.B11]" office:value-type="float" office:value="10000000" calcext:value-type="float">
            <text:p>10000000</text:p>
          </table:table-cell>
          <table:table-cell table:formula="of:=[.E11]-5000000" office:value-type="float" office:value="5000000" calcext:value-type="float">
            <text:p>5000000</text:p>
          </table:table-cell>
          <table:table-cell table:formula="of:=SUMIF([.A$1:.A$1048576];&quot;&lt;=&quot;&amp; [.A11];[.F$1:.F$1048576])/[.A11]" office:value-type="float" office:value="600000" calcext:value-type="float">
            <text:p>6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formula="of:=([.D12]-[.C12])*[.B12]" office:value-type="float" office:value="5000000" calcext:value-type="float">
            <text:p>5000000</text:p>
          </table:table-cell>
          <table:table-cell table:formula="of:=[.E12]-5000000" office:value-type="float" office:value="0" calcext:value-type="float">
            <text:p>0</text:p>
          </table:table-cell>
          <table:table-cell table:formula="of:=SUMIF([.A$1:.A$1048576];&quot;&lt;=&quot;&amp; [.A12];[.F$1:.F$1048576])/[.A12]" office:value-type="float" office:value="545454.545454545" calcext:value-type="float">
            <text:p>545454,5454545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3]-[.C13])*[.B13]" office:value-type="float" office:value="6000000" calcext:value-type="float">
            <text:p>6000000</text:p>
          </table:table-cell>
          <table:table-cell table:formula="of:=[.E13]-5000000" office:value-type="float" office:value="1000000" calcext:value-type="float">
            <text:p>1000000</text:p>
          </table:table-cell>
          <table:table-cell table:formula="of:=SUMIF([.A$1:.A$1048576];&quot;&lt;=&quot;&amp; [.A13];[.F$1:.F$1048576])/[.A13]" office:value-type="float" office:value="583333.333333333" calcext:value-type="float">
            <text:p>583333,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14]-[.C14])*[.B14]" office:value-type="float" office:value="3000000" calcext:value-type="float">
            <text:p>3000000</text:p>
          </table:table-cell>
          <table:table-cell table:formula="of:=[.E14]-5000000" office:value-type="float" office:value="-2000000" calcext:value-type="float">
            <text:p>-2000000</text:p>
          </table:table-cell>
          <table:table-cell table:formula="of:=SUMIF([.A$1:.A$1048576];&quot;&lt;=&quot;&amp; [.A14];[.F$1:.F$1048576])/[.A14]" office:value-type="float" office:value="384615.384615385" calcext:value-type="float">
            <text:p>384615,3846153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5]-[.C15])*[.B15]" office:value-type="float" office:value="6000000" calcext:value-type="float">
            <text:p>6000000</text:p>
          </table:table-cell>
          <table:table-cell table:formula="of:=[.E15]-5000000" office:value-type="float" office:value="1000000" calcext:value-type="float">
            <text:p>1000000</text:p>
          </table:table-cell>
          <table:table-cell table:formula="of:=SUMIF([.A$1:.A$1048576];&quot;&lt;=&quot;&amp; [.A15];[.F$1:.F$1048576])/[.A15]" office:value-type="float" office:value="428571.428571429" calcext:value-type="float">
            <text:p>428571,428571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6]-[.C16])*[.B16]" office:value-type="float" office:value="3000000" calcext:value-type="float">
            <text:p>3000000</text:p>
          </table:table-cell>
          <table:table-cell table:formula="of:=[.E16]-5000000" office:value-type="float" office:value="-2000000" calcext:value-type="float">
            <text:p>-2000000</text:p>
          </table:table-cell>
          <table:table-cell table:formula="of:=SUMIF([.A$1:.A$1048576];&quot;&lt;=&quot;&amp; [.A16];[.F$1:.F$1048576])/[.A16]" office:value-type="float" office:value="266666.666666667" calcext:value-type="float">
            <text:p>266666,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17]-[.C17])*[.B17]" office:value-type="float" office:value="8000000" calcext:value-type="float">
            <text:p>8000000</text:p>
          </table:table-cell>
          <table:table-cell table:formula="of:=[.E17]-5000000" office:value-type="float" office:value="3000000" calcext:value-type="float">
            <text:p>3000000</text:p>
          </table:table-cell>
          <table:table-cell table:formula="of:=SUMIF([.A$1:.A$1048576];&quot;&lt;=&quot;&amp; [.A17];[.F$1:.F$1048576])/[.A17]" office:value-type="float" office:value="437500" calcext:value-type="float">
            <text:p>4375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18]-[.C18])*[.B18]" office:value-type="float" office:value="0" calcext:value-type="float">
            <text:p>0</text:p>
          </table:table-cell>
          <table:table-cell table:formula="of:=[.E18]-5000000" office:value-type="float" office:value="-5000000" calcext:value-type="float">
            <text:p>-5000000</text:p>
          </table:table-cell>
          <table:table-cell table:formula="of:=SUMIF([.A$1:.A$1048576];&quot;&lt;=&quot;&amp; [.A18];[.F$1:.F$1048576])/[.A18]" office:value-type="float" office:value="117647.058823529" calcext:value-type="float">
            <text:p>117647,0588235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19]-[.C19])*[.B19]" office:value-type="float" office:value="3000000" calcext:value-type="float">
            <text:p>3000000</text:p>
          </table:table-cell>
          <table:table-cell table:formula="of:=[.E19]-5000000" office:value-type="float" office:value="-2000000" calcext:value-type="float">
            <text:p>-2000000</text:p>
          </table:table-cell>
          <table:table-cell table:formula="of:=SUMIF([.A$1:.A$1048576];&quot;&lt;=&quot;&amp; [.A19];[.F$1:.F$1048576])/[.A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20]-[.C20])*[.B20]" office:value-type="float" office:value="5000000" calcext:value-type="float">
            <text:p>5000000</text:p>
          </table:table-cell>
          <table:table-cell table:formula="of:=[.E20]-5000000" office:value-type="float" office:value="0" calcext:value-type="float">
            <text:p>0</text:p>
          </table:table-cell>
          <table:table-cell table:formula="of:=SUMIF([.A$1:.A$1048576];&quot;&lt;=&quot;&amp; [.A20];[.F$1:.F$1048576])/[.A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1]-[.C21])*[.B21]" office:value-type="float" office:value="2000000" calcext:value-type="float">
            <text:p>2000000</text:p>
          </table:table-cell>
          <table:table-cell table:formula="of:=[.E21]-5000000" office:value-type="float" office:value="-3000000" calcext:value-type="float">
            <text:p>-3000000</text:p>
          </table:table-cell>
          <table:table-cell table:formula="of:=SUMIF([.A$1:.A$1048576];&quot;&lt;=&quot;&amp; [.A21];[.F$1:.F$1048576])/[.A21]" office:value-type="float" office:value="-150000" calcext:value-type="float">
            <text:p>-15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22]-[.C22])*[.B22]" office:value-type="float" office:value="9000000" calcext:value-type="float">
            <text:p>9000000</text:p>
          </table:table-cell>
          <table:table-cell table:formula="of:=[.E22]-5000000" office:value-type="float" office:value="4000000" calcext:value-type="float">
            <text:p>4000000</text:p>
          </table:table-cell>
          <table:table-cell table:formula="of:=SUMIF([.A$1:.A$1048576];&quot;&lt;=&quot;&amp; [.A22];[.F$1:.F$1048576])/[.A22]" office:value-type="float" office:value="47619.0476190476" calcext:value-type="float">
            <text:p>47619,04761904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23]-[.C23])*[.B23]" office:value-type="float" office:value="6000000" calcext:value-type="float">
            <text:p>6000000</text:p>
          </table:table-cell>
          <table:table-cell table:formula="of:=[.E23]-5000000" office:value-type="float" office:value="1000000" calcext:value-type="float">
            <text:p>1000000</text:p>
          </table:table-cell>
          <table:table-cell table:formula="of:=SUMIF([.A$1:.A$1048576];&quot;&lt;=&quot;&amp; [.A23];[.F$1:.F$1048576])/[.A23]" office:value-type="float" office:value="90909.0909090909" calcext:value-type="float">
            <text:p>90909,09090909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24]-[.C24])*[.B24]" office:value-type="float" office:value="6000000" calcext:value-type="float">
            <text:p>6000000</text:p>
          </table:table-cell>
          <table:table-cell table:formula="of:=[.E24]-5000000" office:value-type="float" office:value="1000000" calcext:value-type="float">
            <text:p>1000000</text:p>
          </table:table-cell>
          <table:table-cell table:formula="of:=SUMIF([.A$1:.A$1048576];&quot;&lt;=&quot;&amp; [.A24];[.F$1:.F$1048576])/[.A24]" office:value-type="float" office:value="130434.782608696" calcext:value-type="float">
            <text:p>130434,7826086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25]-[.C25])*[.B25]" office:value-type="float" office:value="4000000" calcext:value-type="float">
            <text:p>4000000</text:p>
          </table:table-cell>
          <table:table-cell table:formula="of:=[.E25]-5000000" office:value-type="float" office:value="-1000000" calcext:value-type="float">
            <text:p>-1000000</text:p>
          </table:table-cell>
          <table:table-cell table:formula="of:=SUMIF([.A$1:.A$1048576];&quot;&lt;=&quot;&amp; [.A25];[.F$1:.F$1048576])/[.A25]" office:value-type="float" office:value="83333.3333333333" calcext:value-type="float">
            <text:p>83333,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6]-[.C26])*[.B26]" office:value-type="float" office:value="3000000" calcext:value-type="float">
            <text:p>3000000</text:p>
          </table:table-cell>
          <table:table-cell table:formula="of:=[.E26]-5000000" office:value-type="float" office:value="-2000000" calcext:value-type="float">
            <text:p>-2000000</text:p>
          </table:table-cell>
          <table:table-cell table:formula="of:=SUMIF([.A$1:.A$1048576];&quot;&lt;=&quot;&amp; [.A26];[.F$1:.F$1048576])/[.A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27]-[.C27])*[.B27]" office:value-type="float" office:value="7500000" calcext:value-type="float">
            <text:p>7500000</text:p>
          </table:table-cell>
          <table:table-cell table:formula="of:=[.E27]-5000000" office:value-type="float" office:value="2500000" calcext:value-type="float">
            <text:p>2500000</text:p>
          </table:table-cell>
          <table:table-cell table:formula="of:=SUMIF([.A$1:.A$1048576];&quot;&lt;=&quot;&amp; [.A27];[.F$1:.F$1048576])/[.A27]" office:value-type="float" office:value="96153.8461538462" calcext:value-type="float">
            <text:p>96153,84615384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28]-[.C28])*[.B28]" office:value-type="float" office:value="10500000" calcext:value-type="float">
            <text:p>10500000</text:p>
          </table:table-cell>
          <table:table-cell table:formula="of:=[.E28]-5000000" office:value-type="float" office:value="5500000" calcext:value-type="float">
            <text:p>5500000</text:p>
          </table:table-cell>
          <table:table-cell table:formula="of:=SUMIF([.A$1:.A$1048576];&quot;&lt;=&quot;&amp; [.A28];[.F$1:.F$1048576])/[.A28]" office:value-type="float" office:value="296296.296296296" calcext:value-type="float">
            <text:p>296296,2962962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29]-[.C29])*[.B29]" office:value-type="float" office:value="10000000" calcext:value-type="float">
            <text:p>10000000</text:p>
          </table:table-cell>
          <table:table-cell table:formula="of:=[.E29]-5000000" office:value-type="float" office:value="5000000" calcext:value-type="float">
            <text:p>5000000</text:p>
          </table:table-cell>
          <table:table-cell table:formula="of:=SUMIF([.A$1:.A$1048576];&quot;&lt;=&quot;&amp; [.A29];[.F$1:.F$1048576])/[.A29]" office:value-type="float" office:value="464285.714285714" calcext:value-type="float">
            <text:p>464285,7142857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30]-[.C30])*[.B30]" office:value-type="float" office:value="3000000" calcext:value-type="float">
            <text:p>3000000</text:p>
          </table:table-cell>
          <table:table-cell table:formula="of:=[.E30]-5000000" office:value-type="float" office:value="-2000000" calcext:value-type="float">
            <text:p>-2000000</text:p>
          </table:table-cell>
          <table:table-cell table:formula="of:=SUMIF([.A$1:.A$1048576];&quot;&lt;=&quot;&amp; [.A30];[.F$1:.F$1048576])/[.A30]" office:value-type="float" office:value="379310.344827586" calcext:value-type="float">
            <text:p>379310,3448275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1]-[.C31])*[.B31]" office:value-type="float" office:value="12000000" calcext:value-type="float">
            <text:p>12000000</text:p>
          </table:table-cell>
          <table:table-cell table:formula="of:=[.E31]-5000000" office:value-type="float" office:value="7000000" calcext:value-type="float">
            <text:p>7000000</text:p>
          </table:table-cell>
          <table:table-cell table:formula="of:=SUMIF([.A$1:.A$1048576];&quot;&lt;=&quot;&amp; [.A31];[.F$1:.F$1048576])/[.A31]" office:value-type="float" office:value="600000" calcext:value-type="float">
            <text:p>60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2]-[.C32])*[.B32]" office:value-type="float" office:value="10000000" calcext:value-type="float">
            <text:p>10000000</text:p>
          </table:table-cell>
          <table:table-cell table:formula="of:=[.E32]-5000000" office:value-type="float" office:value="5000000" calcext:value-type="float">
            <text:p>5000000</text:p>
          </table:table-cell>
          <table:table-cell table:formula="of:=SUMIF([.A$1:.A$1048576];&quot;&lt;=&quot;&amp; [.A32];[.F$1:.F$1048576])/[.A32]" office:value-type="float" office:value="741935.483870968" calcext:value-type="float">
            <text:p>741935,4838709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33]-[.C33])*[.B33]" office:value-type="float" office:value="4500000" calcext:value-type="float">
            <text:p>4500000</text:p>
          </table:table-cell>
          <table:table-cell table:formula="of:=[.E33]-5000000" office:value-type="float" office:value="-500000" calcext:value-type="float">
            <text:p>-500000</text:p>
          </table:table-cell>
          <table:table-cell table:formula="of:=SUMIF([.A$1:.A$1048576];&quot;&lt;=&quot;&amp; [.A33];[.F$1:.F$1048576])/[.A33]" office:value-type="float" office:value="703125" calcext:value-type="float">
            <text:p>7031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34]-[.C34])*[.B34]" office:value-type="float" office:value="3000000" calcext:value-type="float">
            <text:p>3000000</text:p>
          </table:table-cell>
          <table:table-cell table:formula="of:=[.E34]-5000000" office:value-type="float" office:value="-2000000" calcext:value-type="float">
            <text:p>-2000000</text:p>
          </table:table-cell>
          <table:table-cell table:formula="of:=SUMIF([.A$1:.A$1048576];&quot;&lt;=&quot;&amp; [.A34];[.F$1:.F$1048576])/[.A34]" office:value-type="float" office:value="621212.121212121" calcext:value-type="float">
            <text:p>621212,1212121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5]-[.C35])*[.B35]" office:value-type="float" office:value="10000000" calcext:value-type="float">
            <text:p>10000000</text:p>
          </table:table-cell>
          <table:table-cell table:formula="of:=[.E35]-5000000" office:value-type="float" office:value="5000000" calcext:value-type="float">
            <text:p>5000000</text:p>
          </table:table-cell>
          <table:table-cell table:formula="of:=SUMIF([.A$1:.A$1048576];&quot;&lt;=&quot;&amp; [.A35];[.F$1:.F$1048576])/[.A35]"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00" calcext:value-type="float">
            <text:p>5000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formula="of:=([.D36]-[.C36])*[.B36]" office:value-type="float" office:value="2500000" calcext:value-type="float">
            <text:p>2500000</text:p>
          </table:table-cell>
          <table:table-cell table:formula="of:=[.E36]-5000000" office:value-type="float" office:value="-2500000" calcext:value-type="float">
            <text:p>-2500000</text:p>
          </table:table-cell>
          <table:table-cell table:formula="of:=SUMIF([.A$1:.A$1048576];&quot;&lt;=&quot;&amp; [.A36];[.F$1:.F$1048576])/[.A36]" office:value-type="float" office:value="657142.857142857" calcext:value-type="float">
            <text:p>657142,8571428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37]-[.C37])*[.B37]" office:value-type="float" office:value="6000000" calcext:value-type="float">
            <text:p>6000000</text:p>
          </table:table-cell>
          <table:table-cell table:formula="of:=[.E37]-5000000" office:value-type="float" office:value="1000000" calcext:value-type="float">
            <text:p>1000000</text:p>
          </table:table-cell>
          <table:table-cell table:formula="of:=SUMIF([.A$1:.A$1048576];&quot;&lt;=&quot;&amp; [.A37];[.F$1:.F$1048576])/[.A37]" office:value-type="float" office:value="666666.666666667" calcext:value-type="float">
            <text:p>666666,6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38]-[.C38])*[.B38]" office:value-type="float" office:value="1000000" calcext:value-type="float">
            <text:p>1000000</text:p>
          </table:table-cell>
          <table:table-cell table:formula="of:=[.E38]-5000000" office:value-type="float" office:value="-4000000" calcext:value-type="float">
            <text:p>-4000000</text:p>
          </table:table-cell>
          <table:table-cell table:formula="of:=SUMIF([.A$1:.A$1048576];&quot;&lt;=&quot;&amp; [.A38];[.F$1:.F$1048576])/[.A38]" office:value-type="float" office:value="540540.540540541" calcext:value-type="float">
            <text:p>540540,5405405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9]-[.C39])*[.B39]" office:value-type="float" office:value="10000000" calcext:value-type="float">
            <text:p>10000000</text:p>
          </table:table-cell>
          <table:table-cell table:formula="of:=[.E39]-5000000" office:value-type="float" office:value="5000000" calcext:value-type="float">
            <text:p>5000000</text:p>
          </table:table-cell>
          <table:table-cell table:formula="of:=SUMIF([.A$1:.A$1048576];&quot;&lt;=&quot;&amp; [.A39];[.F$1:.F$1048576])/[.A39]" office:value-type="float" office:value="657894.736842105" calcext:value-type="float">
            <text:p>657894,7368421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40]-[.C40])*[.B40]" office:value-type="float" office:value="1000000" calcext:value-type="float">
            <text:p>1000000</text:p>
          </table:table-cell>
          <table:table-cell table:formula="of:=[.E40]-5000000" office:value-type="float" office:value="-4000000" calcext:value-type="float">
            <text:p>-4000000</text:p>
          </table:table-cell>
          <table:table-cell table:formula="of:=SUMIF([.A$1:.A$1048576];&quot;&lt;=&quot;&amp; [.A40];[.F$1:.F$1048576])/[.A40]" office:value-type="float" office:value="538461.538461539" calcext:value-type="float">
            <text:p>538461,5384615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41]-[.C41])*[.B41]" office:value-type="float" office:value="7500000" calcext:value-type="float">
            <text:p>7500000</text:p>
          </table:table-cell>
          <table:table-cell table:formula="of:=[.E41]-5000000" office:value-type="float" office:value="2500000" calcext:value-type="float">
            <text:p>2500000</text:p>
          </table:table-cell>
          <table:table-cell table:formula="of:=SUMIF([.A$1:.A$1048576];&quot;&lt;=&quot;&amp; [.A41];[.F$1:.F$1048576])/[.A41]" office:value-type="float" office:value="587500" calcext:value-type="float">
            <text:p>5875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42]-[.C42])*[.B42]" office:value-type="float" office:value="6000000" calcext:value-type="float">
            <text:p>6000000</text:p>
          </table:table-cell>
          <table:table-cell table:formula="of:=[.E42]-5000000" office:value-type="float" office:value="1000000" calcext:value-type="float">
            <text:p>1000000</text:p>
          </table:table-cell>
          <table:table-cell table:formula="of:=SUMIF([.A$1:.A$1048576];&quot;&lt;=&quot;&amp; [.A42];[.F$1:.F$1048576])/[.A42]" office:value-type="float" office:value="597560.975609756" calcext:value-type="float">
            <text:p>597560,9756097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43]-[.C43])*[.B43]" office:value-type="float" office:value="9000000" calcext:value-type="float">
            <text:p>9000000</text:p>
          </table:table-cell>
          <table:table-cell table:formula="of:=[.E43]-5000000" office:value-type="float" office:value="4000000" calcext:value-type="float">
            <text:p>4000000</text:p>
          </table:table-cell>
          <table:table-cell table:formula="of:=SUMIF([.A$1:.A$1048576];&quot;&lt;=&quot;&amp; [.A43];[.F$1:.F$1048576])/[.A43]" office:value-type="float" office:value="678571.428571429" calcext:value-type="float">
            <text:p>678571,4285714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44]-[.C44])*[.B44]" office:value-type="float" office:value="16000000" calcext:value-type="float">
            <text:p>16000000</text:p>
          </table:table-cell>
          <table:table-cell table:formula="of:=[.E44]-5000000" office:value-type="float" office:value="11000000" calcext:value-type="float">
            <text:p>11000000</text:p>
          </table:table-cell>
          <table:table-cell table:formula="of:=SUMIF([.A$1:.A$1048576];&quot;&lt;=&quot;&amp; [.A44];[.F$1:.F$1048576])/[.A44]" office:value-type="float" office:value="918604.651162791" calcext:value-type="float">
            <text:p>918604,6511627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45]-[.C45])*[.B45]" office:value-type="float" office:value="2000000" calcext:value-type="float">
            <text:p>2000000</text:p>
          </table:table-cell>
          <table:table-cell table:formula="of:=[.E45]-5000000" office:value-type="float" office:value="-3000000" calcext:value-type="float">
            <text:p>-3000000</text:p>
          </table:table-cell>
          <table:table-cell table:formula="of:=SUMIF([.A$1:.A$1048576];&quot;&lt;=&quot;&amp; [.A45];[.F$1:.F$1048576])/[.A45]" office:value-type="float" office:value="829545.454545455" calcext:value-type="float">
            <text:p>829545,4545454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46]-[.C46])*[.B46]" office:value-type="float" office:value="4500000" calcext:value-type="float">
            <text:p>4500000</text:p>
          </table:table-cell>
          <table:table-cell table:formula="of:=[.E46]-5000000" office:value-type="float" office:value="-500000" calcext:value-type="float">
            <text:p>-500000</text:p>
          </table:table-cell>
          <table:table-cell table:formula="of:=SUMIF([.A$1:.A$1048576];&quot;&lt;=&quot;&amp; [.A46];[.F$1:.F$1048576])/[.A46]" office:value-type="float" office:value="800000" calcext:value-type="float">
            <text:p>80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47]-[.C47])*[.B47]" office:value-type="float" office:value="8000000" calcext:value-type="float">
            <text:p>8000000</text:p>
          </table:table-cell>
          <table:table-cell table:formula="of:=[.E47]-5000000" office:value-type="float" office:value="3000000" calcext:value-type="float">
            <text:p>3000000</text:p>
          </table:table-cell>
          <table:table-cell table:formula="of:=SUMIF([.A$1:.A$1048576];&quot;&lt;=&quot;&amp; [.A47];[.F$1:.F$1048576])/[.A47]" office:value-type="float" office:value="847826.086956522" calcext:value-type="float">
            <text:p>847826,0869565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48]-[.C48])*[.B48]" office:value-type="float" office:value="3000000" calcext:value-type="float">
            <text:p>3000000</text:p>
          </table:table-cell>
          <table:table-cell table:formula="of:=[.E48]-5000000" office:value-type="float" office:value="-2000000" calcext:value-type="float">
            <text:p>-2000000</text:p>
          </table:table-cell>
          <table:table-cell table:formula="of:=SUMIF([.A$1:.A$1048576];&quot;&lt;=&quot;&amp; [.A48];[.F$1:.F$1048576])/[.A48]" office:value-type="float" office:value="787234.042553192" calcext:value-type="float">
            <text:p>787234,0425531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49]-[.C49])*[.B49]" office:value-type="float" office:value="6000000" calcext:value-type="float">
            <text:p>6000000</text:p>
          </table:table-cell>
          <table:table-cell table:formula="of:=[.E49]-5000000" office:value-type="float" office:value="1000000" calcext:value-type="float">
            <text:p>1000000</text:p>
          </table:table-cell>
          <table:table-cell table:formula="of:=SUMIF([.A$1:.A$1048576];&quot;&lt;=&quot;&amp; [.A49];[.F$1:.F$1048576])/[.A49]" office:value-type="float" office:value="791666.666666667" calcext:value-type="float">
            <text:p>791666,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50]-[.C50])*[.B50]" office:value-type="float" office:value="2000000" calcext:value-type="float">
            <text:p>2000000</text:p>
          </table:table-cell>
          <table:table-cell table:formula="of:=[.E50]-5000000" office:value-type="float" office:value="-3000000" calcext:value-type="float">
            <text:p>-3000000</text:p>
          </table:table-cell>
          <table:table-cell table:formula="of:=SUMIF([.A$1:.A$1048576];&quot;&lt;=&quot;&amp; [.A50];[.F$1:.F$1048576])/[.A50]" office:value-type="float" office:value="714285.714285714" calcext:value-type="float">
            <text:p>714285,7142857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51]-[.C51])*[.B51]" office:value-type="float" office:value="3000000" calcext:value-type="float">
            <text:p>3000000</text:p>
          </table:table-cell>
          <table:table-cell table:formula="of:=[.E51]-5000000" office:value-type="float" office:value="-2000000" calcext:value-type="float">
            <text:p>-2000000</text:p>
          </table:table-cell>
          <table:table-cell table:formula="of:=SUMIF([.A$1:.A$1048576];&quot;&lt;=&quot;&amp; [.A51];[.F$1:.F$1048576])/[.A51]" office:value-type="float" office:value="660000" calcext:value-type="float">
            <text:p>66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52]-[.C52])*[.B52]" office:value-type="float" office:value="1500000" calcext:value-type="float">
            <text:p>1500000</text:p>
          </table:table-cell>
          <table:table-cell table:formula="of:=[.E52]-5000000" office:value-type="float" office:value="-3500000" calcext:value-type="float">
            <text:p>-3500000</text:p>
          </table:table-cell>
          <table:table-cell table:formula="of:=SUMIF([.A$1:.A$1048576];&quot;&lt;=&quot;&amp; [.A52];[.F$1:.F$1048576])/[.A52]" office:value-type="float" office:value="578431.37254902" calcext:value-type="float">
            <text:p>578431,372549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53]-[.C53])*[.B53]" office:value-type="float" office:value="6000000" calcext:value-type="float">
            <text:p>6000000</text:p>
          </table:table-cell>
          <table:table-cell table:formula="of:=[.E53]-5000000" office:value-type="float" office:value="1000000" calcext:value-type="float">
            <text:p>1000000</text:p>
          </table:table-cell>
          <table:table-cell table:formula="of:=SUMIF([.A$1:.A$1048576];&quot;&lt;=&quot;&amp; [.A53];[.F$1:.F$1048576])/[.A53]" office:value-type="float" office:value="586538.461538462" calcext:value-type="float">
            <text:p>586538,4615384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54]-[.C54])*[.B54]" office:value-type="float" office:value="6000000" calcext:value-type="float">
            <text:p>6000000</text:p>
          </table:table-cell>
          <table:table-cell table:formula="of:=[.E54]-5000000" office:value-type="float" office:value="1000000" calcext:value-type="float">
            <text:p>1000000</text:p>
          </table:table-cell>
          <table:table-cell table:formula="of:=SUMIF([.A$1:.A$1048576];&quot;&lt;=&quot;&amp; [.A54];[.F$1:.F$1048576])/[.A54]" office:value-type="float" office:value="594339.622641509" calcext:value-type="float">
            <text:p>594339,6226415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55]-[.C55])*[.B55]" office:value-type="float" office:value="1000000" calcext:value-type="float">
            <text:p>1000000</text:p>
          </table:table-cell>
          <table:table-cell table:formula="of:=[.E55]-5000000" office:value-type="float" office:value="-4000000" calcext:value-type="float">
            <text:p>-4000000</text:p>
          </table:table-cell>
          <table:table-cell table:formula="of:=SUMIF([.A$1:.A$1048576];&quot;&lt;=&quot;&amp; [.A55];[.F$1:.F$1048576])/[.A55]" office:value-type="float" office:value="509259.259259259" calcext:value-type="float">
            <text:p>509259,2592592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56]-[.C56])*[.B56]" office:value-type="float" office:value="1000000" calcext:value-type="float">
            <text:p>1000000</text:p>
          </table:table-cell>
          <table:table-cell table:formula="of:=[.E56]-5000000" office:value-type="float" office:value="-4000000" calcext:value-type="float">
            <text:p>-4000000</text:p>
          </table:table-cell>
          <table:table-cell table:formula="of:=SUMIF([.A$1:.A$1048576];&quot;&lt;=&quot;&amp; [.A56];[.F$1:.F$1048576])/[.A56]" office:value-type="float" office:value="427272.727272727" calcext:value-type="float">
            <text:p>427272,7272727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57]-[.C57])*[.B57]" office:value-type="float" office:value="2000000" calcext:value-type="float">
            <text:p>2000000</text:p>
          </table:table-cell>
          <table:table-cell table:formula="of:=[.E57]-5000000" office:value-type="float" office:value="-3000000" calcext:value-type="float">
            <text:p>-3000000</text:p>
          </table:table-cell>
          <table:table-cell table:formula="of:=SUMIF([.A$1:.A$1048576];&quot;&lt;=&quot;&amp; [.A57];[.F$1:.F$1048576])/[.A57]" office:value-type="float" office:value="366071.428571429" calcext:value-type="float">
            <text:p>366071,4285714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58]-[.C58])*[.B58]" office:value-type="float" office:value="6000000" calcext:value-type="float">
            <text:p>6000000</text:p>
          </table:table-cell>
          <table:table-cell table:formula="of:=[.E58]-5000000" office:value-type="float" office:value="1000000" calcext:value-type="float">
            <text:p>1000000</text:p>
          </table:table-cell>
          <table:table-cell table:formula="of:=SUMIF([.A$1:.A$1048576];&quot;&lt;=&quot;&amp; [.A58];[.F$1:.F$1048576])/[.A58]" office:value-type="float" office:value="377192.98245614" calcext:value-type="float">
            <text:p>377192,982456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59]-[.C59])*[.B59]" office:value-type="float" office:value="7500000" calcext:value-type="float">
            <text:p>7500000</text:p>
          </table:table-cell>
          <table:table-cell table:formula="of:=[.E59]-5000000" office:value-type="float" office:value="2500000" calcext:value-type="float">
            <text:p>2500000</text:p>
          </table:table-cell>
          <table:table-cell table:formula="of:=SUMIF([.A$1:.A$1048576];&quot;&lt;=&quot;&amp; [.A59];[.F$1:.F$1048576])/[.A59]" office:value-type="float" office:value="413793.103448276" calcext:value-type="float">
            <text:p>413793,1034482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60]-[.C60])*[.B60]" office:value-type="float" office:value="3000000" calcext:value-type="float">
            <text:p>3000000</text:p>
          </table:table-cell>
          <table:table-cell table:formula="of:=[.E60]-5000000" office:value-type="float" office:value="-2000000" calcext:value-type="float">
            <text:p>-2000000</text:p>
          </table:table-cell>
          <table:table-cell table:formula="of:=SUMIF([.A$1:.A$1048576];&quot;&lt;=&quot;&amp; [.A60];[.F$1:.F$1048576])/[.A60]" office:value-type="float" office:value="372881.355932203" calcext:value-type="float">
            <text:p>372881,3559322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61]-[.C61])*[.B61]" office:value-type="float" office:value="4000000" calcext:value-type="float">
            <text:p>4000000</text:p>
          </table:table-cell>
          <table:table-cell table:formula="of:=[.E61]-5000000" office:value-type="float" office:value="-1000000" calcext:value-type="float">
            <text:p>-1000000</text:p>
          </table:table-cell>
          <table:table-cell table:formula="of:=SUMIF([.A$1:.A$1048576];&quot;&lt;=&quot;&amp; [.A61];[.F$1:.F$1048576])/[.A61]"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62]-[.C62])*[.B62]" office:value-type="float" office:value="0" calcext:value-type="float">
            <text:p>0</text:p>
          </table:table-cell>
          <table:table-cell table:formula="of:=[.E62]-5000000" office:value-type="float" office:value="-5000000" calcext:value-type="float">
            <text:p>-5000000</text:p>
          </table:table-cell>
          <table:table-cell table:formula="of:=SUMIF([.A$1:.A$1048576];&quot;&lt;=&quot;&amp; [.A62];[.F$1:.F$1048576])/[.A62]" office:value-type="float" office:value="262295.081967213" calcext:value-type="float">
            <text:p>262295,0819672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63]-[.C63])*[.B63]" office:value-type="float" office:value="12000000" calcext:value-type="float">
            <text:p>12000000</text:p>
          </table:table-cell>
          <table:table-cell table:formula="of:=[.E63]-5000000" office:value-type="float" office:value="7000000" calcext:value-type="float">
            <text:p>7000000</text:p>
          </table:table-cell>
          <table:table-cell table:formula="of:=SUMIF([.A$1:.A$1048576];&quot;&lt;=&quot;&amp; [.A63];[.F$1:.F$1048576])/[.A63]" office:value-type="float" office:value="370967.741935484" calcext:value-type="float">
            <text:p>370967,7419354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64]-[.C64])*[.B64]" office:value-type="float" office:value="7500000" calcext:value-type="float">
            <text:p>7500000</text:p>
          </table:table-cell>
          <table:table-cell table:formula="of:=[.E64]-5000000" office:value-type="float" office:value="2500000" calcext:value-type="float">
            <text:p>2500000</text:p>
          </table:table-cell>
          <table:table-cell table:formula="of:=SUMIF([.A$1:.A$1048576];&quot;&lt;=&quot;&amp; [.A64];[.F$1:.F$1048576])/[.A64]" office:value-type="float" office:value="404761.904761905" calcext:value-type="float">
            <text:p>404761,9047619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65]-[.C65])*[.B65]" office:value-type="float" office:value="4000000" calcext:value-type="float">
            <text:p>4000000</text:p>
          </table:table-cell>
          <table:table-cell table:formula="of:=[.E65]-5000000" office:value-type="float" office:value="-1000000" calcext:value-type="float">
            <text:p>-1000000</text:p>
          </table:table-cell>
          <table:table-cell table:formula="of:=SUMIF([.A$1:.A$1048576];&quot;&lt;=&quot;&amp; [.A65];[.F$1:.F$1048576])/[.A65]" office:value-type="float" office:value="382812.5" calcext:value-type="float">
            <text:p>382812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66]-[.C66])*[.B66]" office:value-type="float" office:value="4000000" calcext:value-type="float">
            <text:p>4000000</text:p>
          </table:table-cell>
          <table:table-cell table:formula="of:=[.E66]-5000000" office:value-type="float" office:value="-1000000" calcext:value-type="float">
            <text:p>-1000000</text:p>
          </table:table-cell>
          <table:table-cell table:formula="of:=SUMIF([.A$1:.A$1048576];&quot;&lt;=&quot;&amp; [.A66];[.F$1:.F$1048576])/[.A66]" office:value-type="float" office:value="361538.461538462" calcext:value-type="float">
            <text:p>361538,4615384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67]-[.C67])*[.B67]" office:value-type="float" office:value="16000000" calcext:value-type="float">
            <text:p>16000000</text:p>
          </table:table-cell>
          <table:table-cell table:formula="of:=[.E67]-5000000" office:value-type="float" office:value="11000000" calcext:value-type="float">
            <text:p>11000000</text:p>
          </table:table-cell>
          <table:table-cell table:formula="of:=SUMIF([.A$1:.A$1048576];&quot;&lt;=&quot;&amp; [.A67];[.F$1:.F$1048576])/[.A67]" office:value-type="float" office:value="522727.272727273" calcext:value-type="float">
            <text:p>522727,2727272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68]-[.C68])*[.B68]" office:value-type="float" office:value="2000000" calcext:value-type="float">
            <text:p>2000000</text:p>
          </table:table-cell>
          <table:table-cell table:formula="of:=[.E68]-5000000" office:value-type="float" office:value="-3000000" calcext:value-type="float">
            <text:p>-3000000</text:p>
          </table:table-cell>
          <table:table-cell table:formula="of:=SUMIF([.A$1:.A$1048576];&quot;&lt;=&quot;&amp; [.A68];[.F$1:.F$1048576])/[.A68]" office:value-type="float" office:value="470149.253731343" calcext:value-type="float">
            <text:p>470149,2537313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69]-[.C69])*[.B69]" office:value-type="float" office:value="3000000" calcext:value-type="float">
            <text:p>3000000</text:p>
          </table:table-cell>
          <table:table-cell table:formula="of:=[.E69]-5000000" office:value-type="float" office:value="-2000000" calcext:value-type="float">
            <text:p>-2000000</text:p>
          </table:table-cell>
          <table:table-cell table:formula="of:=SUMIF([.A$1:.A$1048576];&quot;&lt;=&quot;&amp; [.A69];[.F$1:.F$1048576])/[.A69]" office:value-type="float" office:value="433823.529411765" calcext:value-type="float">
            <text:p>433823,5294117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70]-[.C70])*[.B70]" office:value-type="float" office:value="14000000" calcext:value-type="float">
            <text:p>14000000</text:p>
          </table:table-cell>
          <table:table-cell table:formula="of:=[.E70]-5000000" office:value-type="float" office:value="9000000" calcext:value-type="float">
            <text:p>9000000</text:p>
          </table:table-cell>
          <table:table-cell table:formula="of:=SUMIF([.A$1:.A$1048576];&quot;&lt;=&quot;&amp; [.A70];[.F$1:.F$1048576])/[.A70]" office:value-type="float" office:value="557971.014492754" calcext:value-type="float">
            <text:p>557971,0144927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71]-[.C71])*[.B71]" office:value-type="float" office:value="6000000" calcext:value-type="float">
            <text:p>6000000</text:p>
          </table:table-cell>
          <table:table-cell table:formula="of:=[.E71]-5000000" office:value-type="float" office:value="1000000" calcext:value-type="float">
            <text:p>1000000</text:p>
          </table:table-cell>
          <table:table-cell table:formula="of:=SUMIF([.A$1:.A$1048576];&quot;&lt;=&quot;&amp; [.A71];[.F$1:.F$1048576])/[.A71]" office:value-type="float" office:value="564285.714285714" calcext:value-type="float">
            <text:p>564285,7142857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72]-[.C72])*[.B72]" office:value-type="float" office:value="2000000" calcext:value-type="float">
            <text:p>2000000</text:p>
          </table:table-cell>
          <table:table-cell table:formula="of:=[.E72]-5000000" office:value-type="float" office:value="-3000000" calcext:value-type="float">
            <text:p>-3000000</text:p>
          </table:table-cell>
          <table:table-cell table:formula="of:=SUMIF([.A$1:.A$1048576];&quot;&lt;=&quot;&amp; [.A72];[.F$1:.F$1048576])/[.A72]" office:value-type="float" office:value="514084.507042254" calcext:value-type="float">
            <text:p>514084,5070422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73]-[.C73])*[.B73]" office:value-type="float" office:value="4000000" calcext:value-type="float">
            <text:p>4000000</text:p>
          </table:table-cell>
          <table:table-cell table:formula="of:=[.E73]-5000000" office:value-type="float" office:value="-1000000" calcext:value-type="float">
            <text:p>-1000000</text:p>
          </table:table-cell>
          <table:table-cell table:formula="of:=SUMIF([.A$1:.A$1048576];&quot;&lt;=&quot;&amp; [.A73];[.F$1:.F$1048576])/[.A73]" office:value-type="float" office:value="493055.555555556" calcext:value-type="float">
            <text:p>493055,5555555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74]-[.C74])*[.B74]" office:value-type="float" office:value="4500000" calcext:value-type="float">
            <text:p>4500000</text:p>
          </table:table-cell>
          <table:table-cell table:formula="of:=[.E74]-5000000" office:value-type="float" office:value="-500000" calcext:value-type="float">
            <text:p>-500000</text:p>
          </table:table-cell>
          <table:table-cell table:formula="of:=SUMIF([.A$1:.A$1048576];&quot;&lt;=&quot;&amp; [.A74];[.F$1:.F$1048576])/[.A74]" office:value-type="float" office:value="479452.054794521" calcext:value-type="float">
            <text:p>479452,0547945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75]-[.C75])*[.B75]" office:value-type="float" office:value="1500000" calcext:value-type="float">
            <text:p>1500000</text:p>
          </table:table-cell>
          <table:table-cell table:formula="of:=[.E75]-5000000" office:value-type="float" office:value="-3500000" calcext:value-type="float">
            <text:p>-3500000</text:p>
          </table:table-cell>
          <table:table-cell table:formula="of:=SUMIF([.A$1:.A$1048576];&quot;&lt;=&quot;&amp; [.A75];[.F$1:.F$1048576])/[.A75]" office:value-type="float" office:value="425675.675675676" calcext:value-type="float">
            <text:p>425675,6756756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76]-[.C76])*[.B76]" office:value-type="float" office:value="2500000" calcext:value-type="float">
            <text:p>2500000</text:p>
          </table:table-cell>
          <table:table-cell table:formula="of:=[.E76]-5000000" office:value-type="float" office:value="-2500000" calcext:value-type="float">
            <text:p>-2500000</text:p>
          </table:table-cell>
          <table:table-cell table:formula="of:=SUMIF([.A$1:.A$1048576];&quot;&lt;=&quot;&amp; [.A76];[.F$1:.F$1048576])/[.A76]" office:value-type="float" office:value="386666.666666667" calcext:value-type="float">
            <text:p>386666,6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77]-[.C77])*[.B77]" office:value-type="float" office:value="6000000" calcext:value-type="float">
            <text:p>6000000</text:p>
          </table:table-cell>
          <table:table-cell table:formula="of:=[.E77]-5000000" office:value-type="float" office:value="1000000" calcext:value-type="float">
            <text:p>1000000</text:p>
          </table:table-cell>
          <table:table-cell table:formula="of:=SUMIF([.A$1:.A$1048576];&quot;&lt;=&quot;&amp; [.A77];[.F$1:.F$1048576])/[.A77]" office:value-type="float" office:value="394736.842105263" calcext:value-type="float">
            <text:p>394736,8421052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78]-[.C78])*[.B78]" office:value-type="float" office:value="7500000" calcext:value-type="float">
            <text:p>7500000</text:p>
          </table:table-cell>
          <table:table-cell table:formula="of:=[.E78]-5000000" office:value-type="float" office:value="2500000" calcext:value-type="float">
            <text:p>2500000</text:p>
          </table:table-cell>
          <table:table-cell table:formula="of:=SUMIF([.A$1:.A$1048576];&quot;&lt;=&quot;&amp; [.A78];[.F$1:.F$1048576])/[.A78]" office:value-type="float" office:value="422077.922077922" calcext:value-type="float">
            <text:p>422077,9220779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79]-[.C79])*[.B79]" office:value-type="float" office:value="2000000" calcext:value-type="float">
            <text:p>2000000</text:p>
          </table:table-cell>
          <table:table-cell table:formula="of:=[.E79]-5000000" office:value-type="float" office:value="-3000000" calcext:value-type="float">
            <text:p>-3000000</text:p>
          </table:table-cell>
          <table:table-cell table:formula="of:=SUMIF([.A$1:.A$1048576];&quot;&lt;=&quot;&amp; [.A79];[.F$1:.F$1048576])/[.A79]" office:value-type="float" office:value="378205.128205128" calcext:value-type="float">
            <text:p>378205,1282051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80]-[.C80])*[.B80]" office:value-type="float" office:value="3000000" calcext:value-type="float">
            <text:p>3000000</text:p>
          </table:table-cell>
          <table:table-cell table:formula="of:=[.E80]-5000000" office:value-type="float" office:value="-2000000" calcext:value-type="float">
            <text:p>-2000000</text:p>
          </table:table-cell>
          <table:table-cell table:formula="of:=SUMIF([.A$1:.A$1048576];&quot;&lt;=&quot;&amp; [.A80];[.F$1:.F$1048576])/[.A80]" office:value-type="float" office:value="348101.265822785" calcext:value-type="float">
            <text:p>348101,2658227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81]-[.C81])*[.B81]" office:value-type="float" office:value="4500000" calcext:value-type="float">
            <text:p>4500000</text:p>
          </table:table-cell>
          <table:table-cell table:formula="of:=[.E81]-5000000" office:value-type="float" office:value="-500000" calcext:value-type="float">
            <text:p>-500000</text:p>
          </table:table-cell>
          <table:table-cell table:formula="of:=SUMIF([.A$1:.A$1048576];&quot;&lt;=&quot;&amp; [.A81];[.F$1:.F$1048576])/[.A81]" office:value-type="float" office:value="337500" calcext:value-type="float">
            <text:p>3375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82]-[.C82])*[.B82]" office:value-type="float" office:value="3000000" calcext:value-type="float">
            <text:p>3000000</text:p>
          </table:table-cell>
          <table:table-cell table:formula="of:=[.E82]-5000000" office:value-type="float" office:value="-2000000" calcext:value-type="float">
            <text:p>-2000000</text:p>
          </table:table-cell>
          <table:table-cell table:formula="of:=SUMIF([.A$1:.A$1048576];&quot;&lt;=&quot;&amp; [.A82];[.F$1:.F$1048576])/[.A82]" office:value-type="float" office:value="308641.975308642" calcext:value-type="float">
            <text:p>308641,9753086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83]-[.C83])*[.B83]" office:value-type="float" office:value="3000000" calcext:value-type="float">
            <text:p>3000000</text:p>
          </table:table-cell>
          <table:table-cell table:formula="of:=[.E83]-5000000" office:value-type="float" office:value="-2000000" calcext:value-type="float">
            <text:p>-2000000</text:p>
          </table:table-cell>
          <table:table-cell table:formula="of:=SUMIF([.A$1:.A$1048576];&quot;&lt;=&quot;&amp; [.A83];[.F$1:.F$1048576])/[.A83]" office:value-type="float" office:value="280487.804878049" calcext:value-type="float">
            <text:p>280487,8048780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84]-[.C84])*[.B84]" office:value-type="float" office:value="4500000" calcext:value-type="float">
            <text:p>4500000</text:p>
          </table:table-cell>
          <table:table-cell table:formula="of:=[.E84]-5000000" office:value-type="float" office:value="-500000" calcext:value-type="float">
            <text:p>-500000</text:p>
          </table:table-cell>
          <table:table-cell table:formula="of:=SUMIF([.A$1:.A$1048576];&quot;&lt;=&quot;&amp; [.A84];[.F$1:.F$1048576])/[.A84]" office:value-type="float" office:value="271084.337349398" calcext:value-type="float">
            <text:p>271084,3373493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85]-[.C85])*[.B85]" office:value-type="float" office:value="0" calcext:value-type="float">
            <text:p>0</text:p>
          </table:table-cell>
          <table:table-cell table:formula="of:=[.E85]-5000000" office:value-type="float" office:value="-5000000" calcext:value-type="float">
            <text:p>-5000000</text:p>
          </table:table-cell>
          <table:table-cell table:formula="of:=SUMIF([.A$1:.A$1048576];&quot;&lt;=&quot;&amp; [.A85];[.F$1:.F$1048576])/[.A85]" office:value-type="float" office:value="208333.333333333" calcext:value-type="float">
            <text:p>208333,3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86]-[.C86])*[.B86]" office:value-type="float" office:value="2500000" calcext:value-type="float">
            <text:p>2500000</text:p>
          </table:table-cell>
          <table:table-cell table:formula="of:=[.E86]-5000000" office:value-type="float" office:value="-2500000" calcext:value-type="float">
            <text:p>-2500000</text:p>
          </table:table-cell>
          <table:table-cell table:formula="of:=SUMIF([.A$1:.A$1048576];&quot;&lt;=&quot;&amp; [.A86];[.F$1:.F$1048576])/[.A86]" office:value-type="float" office:value="176470.588235294" calcext:value-type="float">
            <text:p>176470,5882352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87]-[.C87])*[.B87]" office:value-type="float" office:value="0" calcext:value-type="float">
            <text:p>0</text:p>
          </table:table-cell>
          <table:table-cell table:formula="of:=[.E87]-5000000" office:value-type="float" office:value="-5000000" calcext:value-type="float">
            <text:p>-5000000</text:p>
          </table:table-cell>
          <table:table-cell table:formula="of:=SUMIF([.A$1:.A$1048576];&quot;&lt;=&quot;&amp; [.A87];[.F$1:.F$1048576])/[.A87]" office:value-type="float" office:value="116279.069767442" calcext:value-type="float">
            <text:p>116279,0697674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88]-[.C88])*[.B88]" office:value-type="float" office:value="5000000" calcext:value-type="float">
            <text:p>5000000</text:p>
          </table:table-cell>
          <table:table-cell table:formula="of:=[.E88]-5000000" office:value-type="float" office:value="0" calcext:value-type="float">
            <text:p>0</text:p>
          </table:table-cell>
          <table:table-cell table:formula="of:=SUMIF([.A$1:.A$1048576];&quot;&lt;=&quot;&amp; [.A88];[.F$1:.F$1048576])/[.A88]" office:value-type="float" office:value="114942.528735632" calcext:value-type="float">
            <text:p>114942,5287356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89]-[.C89])*[.B89]" office:value-type="float" office:value="12000000" calcext:value-type="float">
            <text:p>12000000</text:p>
          </table:table-cell>
          <table:table-cell table:formula="of:=[.E89]-5000000" office:value-type="float" office:value="7000000" calcext:value-type="float">
            <text:p>7000000</text:p>
          </table:table-cell>
          <table:table-cell table:formula="of:=SUMIF([.A$1:.A$1048576];&quot;&lt;=&quot;&amp; [.A89];[.F$1:.F$1048576])/[.A89]" office:value-type="float" office:value="193181.818181818" calcext:value-type="float">
            <text:p>193181,8181818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90]-[.C90])*[.B90]" office:value-type="float" office:value="2000000" calcext:value-type="float">
            <text:p>2000000</text:p>
          </table:table-cell>
          <table:table-cell table:formula="of:=[.E90]-5000000" office:value-type="float" office:value="-3000000" calcext:value-type="float">
            <text:p>-3000000</text:p>
          </table:table-cell>
          <table:table-cell table:formula="of:=SUMIF([.A$1:.A$1048576];&quot;&lt;=&quot;&amp; [.A90];[.F$1:.F$1048576])/[.A90]" office:value-type="float" office:value="157303.370786517" calcext:value-type="float">
            <text:p>157303,3707865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91]-[.C91])*[.B91]" office:value-type="float" office:value="1000000" calcext:value-type="float">
            <text:p>1000000</text:p>
          </table:table-cell>
          <table:table-cell table:formula="of:=[.E91]-5000000" office:value-type="float" office:value="-4000000" calcext:value-type="float">
            <text:p>-4000000</text:p>
          </table:table-cell>
          <table:table-cell table:formula="of:=SUMIF([.A$1:.A$1048576];&quot;&lt;=&quot;&amp; [.A91];[.F$1:.F$1048576])/[.A91]" office:value-type="float" office:value="111111.111111111" calcext:value-type="float">
            <text:p>111111,1111111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92]-[.C92])*[.B92]" office:value-type="float" office:value="6000000" calcext:value-type="float">
            <text:p>6000000</text:p>
          </table:table-cell>
          <table:table-cell table:formula="of:=[.E92]-5000000" office:value-type="float" office:value="1000000" calcext:value-type="float">
            <text:p>1000000</text:p>
          </table:table-cell>
          <table:table-cell table:formula="of:=SUMIF([.A$1:.A$1048576];&quot;&lt;=&quot;&amp; [.A92];[.F$1:.F$1048576])/[.A92]" office:value-type="float" office:value="120879.120879121" calcext:value-type="float">
            <text:p>120879,1208791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93]-[.C93])*[.B93]" office:value-type="float" office:value="7500000" calcext:value-type="float">
            <text:p>7500000</text:p>
          </table:table-cell>
          <table:table-cell table:formula="of:=[.E93]-5000000" office:value-type="float" office:value="2500000" calcext:value-type="float">
            <text:p>2500000</text:p>
          </table:table-cell>
          <table:table-cell table:formula="of:=SUMIF([.A$1:.A$1048576];&quot;&lt;=&quot;&amp; [.A93];[.F$1:.F$1048576])/[.A93]" office:value-type="float" office:value="146739.130434783" calcext:value-type="float">
            <text:p>146739,1304347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94]-[.C94])*[.B94]" office:value-type="float" office:value="1000000" calcext:value-type="float">
            <text:p>1000000</text:p>
          </table:table-cell>
          <table:table-cell table:formula="of:=[.E94]-5000000" office:value-type="float" office:value="-4000000" calcext:value-type="float">
            <text:p>-4000000</text:p>
          </table:table-cell>
          <table:table-cell table:formula="of:=SUMIF([.A$1:.A$1048576];&quot;&lt;=&quot;&amp; [.A94];[.F$1:.F$1048576])/[.A94]" office:value-type="float" office:value="102150.537634409" calcext:value-type="float">
            <text:p>102150,5376344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95]-[.C95])*[.B95]" office:value-type="float" office:value="14000000" calcext:value-type="float">
            <text:p>14000000</text:p>
          </table:table-cell>
          <table:table-cell table:formula="of:=[.E95]-5000000" office:value-type="float" office:value="9000000" calcext:value-type="float">
            <text:p>9000000</text:p>
          </table:table-cell>
          <table:table-cell table:formula="of:=SUMIF([.A$1:.A$1048576];&quot;&lt;=&quot;&amp; [.A95];[.F$1:.F$1048576])/[.A95]" office:value-type="float" office:value="196808.510638298" calcext:value-type="float">
            <text:p>196808,5106382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96]-[.C96])*[.B96]" office:value-type="float" office:value="5000000" calcext:value-type="float">
            <text:p>5000000</text:p>
          </table:table-cell>
          <table:table-cell table:formula="of:=[.E96]-5000000" office:value-type="float" office:value="0" calcext:value-type="float">
            <text:p>0</text:p>
          </table:table-cell>
          <table:table-cell table:formula="of:=SUMIF([.A$1:.A$1048576];&quot;&lt;=&quot;&amp; [.A96];[.F$1:.F$1048576])/[.A96]" office:value-type="float" office:value="194736.842105263" calcext:value-type="float">
            <text:p>194736,8421052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97]-[.C97])*[.B97]" office:value-type="float" office:value="9000000" calcext:value-type="float">
            <text:p>9000000</text:p>
          </table:table-cell>
          <table:table-cell table:formula="of:=[.E97]-5000000" office:value-type="float" office:value="4000000" calcext:value-type="float">
            <text:p>4000000</text:p>
          </table:table-cell>
          <table:table-cell table:formula="of:=SUMIF([.A$1:.A$1048576];&quot;&lt;=&quot;&amp; [.A97];[.F$1:.F$1048576])/[.A97]" office:value-type="float" office:value="234375" calcext:value-type="float">
            <text:p>2343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98]-[.C98])*[.B98]" office:value-type="float" office:value="6000000" calcext:value-type="float">
            <text:p>6000000</text:p>
          </table:table-cell>
          <table:table-cell table:formula="of:=[.E98]-5000000" office:value-type="float" office:value="1000000" calcext:value-type="float">
            <text:p>1000000</text:p>
          </table:table-cell>
          <table:table-cell table:formula="of:=SUMIF([.A$1:.A$1048576];&quot;&lt;=&quot;&amp; [.A98];[.F$1:.F$1048576])/[.A98]" office:value-type="float" office:value="242268.041237113" calcext:value-type="float">
            <text:p>242268,0412371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99]-[.C99])*[.B99]" office:value-type="float" office:value="8000000" calcext:value-type="float">
            <text:p>8000000</text:p>
          </table:table-cell>
          <table:table-cell table:formula="of:=[.E99]-5000000" office:value-type="float" office:value="3000000" calcext:value-type="float">
            <text:p>3000000</text:p>
          </table:table-cell>
          <table:table-cell table:formula="of:=SUMIF([.A$1:.A$1048576];&quot;&lt;=&quot;&amp; [.A99];[.F$1:.F$1048576])/[.A99]" office:value-type="float" office:value="270408.163265306" calcext:value-type="float">
            <text:p>270408,1632653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100]-[.C100])*[.B100]" office:value-type="float" office:value="500000" calcext:value-type="float">
            <text:p>500000</text:p>
          </table:table-cell>
          <table:table-cell table:formula="of:=[.E100]-5000000" office:value-type="float" office:value="-4500000" calcext:value-type="float">
            <text:p>-4500000</text:p>
          </table:table-cell>
          <table:table-cell table:formula="of:=SUMIF([.A$1:.A$1048576];&quot;&lt;=&quot;&amp; [.A100];[.F$1:.F$1048576])/[.A100]" office:value-type="float" office:value="222222.222222222" calcext:value-type="float">
            <text:p>222222,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101]-[.C101])*[.B101]" office:value-type="float" office:value="12000000" calcext:value-type="float">
            <text:p>12000000</text:p>
          </table:table-cell>
          <table:table-cell table:formula="of:=[.E101]-5000000" office:value-type="float" office:value="7000000" calcext:value-type="float">
            <text:p>7000000</text:p>
          </table:table-cell>
          <table:table-cell table:formula="of:=SUMIF([.A$1:.A$1048576];&quot;&lt;=&quot;&amp; [.A101];[.F$1:.F$1048576])/[.A101]" office:value-type="float" office:value="290000" calcext:value-type="float">
            <text:p>290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02]-[.C102])*[.B102]" office:value-type="float" office:value="2000000" calcext:value-type="float">
            <text:p>2000000</text:p>
          </table:table-cell>
          <table:table-cell table:formula="of:=[.E102]-5000000" office:value-type="float" office:value="-3000000" calcext:value-type="float">
            <text:p>-3000000</text:p>
          </table:table-cell>
          <table:table-cell table:formula="of:=SUMIF([.A$1:.A$1048576];&quot;&lt;=&quot;&amp; [.A102];[.F$1:.F$1048576])/[.A102]" office:value-type="float" office:value="257425.742574257" calcext:value-type="float">
            <text:p>257425,7425742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103]-[.C103])*[.B103]" office:value-type="float" office:value="12000000" calcext:value-type="float">
            <text:p>12000000</text:p>
          </table:table-cell>
          <table:table-cell table:formula="of:=[.E103]-5000000" office:value-type="float" office:value="7000000" calcext:value-type="float">
            <text:p>7000000</text:p>
          </table:table-cell>
          <table:table-cell table:formula="of:=SUMIF([.A$1:.A$1048576];&quot;&lt;=&quot;&amp; [.A103];[.F$1:.F$1048576])/[.A103]" office:value-type="float" office:value="323529.411764706" calcext:value-type="float">
            <text:p>323529,4117647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04]-[.C104])*[.B104]" office:value-type="float" office:value="3000000" calcext:value-type="float">
            <text:p>3000000</text:p>
          </table:table-cell>
          <table:table-cell table:formula="of:=[.E104]-5000000" office:value-type="float" office:value="-2000000" calcext:value-type="float">
            <text:p>-2000000</text:p>
          </table:table-cell>
          <table:table-cell table:formula="of:=SUMIF([.A$1:.A$1048576];&quot;&lt;=&quot;&amp; [.A104];[.F$1:.F$1048576])/[.A104]" office:value-type="float" office:value="300970.873786408" calcext:value-type="float">
            <text:p>300970,8737864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105]-[.C105])*[.B105]" office:value-type="float" office:value="4500000" calcext:value-type="float">
            <text:p>4500000</text:p>
          </table:table-cell>
          <table:table-cell table:formula="of:=[.E105]-5000000" office:value-type="float" office:value="-500000" calcext:value-type="float">
            <text:p>-500000</text:p>
          </table:table-cell>
          <table:table-cell table:formula="of:=SUMIF([.A$1:.A$1048576];&quot;&lt;=&quot;&amp; [.A105];[.F$1:.F$1048576])/[.A105]" office:value-type="float" office:value="293269.230769231" calcext:value-type="float">
            <text:p>293269,2307692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06]-[.C106])*[.B106]" office:value-type="float" office:value="10000000" calcext:value-type="float">
            <text:p>10000000</text:p>
          </table:table-cell>
          <table:table-cell table:formula="of:=[.E106]-5000000" office:value-type="float" office:value="5000000" calcext:value-type="float">
            <text:p>5000000</text:p>
          </table:table-cell>
          <table:table-cell table:formula="of:=SUMIF([.A$1:.A$1048576];&quot;&lt;=&quot;&amp; [.A106];[.F$1:.F$1048576])/[.A106]" office:value-type="float" office:value="338095.238095238" calcext:value-type="float">
            <text:p>338095,2380952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107]-[.C107])*[.B107]" office:value-type="float" office:value="7000000" calcext:value-type="float">
            <text:p>7000000</text:p>
          </table:table-cell>
          <table:table-cell table:formula="of:=[.E107]-5000000" office:value-type="float" office:value="2000000" calcext:value-type="float">
            <text:p>2000000</text:p>
          </table:table-cell>
          <table:table-cell table:formula="of:=SUMIF([.A$1:.A$1048576];&quot;&lt;=&quot;&amp; [.A107];[.F$1:.F$1048576])/[.A107]" office:value-type="float" office:value="353773.58490566" calcext:value-type="float">
            <text:p>353773,584905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08]-[.C108])*[.B108]" office:value-type="float" office:value="12000000" calcext:value-type="float">
            <text:p>12000000</text:p>
          </table:table-cell>
          <table:table-cell table:formula="of:=[.E108]-5000000" office:value-type="float" office:value="7000000" calcext:value-type="float">
            <text:p>7000000</text:p>
          </table:table-cell>
          <table:table-cell table:formula="of:=SUMIF([.A$1:.A$1048576];&quot;&lt;=&quot;&amp; [.A108];[.F$1:.F$1048576])/[.A108]" office:value-type="float" office:value="415887.85046729" calcext:value-type="float">
            <text:p>415887,850467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09]-[.C109])*[.B109]" office:value-type="float" office:value="4000000" calcext:value-type="float">
            <text:p>4000000</text:p>
          </table:table-cell>
          <table:table-cell table:formula="of:=[.E109]-5000000" office:value-type="float" office:value="-1000000" calcext:value-type="float">
            <text:p>-1000000</text:p>
          </table:table-cell>
          <table:table-cell table:formula="of:=SUMIF([.A$1:.A$1048576];&quot;&lt;=&quot;&amp; [.A109];[.F$1:.F$1048576])/[.A109]" office:value-type="float" office:value="402777.777777778" calcext:value-type="float">
            <text:p>402777,7777777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110]-[.C110])*[.B110]" office:value-type="float" office:value="8000000" calcext:value-type="float">
            <text:p>8000000</text:p>
          </table:table-cell>
          <table:table-cell table:formula="of:=[.E110]-5000000" office:value-type="float" office:value="3000000" calcext:value-type="float">
            <text:p>3000000</text:p>
          </table:table-cell>
          <table:table-cell table:formula="of:=SUMIF([.A$1:.A$1048576];&quot;&lt;=&quot;&amp; [.A110];[.F$1:.F$1048576])/[.A110]" office:value-type="float" office:value="426605.504587156" calcext:value-type="float">
            <text:p>426605,5045871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111]-[.C111])*[.B111]" office:value-type="float" office:value="12000000" calcext:value-type="float">
            <text:p>12000000</text:p>
          </table:table-cell>
          <table:table-cell table:formula="of:=[.E111]-5000000" office:value-type="float" office:value="7000000" calcext:value-type="float">
            <text:p>7000000</text:p>
          </table:table-cell>
          <table:table-cell table:formula="of:=SUMIF([.A$1:.A$1048576];&quot;&lt;=&quot;&amp; [.A111];[.F$1:.F$1048576])/[.A111]" office:value-type="float" office:value="486363.636363636" calcext:value-type="float">
            <text:p>486363,6363636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112]-[.C112])*[.B112]" office:value-type="float" office:value="7000000" calcext:value-type="float">
            <text:p>7000000</text:p>
          </table:table-cell>
          <table:table-cell table:formula="of:=[.E112]-5000000" office:value-type="float" office:value="2000000" calcext:value-type="float">
            <text:p>2000000</text:p>
          </table:table-cell>
          <table:table-cell table:formula="of:=SUMIF([.A$1:.A$1048576];&quot;&lt;=&quot;&amp; [.A112];[.F$1:.F$1048576])/[.A112]"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113]-[.C113])*[.B113]" office:value-type="float" office:value="14000000" calcext:value-type="float">
            <text:p>14000000</text:p>
          </table:table-cell>
          <table:table-cell table:formula="of:=[.E113]-5000000" office:value-type="float" office:value="9000000" calcext:value-type="float">
            <text:p>9000000</text:p>
          </table:table-cell>
          <table:table-cell table:formula="of:=SUMIF([.A$1:.A$1048576];&quot;&lt;=&quot;&amp; [.A113];[.F$1:.F$1048576])/[.A113]" office:value-type="float" office:value="575892.857142857" calcext:value-type="float">
            <text:p>575892,8571428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14]-[.C114])*[.B114]" office:value-type="float" office:value="6000000" calcext:value-type="float">
            <text:p>6000000</text:p>
          </table:table-cell>
          <table:table-cell table:formula="of:=[.E114]-5000000" office:value-type="float" office:value="1000000" calcext:value-type="float">
            <text:p>1000000</text:p>
          </table:table-cell>
          <table:table-cell table:formula="of:=SUMIF([.A$1:.A$1048576];&quot;&lt;=&quot;&amp; [.A114];[.F$1:.F$1048576])/[.A114]" office:value-type="float" office:value="579646.017699115" calcext:value-type="float">
            <text:p>579646,017699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15]-[.C115])*[.B115]" office:value-type="float" office:value="7500000" calcext:value-type="float">
            <text:p>7500000</text:p>
          </table:table-cell>
          <table:table-cell table:formula="of:=[.E115]-5000000" office:value-type="float" office:value="2500000" calcext:value-type="float">
            <text:p>2500000</text:p>
          </table:table-cell>
          <table:table-cell table:formula="of:=SUMIF([.A$1:.A$1048576];&quot;&lt;=&quot;&amp; [.A115];[.F$1:.F$1048576])/[.A115]" office:value-type="float" office:value="596491.228070175" calcext:value-type="float">
            <text:p>596491,2280701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16]-[.C116])*[.B116]" office:value-type="float" office:value="6000000" calcext:value-type="float">
            <text:p>6000000</text:p>
          </table:table-cell>
          <table:table-cell table:formula="of:=[.E116]-5000000" office:value-type="float" office:value="1000000" calcext:value-type="float">
            <text:p>1000000</text:p>
          </table:table-cell>
          <table:table-cell table:formula="of:=SUMIF([.A$1:.A$1048576];&quot;&lt;=&quot;&amp; [.A116];[.F$1:.F$1048576])/[.A116]" office:value-type="float" office:value="600000" calcext:value-type="float">
            <text:p>600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117]-[.C117])*[.B117]" office:value-type="float" office:value="4500000" calcext:value-type="float">
            <text:p>4500000</text:p>
          </table:table-cell>
          <table:table-cell table:formula="of:=[.E117]-5000000" office:value-type="float" office:value="-500000" calcext:value-type="float">
            <text:p>-500000</text:p>
          </table:table-cell>
          <table:table-cell table:formula="of:=SUMIF([.A$1:.A$1048576];&quot;&lt;=&quot;&amp; [.A117];[.F$1:.F$1048576])/[.A117]" office:value-type="float" office:value="590517.24137931" calcext:value-type="float">
            <text:p>590517,241379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18]-[.C118])*[.B118]" office:value-type="float" office:value="3000000" calcext:value-type="float">
            <text:p>3000000</text:p>
          </table:table-cell>
          <table:table-cell table:formula="of:=[.E118]-5000000" office:value-type="float" office:value="-2000000" calcext:value-type="float">
            <text:p>-2000000</text:p>
          </table:table-cell>
          <table:table-cell table:formula="of:=SUMIF([.A$1:.A$1048576];&quot;&lt;=&quot;&amp; [.A118];[.F$1:.F$1048576])/[.A118]" office:value-type="float" office:value="568376.068376068" calcext:value-type="float">
            <text:p>568376,0683760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119]-[.C119])*[.B119]" office:value-type="float" office:value="0" calcext:value-type="float">
            <text:p>0</text:p>
          </table:table-cell>
          <table:table-cell table:formula="of:=[.E119]-5000000" office:value-type="float" office:value="-5000000" calcext:value-type="float">
            <text:p>-5000000</text:p>
          </table:table-cell>
          <table:table-cell table:formula="of:=SUMIF([.A$1:.A$1048576];&quot;&lt;=&quot;&amp; [.A119];[.F$1:.F$1048576])/[.A119]" office:value-type="float" office:value="521186.440677966" calcext:value-type="float">
            <text:p>521186,44067796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120]-[.C120])*[.B120]" office:value-type="float" office:value="6000000" calcext:value-type="float">
            <text:p>6000000</text:p>
          </table:table-cell>
          <table:table-cell table:formula="of:=[.E120]-5000000" office:value-type="float" office:value="1000000" calcext:value-type="float">
            <text:p>1000000</text:p>
          </table:table-cell>
          <table:table-cell table:formula="of:=SUMIF([.A$1:.A$1048576];&quot;&lt;=&quot;&amp; [.A120];[.F$1:.F$1048576])/[.A120]" office:value-type="float" office:value="525210.084033613" calcext:value-type="float">
            <text:p>525210,0840336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121]-[.C121])*[.B121]" office:value-type="float" office:value="500000" calcext:value-type="float">
            <text:p>500000</text:p>
          </table:table-cell>
          <table:table-cell table:formula="of:=[.E121]-5000000" office:value-type="float" office:value="-4500000" calcext:value-type="float">
            <text:p>-4500000</text:p>
          </table:table-cell>
          <table:table-cell table:formula="of:=SUMIF([.A$1:.A$1048576];&quot;&lt;=&quot;&amp; [.A121];[.F$1:.F$1048576])/[.A121]" office:value-type="float" office:value="483333.333333333" calcext:value-type="float">
            <text:p>483333,3333333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22]-[.C122])*[.B122]" office:value-type="float" office:value="9000000" calcext:value-type="float">
            <text:p>9000000</text:p>
          </table:table-cell>
          <table:table-cell table:formula="of:=[.E122]-5000000" office:value-type="float" office:value="4000000" calcext:value-type="float">
            <text:p>4000000</text:p>
          </table:table-cell>
          <table:table-cell table:formula="of:=SUMIF([.A$1:.A$1048576];&quot;&lt;=&quot;&amp; [.A122];[.F$1:.F$1048576])/[.A122]" office:value-type="float" office:value="512396.694214876" calcext:value-type="float">
            <text:p>512396,6942148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123]-[.C123])*[.B123]" office:value-type="float" office:value="10500000" calcext:value-type="float">
            <text:p>10500000</text:p>
          </table:table-cell>
          <table:table-cell table:formula="of:=[.E123]-5000000" office:value-type="float" office:value="5500000" calcext:value-type="float">
            <text:p>5500000</text:p>
          </table:table-cell>
          <table:table-cell table:formula="of:=SUMIF([.A$1:.A$1048576];&quot;&lt;=&quot;&amp; [.A123];[.F$1:.F$1048576])/[.A123]" office:value-type="float" office:value="553278.68852459" calcext:value-type="float">
            <text:p>553278,688524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24]-[.C124])*[.B124]" office:value-type="float" office:value="3000000" calcext:value-type="float">
            <text:p>3000000</text:p>
          </table:table-cell>
          <table:table-cell table:formula="of:=[.E124]-5000000" office:value-type="float" office:value="-2000000" calcext:value-type="float">
            <text:p>-2000000</text:p>
          </table:table-cell>
          <table:table-cell table:formula="of:=SUMIF([.A$1:.A$1048576];&quot;&lt;=&quot;&amp; [.A124];[.F$1:.F$1048576])/[.A124]" office:value-type="float" office:value="532520.325203252" calcext:value-type="float">
            <text:p>532520,32520325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25]-[.C125])*[.B125]" office:value-type="float" office:value="9000000" calcext:value-type="float">
            <text:p>9000000</text:p>
          </table:table-cell>
          <table:table-cell table:formula="of:=[.E125]-5000000" office:value-type="float" office:value="4000000" calcext:value-type="float">
            <text:p>4000000</text:p>
          </table:table-cell>
          <table:table-cell table:formula="of:=SUMIF([.A$1:.A$1048576];&quot;&lt;=&quot;&amp; [.A125];[.F$1:.F$1048576])/[.A125]" office:value-type="float" office:value="560483.870967742" calcext:value-type="float">
            <text:p>560483,87096774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126]-[.C126])*[.B126]" office:value-type="float" office:value="0" calcext:value-type="float">
            <text:p>0</text:p>
          </table:table-cell>
          <table:table-cell table:formula="of:=[.E126]-5000000" office:value-type="float" office:value="-5000000" calcext:value-type="float">
            <text:p>-5000000</text:p>
          </table:table-cell>
          <table:table-cell table:formula="of:=SUMIF([.A$1:.A$1048576];&quot;&lt;=&quot;&amp; [.A126];[.F$1:.F$1048576])/[.A126]" office:value-type="float" office:value="516000" calcext:value-type="float">
            <text:p>5160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formula="of:=([.D127]-[.C127])*[.B127]" office:value-type="float" office:value="10000000" calcext:value-type="float">
            <text:p>10000000</text:p>
          </table:table-cell>
          <table:table-cell table:formula="of:=[.E127]-5000000" office:value-type="float" office:value="5000000" calcext:value-type="float">
            <text:p>5000000</text:p>
          </table:table-cell>
          <table:table-cell table:formula="of:=SUMIF([.A$1:.A$1048576];&quot;&lt;=&quot;&amp; [.A127];[.F$1:.F$1048576])/[.A127]" office:value-type="float" office:value="551587.301587302" calcext:value-type="float">
            <text:p>551587,30158730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28]-[.C128])*[.B128]" office:value-type="float" office:value="12000000" calcext:value-type="float">
            <text:p>12000000</text:p>
          </table:table-cell>
          <table:table-cell table:formula="of:=[.E128]-5000000" office:value-type="float" office:value="7000000" calcext:value-type="float">
            <text:p>7000000</text:p>
          </table:table-cell>
          <table:table-cell table:formula="of:=SUMIF([.A$1:.A$1048576];&quot;&lt;=&quot;&amp; [.A128];[.F$1:.F$1048576])/[.A128]" office:value-type="float" office:value="602362.20472441" calcext:value-type="float">
            <text:p>602362,204724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129]-[.C129])*[.B129]" office:value-type="float" office:value="10500000" calcext:value-type="float">
            <text:p>10500000</text:p>
          </table:table-cell>
          <table:table-cell table:formula="of:=[.E129]-5000000" office:value-type="float" office:value="5500000" calcext:value-type="float">
            <text:p>5500000</text:p>
          </table:table-cell>
          <table:table-cell table:formula="of:=SUMIF([.A$1:.A$1048576];&quot;&lt;=&quot;&amp; [.A129];[.F$1:.F$1048576])/[.A129]" office:value-type="float" office:value="640625" calcext:value-type="float">
            <text:p>6406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130]-[.C130])*[.B130]" office:value-type="float" office:value="6000000" calcext:value-type="float">
            <text:p>6000000</text:p>
          </table:table-cell>
          <table:table-cell table:formula="of:=[.E130]-5000000" office:value-type="float" office:value="1000000" calcext:value-type="float">
            <text:p>1000000</text:p>
          </table:table-cell>
          <table:table-cell table:formula="of:=SUMIF([.A$1:.A$1048576];&quot;&lt;=&quot;&amp; [.A130];[.F$1:.F$1048576])/[.A130]" office:value-type="float" office:value="643410.852713178" calcext:value-type="float">
            <text:p>643410,8527131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131]-[.C131])*[.B131]" office:value-type="float" office:value="10500000" calcext:value-type="float">
            <text:p>10500000</text:p>
          </table:table-cell>
          <table:table-cell table:formula="of:=[.E131]-5000000" office:value-type="float" office:value="5500000" calcext:value-type="float">
            <text:p>5500000</text:p>
          </table:table-cell>
          <table:table-cell table:formula="of:=SUMIF([.A$1:.A$1048576];&quot;&lt;=&quot;&amp; [.A131];[.F$1:.F$1048576])/[.A131]" office:value-type="float" office:value="680769.230769231" calcext:value-type="float">
            <text:p>680769,2307692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000" calcext:value-type="float">
            <text:p>5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132]-[.C132])*[.B132]" office:value-type="float" office:value="3000000" calcext:value-type="float">
            <text:p>3000000</text:p>
          </table:table-cell>
          <table:table-cell table:formula="of:=[.E132]-5000000" office:value-type="float" office:value="-2000000" calcext:value-type="float">
            <text:p>-2000000</text:p>
          </table:table-cell>
          <table:table-cell table:formula="of:=SUMIF([.A$1:.A$1048576];&quot;&lt;=&quot;&amp; [.A132];[.F$1:.F$1048576])/[.A132]" office:value-type="float" office:value="660305.34351145" calcext:value-type="float">
            <text:p>660305,3435114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133]-[.C133])*[.B133]" office:value-type="float" office:value="1500000" calcext:value-type="float">
            <text:p>1500000</text:p>
          </table:table-cell>
          <table:table-cell table:formula="of:=[.E133]-5000000" office:value-type="float" office:value="-3500000" calcext:value-type="float">
            <text:p>-3500000</text:p>
          </table:table-cell>
          <table:table-cell table:formula="of:=SUMIF([.A$1:.A$1048576];&quot;&lt;=&quot;&amp; [.A133];[.F$1:.F$1048576])/[.A133]" office:value-type="float" office:value="628787.878787879" calcext:value-type="float">
            <text:p>628787,87878787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34]-[.C134])*[.B134]" office:value-type="float" office:value="9000000" calcext:value-type="float">
            <text:p>9000000</text:p>
          </table:table-cell>
          <table:table-cell table:formula="of:=[.E134]-5000000" office:value-type="float" office:value="4000000" calcext:value-type="float">
            <text:p>4000000</text:p>
          </table:table-cell>
          <table:table-cell table:formula="of:=SUMIF([.A$1:.A$1048576];&quot;&lt;=&quot;&amp; [.A134];[.F$1:.F$1048576])/[.A134]" office:value-type="float" office:value="654135.338345865" calcext:value-type="float">
            <text:p>654135,33834586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135]-[.C135])*[.B135]" office:value-type="float" office:value="6000000" calcext:value-type="float">
            <text:p>6000000</text:p>
          </table:table-cell>
          <table:table-cell table:formula="of:=[.E135]-5000000" office:value-type="float" office:value="1000000" calcext:value-type="float">
            <text:p>1000000</text:p>
          </table:table-cell>
          <table:table-cell table:formula="of:=SUMIF([.A$1:.A$1048576];&quot;&lt;=&quot;&amp; [.A135];[.F$1:.F$1048576])/[.A135]" office:value-type="float" office:value="656716.417910448" calcext:value-type="float">
            <text:p>656716,4179104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36]-[.C136])*[.B136]" office:value-type="float" office:value="5000000" calcext:value-type="float">
            <text:p>5000000</text:p>
          </table:table-cell>
          <table:table-cell table:formula="of:=[.E136]-5000000" office:value-type="float" office:value="0" calcext:value-type="float">
            <text:p>0</text:p>
          </table:table-cell>
          <table:table-cell table:formula="of:=SUMIF([.A$1:.A$1048576];&quot;&lt;=&quot;&amp; [.A136];[.F$1:.F$1048576])/[.A136]" office:value-type="float" office:value="651851.851851852" calcext:value-type="float">
            <text:p>651851,8518518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137]-[.C137])*[.B137]" office:value-type="float" office:value="0" calcext:value-type="float">
            <text:p>0</text:p>
          </table:table-cell>
          <table:table-cell table:formula="of:=[.E137]-5000000" office:value-type="float" office:value="-5000000" calcext:value-type="float">
            <text:p>-5000000</text:p>
          </table:table-cell>
          <table:table-cell table:formula="of:=SUMIF([.A$1:.A$1048576];&quot;&lt;=&quot;&amp; [.A137];[.F$1:.F$1048576])/[.A137]" office:value-type="float" office:value="610294.117647059" calcext:value-type="float">
            <text:p>610294,1176470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138]-[.C138])*[.B138]" office:value-type="float" office:value="14000000" calcext:value-type="float">
            <text:p>14000000</text:p>
          </table:table-cell>
          <table:table-cell table:formula="of:=[.E138]-5000000" office:value-type="float" office:value="9000000" calcext:value-type="float">
            <text:p>9000000</text:p>
          </table:table-cell>
          <table:table-cell table:formula="of:=SUMIF([.A$1:.A$1048576];&quot;&lt;=&quot;&amp; [.A138];[.F$1:.F$1048576])/[.A138]" office:value-type="float" office:value="671532.846715329" calcext:value-type="float">
            <text:p>671532,8467153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formula="of:=([.D139]-[.C139])*[.B139]" office:value-type="float" office:value="5000000" calcext:value-type="float">
            <text:p>5000000</text:p>
          </table:table-cell>
          <table:table-cell table:formula="of:=[.E139]-5000000" office:value-type="float" office:value="0" calcext:value-type="float">
            <text:p>0</text:p>
          </table:table-cell>
          <table:table-cell table:formula="of:=SUMIF([.A$1:.A$1048576];&quot;&lt;=&quot;&amp; [.A139];[.F$1:.F$1048576])/[.A139]" office:value-type="float" office:value="666666.666666667" calcext:value-type="float">
            <text:p>666666,66666666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140]-[.C140])*[.B140]" office:value-type="float" office:value="2000000" calcext:value-type="float">
            <text:p>2000000</text:p>
          </table:table-cell>
          <table:table-cell table:formula="of:=[.E140]-5000000" office:value-type="float" office:value="-3000000" calcext:value-type="float">
            <text:p>-3000000</text:p>
          </table:table-cell>
          <table:table-cell table:formula="of:=SUMIF([.A$1:.A$1048576];&quot;&lt;=&quot;&amp; [.A140];[.F$1:.F$1048576])/[.A140]" office:value-type="float" office:value="640287.769784173" calcext:value-type="float">
            <text:p>640287,76978417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41]-[.C141])*[.B141]" office:value-type="float" office:value="7500000" calcext:value-type="float">
            <text:p>7500000</text:p>
          </table:table-cell>
          <table:table-cell table:formula="of:=[.E141]-5000000" office:value-type="float" office:value="2500000" calcext:value-type="float">
            <text:p>2500000</text:p>
          </table:table-cell>
          <table:table-cell table:formula="of:=SUMIF([.A$1:.A$1048576];&quot;&lt;=&quot;&amp; [.A141];[.F$1:.F$1048576])/[.A141]" office:value-type="float" office:value="653571.428571429" calcext:value-type="float">
            <text:p>653571,4285714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142]-[.C142])*[.B142]" office:value-type="float" office:value="6000000" calcext:value-type="float">
            <text:p>6000000</text:p>
          </table:table-cell>
          <table:table-cell table:formula="of:=[.E142]-5000000" office:value-type="float" office:value="1000000" calcext:value-type="float">
            <text:p>1000000</text:p>
          </table:table-cell>
          <table:table-cell table:formula="of:=SUMIF([.A$1:.A$1048576];&quot;&lt;=&quot;&amp; [.A142];[.F$1:.F$1048576])/[.A142]" office:value-type="float" office:value="656028.368794326" calcext:value-type="float">
            <text:p>656028,3687943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143]-[.C143])*[.B143]" office:value-type="float" office:value="0" calcext:value-type="float">
            <text:p>0</text:p>
          </table:table-cell>
          <table:table-cell table:formula="of:=[.E143]-5000000" office:value-type="float" office:value="-5000000" calcext:value-type="float">
            <text:p>-5000000</text:p>
          </table:table-cell>
          <table:table-cell table:formula="of:=SUMIF([.A$1:.A$1048576];&quot;&lt;=&quot;&amp; [.A143];[.F$1:.F$1048576])/[.A143]" office:value-type="float" office:value="616197.183098592" calcext:value-type="float">
            <text:p>616197,18309859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44]-[.C144])*[.B144]" office:value-type="float" office:value="3000000" calcext:value-type="float">
            <text:p>3000000</text:p>
          </table:table-cell>
          <table:table-cell table:formula="of:=[.E144]-5000000" office:value-type="float" office:value="-2000000" calcext:value-type="float">
            <text:p>-2000000</text:p>
          </table:table-cell>
          <table:table-cell table:formula="of:=SUMIF([.A$1:.A$1048576];&quot;&lt;=&quot;&amp; [.A144];[.F$1:.F$1048576])/[.A144]" office:value-type="float" office:value="597902.097902098" calcext:value-type="float">
            <text:p>597902,09790209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145]-[.C145])*[.B145]" office:value-type="float" office:value="4500000" calcext:value-type="float">
            <text:p>4500000</text:p>
          </table:table-cell>
          <table:table-cell table:formula="of:=[.E145]-5000000" office:value-type="float" office:value="-500000" calcext:value-type="float">
            <text:p>-500000</text:p>
          </table:table-cell>
          <table:table-cell table:formula="of:=SUMIF([.A$1:.A$1048576];&quot;&lt;=&quot;&amp; [.A145];[.F$1:.F$1048576])/[.A145]" office:value-type="float" office:value="590277.777777778" calcext:value-type="float">
            <text:p>590277,7777777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146]-[.C146])*[.B146]" office:value-type="float" office:value="3000000" calcext:value-type="float">
            <text:p>3000000</text:p>
          </table:table-cell>
          <table:table-cell table:formula="of:=[.E146]-5000000" office:value-type="float" office:value="-2000000" calcext:value-type="float">
            <text:p>-2000000</text:p>
          </table:table-cell>
          <table:table-cell table:formula="of:=SUMIF([.A$1:.A$1048576];&quot;&lt;=&quot;&amp; [.A146];[.F$1:.F$1048576])/[.A146]" office:value-type="float" office:value="572413.793103448" calcext:value-type="float">
            <text:p>572413,7931034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47]-[.C147])*[.B147]" office:value-type="float" office:value="3000000" calcext:value-type="float">
            <text:p>3000000</text:p>
          </table:table-cell>
          <table:table-cell table:formula="of:=[.E147]-5000000" office:value-type="float" office:value="-2000000" calcext:value-type="float">
            <text:p>-2000000</text:p>
          </table:table-cell>
          <table:table-cell table:formula="of:=SUMIF([.A$1:.A$1048576];&quot;&lt;=&quot;&amp; [.A147];[.F$1:.F$1048576])/[.A147]" office:value-type="float" office:value="554794.520547945" calcext:value-type="float">
            <text:p>554794,5205479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48]-[.C148])*[.B148]" office:value-type="float" office:value="3000000" calcext:value-type="float">
            <text:p>3000000</text:p>
          </table:table-cell>
          <table:table-cell table:formula="of:=[.E148]-5000000" office:value-type="float" office:value="-2000000" calcext:value-type="float">
            <text:p>-2000000</text:p>
          </table:table-cell>
          <table:table-cell table:formula="of:=SUMIF([.A$1:.A$1048576];&quot;&lt;=&quot;&amp; [.A148];[.F$1:.F$1048576])/[.A148]" office:value-type="float" office:value="537414.965986395" calcext:value-type="float">
            <text:p>537414,9659863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149]-[.C149])*[.B149]" office:value-type="float" office:value="6000000" calcext:value-type="float">
            <text:p>6000000</text:p>
          </table:table-cell>
          <table:table-cell table:formula="of:=[.E149]-5000000" office:value-type="float" office:value="1000000" calcext:value-type="float">
            <text:p>1000000</text:p>
          </table:table-cell>
          <table:table-cell table:formula="of:=SUMIF([.A$1:.A$1048576];&quot;&lt;=&quot;&amp; [.A149];[.F$1:.F$1048576])/[.A149]" office:value-type="float" office:value="540540.540540541" calcext:value-type="float">
            <text:p>540540,54054054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50]-[.C150])*[.B150]" office:value-type="float" office:value="4000000" calcext:value-type="float">
            <text:p>4000000</text:p>
          </table:table-cell>
          <table:table-cell table:formula="of:=[.E150]-5000000" office:value-type="float" office:value="-1000000" calcext:value-type="float">
            <text:p>-1000000</text:p>
          </table:table-cell>
          <table:table-cell table:formula="of:=SUMIF([.A$1:.A$1048576];&quot;&lt;=&quot;&amp; [.A150];[.F$1:.F$1048576])/[.A150]" office:value-type="float" office:value="530201.342281879" calcext:value-type="float">
            <text:p>530201,3422818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151]-[.C151])*[.B151]" office:value-type="float" office:value="12000000" calcext:value-type="float">
            <text:p>12000000</text:p>
          </table:table-cell>
          <table:table-cell table:formula="of:=[.E151]-5000000" office:value-type="float" office:value="7000000" calcext:value-type="float">
            <text:p>7000000</text:p>
          </table:table-cell>
          <table:table-cell table:formula="of:=SUMIF([.A$1:.A$1048576];&quot;&lt;=&quot;&amp; [.A151];[.F$1:.F$1048576])/[.A151]" office:value-type="float" office:value="573333.333333333" calcext:value-type="float">
            <text:p>573333,3333333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52]-[.C152])*[.B152]" office:value-type="float" office:value="7500000" calcext:value-type="float">
            <text:p>7500000</text:p>
          </table:table-cell>
          <table:table-cell table:formula="of:=[.E152]-5000000" office:value-type="float" office:value="2500000" calcext:value-type="float">
            <text:p>2500000</text:p>
          </table:table-cell>
          <table:table-cell table:formula="of:=SUMIF([.A$1:.A$1048576];&quot;&lt;=&quot;&amp; [.A152];[.F$1:.F$1048576])/[.A152]" office:value-type="float" office:value="586092.715231788" calcext:value-type="float">
            <text:p>586092,7152317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153]-[.C153])*[.B153]" office:value-type="float" office:value="2000000" calcext:value-type="float">
            <text:p>2000000</text:p>
          </table:table-cell>
          <table:table-cell table:formula="of:=[.E153]-5000000" office:value-type="float" office:value="-3000000" calcext:value-type="float">
            <text:p>-3000000</text:p>
          </table:table-cell>
          <table:table-cell table:formula="of:=SUMIF([.A$1:.A$1048576];&quot;&lt;=&quot;&amp; [.A153];[.F$1:.F$1048576])/[.A153]" office:value-type="float" office:value="562500" calcext:value-type="float">
            <text:p>5625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54]-[.C154])*[.B154]" office:value-type="float" office:value="12000000" calcext:value-type="float">
            <text:p>12000000</text:p>
          </table:table-cell>
          <table:table-cell table:formula="of:=[.E154]-5000000" office:value-type="float" office:value="7000000" calcext:value-type="float">
            <text:p>7000000</text:p>
          </table:table-cell>
          <table:table-cell table:formula="of:=SUMIF([.A$1:.A$1048576];&quot;&lt;=&quot;&amp; [.A154];[.F$1:.F$1048576])/[.A154]" office:value-type="float" office:value="604575.163398693" calcext:value-type="float">
            <text:p>604575,16339869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55]-[.C155])*[.B155]" office:value-type="float" office:value="2000000" calcext:value-type="float">
            <text:p>2000000</text:p>
          </table:table-cell>
          <table:table-cell table:formula="of:=[.E155]-5000000" office:value-type="float" office:value="-3000000" calcext:value-type="float">
            <text:p>-3000000</text:p>
          </table:table-cell>
          <table:table-cell table:formula="of:=SUMIF([.A$1:.A$1048576];&quot;&lt;=&quot;&amp; [.A155];[.F$1:.F$1048576])/[.A155]" office:value-type="float" office:value="581168.831168831" calcext:value-type="float">
            <text:p>581168,8311688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56]-[.C156])*[.B156]" office:value-type="float" office:value="5000000" calcext:value-type="float">
            <text:p>5000000</text:p>
          </table:table-cell>
          <table:table-cell table:formula="of:=[.E156]-5000000" office:value-type="float" office:value="0" calcext:value-type="float">
            <text:p>0</text:p>
          </table:table-cell>
          <table:table-cell table:formula="of:=SUMIF([.A$1:.A$1048576];&quot;&lt;=&quot;&amp; [.A156];[.F$1:.F$1048576])/[.A156]" office:value-type="float" office:value="577419.35483871" calcext:value-type="float">
            <text:p>577419,354838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157]-[.C157])*[.B157]" office:value-type="float" office:value="10500000" calcext:value-type="float">
            <text:p>10500000</text:p>
          </table:table-cell>
          <table:table-cell table:formula="of:=[.E157]-5000000" office:value-type="float" office:value="5500000" calcext:value-type="float">
            <text:p>5500000</text:p>
          </table:table-cell>
          <table:table-cell table:formula="of:=SUMIF([.A$1:.A$1048576];&quot;&lt;=&quot;&amp; [.A157];[.F$1:.F$1048576])/[.A157]" office:value-type="float" office:value="608974.358974359" calcext:value-type="float">
            <text:p>608974,3589743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58]-[.C158])*[.B158]" office:value-type="float" office:value="3000000" calcext:value-type="float">
            <text:p>3000000</text:p>
          </table:table-cell>
          <table:table-cell table:formula="of:=[.E158]-5000000" office:value-type="float" office:value="-2000000" calcext:value-type="float">
            <text:p>-2000000</text:p>
          </table:table-cell>
          <table:table-cell table:formula="of:=SUMIF([.A$1:.A$1048576];&quot;&lt;=&quot;&amp; [.A158];[.F$1:.F$1048576])/[.A158]" office:value-type="float" office:value="592356.687898089" calcext:value-type="float">
            <text:p>592356,6878980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59]-[.C159])*[.B159]" office:value-type="float" office:value="4000000" calcext:value-type="float">
            <text:p>4000000</text:p>
          </table:table-cell>
          <table:table-cell table:formula="of:=[.E159]-5000000" office:value-type="float" office:value="-1000000" calcext:value-type="float">
            <text:p>-1000000</text:p>
          </table:table-cell>
          <table:table-cell table:formula="of:=SUMIF([.A$1:.A$1048576];&quot;&lt;=&quot;&amp; [.A159];[.F$1:.F$1048576])/[.A159]" office:value-type="float" office:value="582278.481012658" calcext:value-type="float">
            <text:p>582278,4810126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60]-[.C160])*[.B160]" office:value-type="float" office:value="3000000" calcext:value-type="float">
            <text:p>3000000</text:p>
          </table:table-cell>
          <table:table-cell table:formula="of:=[.E160]-5000000" office:value-type="float" office:value="-2000000" calcext:value-type="float">
            <text:p>-2000000</text:p>
          </table:table-cell>
          <table:table-cell table:formula="of:=SUMIF([.A$1:.A$1048576];&quot;&lt;=&quot;&amp; [.A160];[.F$1:.F$1048576])/[.A160]" office:value-type="float" office:value="566037.735849057" calcext:value-type="float">
            <text:p>566037,7358490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161]-[.C161])*[.B161]" office:value-type="float" office:value="1000000" calcext:value-type="float">
            <text:p>1000000</text:p>
          </table:table-cell>
          <table:table-cell table:formula="of:=[.E161]-5000000" office:value-type="float" office:value="-4000000" calcext:value-type="float">
            <text:p>-4000000</text:p>
          </table:table-cell>
          <table:table-cell table:formula="of:=SUMIF([.A$1:.A$1048576];&quot;&lt;=&quot;&amp; [.A161];[.F$1:.F$1048576])/[.A161]" office:value-type="float" office:value="537500" calcext:value-type="float">
            <text:p>5375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62]-[.C162])*[.B162]" office:value-type="float" office:value="9000000" calcext:value-type="float">
            <text:p>9000000</text:p>
          </table:table-cell>
          <table:table-cell table:formula="of:=[.E162]-5000000" office:value-type="float" office:value="4000000" calcext:value-type="float">
            <text:p>4000000</text:p>
          </table:table-cell>
          <table:table-cell table:formula="of:=SUMIF([.A$1:.A$1048576];&quot;&lt;=&quot;&amp; [.A162];[.F$1:.F$1048576])/[.A162]" office:value-type="float" office:value="559006.211180124" calcext:value-type="float">
            <text:p>559006,21118012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163]-[.C163])*[.B163]" office:value-type="float" office:value="12000000" calcext:value-type="float">
            <text:p>12000000</text:p>
          </table:table-cell>
          <table:table-cell table:formula="of:=[.E163]-5000000" office:value-type="float" office:value="7000000" calcext:value-type="float">
            <text:p>7000000</text:p>
          </table:table-cell>
          <table:table-cell table:formula="of:=SUMIF([.A$1:.A$1048576];&quot;&lt;=&quot;&amp; [.A163];[.F$1:.F$1048576])/[.A163]" office:value-type="float" office:value="598765.432098765" calcext:value-type="float">
            <text:p>598765,43209876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164]-[.C164])*[.B164]" office:value-type="float" office:value="0" calcext:value-type="float">
            <text:p>0</text:p>
          </table:table-cell>
          <table:table-cell table:formula="of:=[.E164]-5000000" office:value-type="float" office:value="-5000000" calcext:value-type="float">
            <text:p>-5000000</text:p>
          </table:table-cell>
          <table:table-cell table:formula="of:=SUMIF([.A$1:.A$1048576];&quot;&lt;=&quot;&amp; [.A164];[.F$1:.F$1048576])/[.A164]" office:value-type="float" office:value="564417.17791411" calcext:value-type="float">
            <text:p>564417,177914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65]-[.C165])*[.B165]" office:value-type="float" office:value="12000000" calcext:value-type="float">
            <text:p>12000000</text:p>
          </table:table-cell>
          <table:table-cell table:formula="of:=[.E165]-5000000" office:value-type="float" office:value="7000000" calcext:value-type="float">
            <text:p>7000000</text:p>
          </table:table-cell>
          <table:table-cell table:formula="of:=SUMIF([.A$1:.A$1048576];&quot;&lt;=&quot;&amp; [.A165];[.F$1:.F$1048576])/[.A165]" office:value-type="float" office:value="603658.536585366" calcext:value-type="float">
            <text:p>603658,5365853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166]-[.C166])*[.B166]" office:value-type="float" office:value="3000000" calcext:value-type="float">
            <text:p>3000000</text:p>
          </table:table-cell>
          <table:table-cell table:formula="of:=[.E166]-5000000" office:value-type="float" office:value="-2000000" calcext:value-type="float">
            <text:p>-2000000</text:p>
          </table:table-cell>
          <table:table-cell table:formula="of:=SUMIF([.A$1:.A$1048576];&quot;&lt;=&quot;&amp; [.A166];[.F$1:.F$1048576])/[.A166]" office:value-type="float" office:value="587878.787878788" calcext:value-type="float">
            <text:p>587878,78787878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67]-[.C167])*[.B167]" office:value-type="float" office:value="3000000" calcext:value-type="float">
            <text:p>3000000</text:p>
          </table:table-cell>
          <table:table-cell table:formula="of:=[.E167]-5000000" office:value-type="float" office:value="-2000000" calcext:value-type="float">
            <text:p>-2000000</text:p>
          </table:table-cell>
          <table:table-cell table:formula="of:=SUMIF([.A$1:.A$1048576];&quot;&lt;=&quot;&amp; [.A167];[.F$1:.F$1048576])/[.A167]" office:value-type="float" office:value="572289.156626506" calcext:value-type="float">
            <text:p>572289,1566265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68]-[.C168])*[.B168]" office:value-type="float" office:value="2500000" calcext:value-type="float">
            <text:p>2500000</text:p>
          </table:table-cell>
          <table:table-cell table:formula="of:=[.E168]-5000000" office:value-type="float" office:value="-2500000" calcext:value-type="float">
            <text:p>-2500000</text:p>
          </table:table-cell>
          <table:table-cell table:formula="of:=SUMIF([.A$1:.A$1048576];&quot;&lt;=&quot;&amp; [.A168];[.F$1:.F$1048576])/[.A168]" office:value-type="float" office:value="553892.215568862" calcext:value-type="float">
            <text:p>553892,2155688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169]-[.C169])*[.B169]" office:value-type="float" office:value="2000000" calcext:value-type="float">
            <text:p>2000000</text:p>
          </table:table-cell>
          <table:table-cell table:formula="of:=[.E169]-5000000" office:value-type="float" office:value="-3000000" calcext:value-type="float">
            <text:p>-3000000</text:p>
          </table:table-cell>
          <table:table-cell table:formula="of:=SUMIF([.A$1:.A$1048576];&quot;&lt;=&quot;&amp; [.A169];[.F$1:.F$1048576])/[.A169]" office:value-type="float" office:value="532738.095238095" calcext:value-type="float">
            <text:p>532738,09523809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70]-[.C170])*[.B170]" office:value-type="float" office:value="3000000" calcext:value-type="float">
            <text:p>3000000</text:p>
          </table:table-cell>
          <table:table-cell table:formula="of:=[.E170]-5000000" office:value-type="float" office:value="-2000000" calcext:value-type="float">
            <text:p>-2000000</text:p>
          </table:table-cell>
          <table:table-cell table:formula="of:=SUMIF([.A$1:.A$1048576];&quot;&lt;=&quot;&amp; [.A170];[.F$1:.F$1048576])/[.A170]" office:value-type="float" office:value="517751.479289941" calcext:value-type="float">
            <text:p>517751,4792899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71]-[.C171])*[.B171]" office:value-type="float" office:value="4000000" calcext:value-type="float">
            <text:p>4000000</text:p>
          </table:table-cell>
          <table:table-cell table:formula="of:=[.E171]-5000000" office:value-type="float" office:value="-1000000" calcext:value-type="float">
            <text:p>-1000000</text:p>
          </table:table-cell>
          <table:table-cell table:formula="of:=SUMIF([.A$1:.A$1048576];&quot;&lt;=&quot;&amp; [.A171];[.F$1:.F$1048576])/[.A171]" office:value-type="float" office:value="508823.529411765" calcext:value-type="float">
            <text:p>508823,52941176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172]-[.C172])*[.B172]" office:value-type="float" office:value="3000000" calcext:value-type="float">
            <text:p>3000000</text:p>
          </table:table-cell>
          <table:table-cell table:formula="of:=[.E172]-5000000" office:value-type="float" office:value="-2000000" calcext:value-type="float">
            <text:p>-2000000</text:p>
          </table:table-cell>
          <table:table-cell table:formula="of:=SUMIF([.A$1:.A$1048576];&quot;&lt;=&quot;&amp; [.A172];[.F$1:.F$1048576])/[.A172]" office:value-type="float" office:value="494152.046783626" calcext:value-type="float">
            <text:p>494152,0467836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73]-[.C173])*[.B173]" office:value-type="float" office:value="7500000" calcext:value-type="float">
            <text:p>7500000</text:p>
          </table:table-cell>
          <table:table-cell table:formula="of:=[.E173]-5000000" office:value-type="float" office:value="2500000" calcext:value-type="float">
            <text:p>2500000</text:p>
          </table:table-cell>
          <table:table-cell table:formula="of:=SUMIF([.A$1:.A$1048576];&quot;&lt;=&quot;&amp; [.A173];[.F$1:.F$1048576])/[.A173]" office:value-type="float" office:value="505813.953488372" calcext:value-type="float">
            <text:p>505813,9534883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174]-[.C174])*[.B174]" office:value-type="float" office:value="14000000" calcext:value-type="float">
            <text:p>14000000</text:p>
          </table:table-cell>
          <table:table-cell table:formula="of:=[.E174]-5000000" office:value-type="float" office:value="9000000" calcext:value-type="float">
            <text:p>9000000</text:p>
          </table:table-cell>
          <table:table-cell table:formula="of:=SUMIF([.A$1:.A$1048576];&quot;&lt;=&quot;&amp; [.A174];[.F$1:.F$1048576])/[.A174]" office:value-type="float" office:value="554913.294797688" calcext:value-type="float">
            <text:p>554913,2947976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175]-[.C175])*[.B175]" office:value-type="float" office:value="14000000" calcext:value-type="float">
            <text:p>14000000</text:p>
          </table:table-cell>
          <table:table-cell table:formula="of:=[.E175]-5000000" office:value-type="float" office:value="9000000" calcext:value-type="float">
            <text:p>9000000</text:p>
          </table:table-cell>
          <table:table-cell table:formula="of:=SUMIF([.A$1:.A$1048576];&quot;&lt;=&quot;&amp; [.A175];[.F$1:.F$1048576])/[.A175]" office:value-type="float" office:value="603448.275862069" calcext:value-type="float">
            <text:p>603448,2758620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76]-[.C176])*[.B176]" office:value-type="float" office:value="2500000" calcext:value-type="float">
            <text:p>2500000</text:p>
          </table:table-cell>
          <table:table-cell table:formula="of:=[.E176]-5000000" office:value-type="float" office:value="-2500000" calcext:value-type="float">
            <text:p>-2500000</text:p>
          </table:table-cell>
          <table:table-cell table:formula="of:=SUMIF([.A$1:.A$1048576];&quot;&lt;=&quot;&amp; [.A176];[.F$1:.F$1048576])/[.A176]" office:value-type="float" office:value="585714.285714286" calcext:value-type="float">
            <text:p>585714,2857142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77]-[.C177])*[.B177]" office:value-type="float" office:value="3000000" calcext:value-type="float">
            <text:p>3000000</text:p>
          </table:table-cell>
          <table:table-cell table:formula="of:=[.E177]-5000000" office:value-type="float" office:value="-2000000" calcext:value-type="float">
            <text:p>-2000000</text:p>
          </table:table-cell>
          <table:table-cell table:formula="of:=SUMIF([.A$1:.A$1048576];&quot;&lt;=&quot;&amp; [.A177];[.F$1:.F$1048576])/[.A177]" office:value-type="float" office:value="571022.727272727" calcext:value-type="float">
            <text:p>571022,7272727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78]-[.C178])*[.B178]" office:value-type="float" office:value="4000000" calcext:value-type="float">
            <text:p>4000000</text:p>
          </table:table-cell>
          <table:table-cell table:formula="of:=[.E178]-5000000" office:value-type="float" office:value="-1000000" calcext:value-type="float">
            <text:p>-1000000</text:p>
          </table:table-cell>
          <table:table-cell table:formula="of:=SUMIF([.A$1:.A$1048576];&quot;&lt;=&quot;&amp; [.A178];[.F$1:.F$1048576])/[.A178]" office:value-type="float" office:value="562146.892655367" calcext:value-type="float">
            <text:p>562146,89265536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79]-[.C179])*[.B179]" office:value-type="float" office:value="4000000" calcext:value-type="float">
            <text:p>4000000</text:p>
          </table:table-cell>
          <table:table-cell table:formula="of:=[.E179]-5000000" office:value-type="float" office:value="-1000000" calcext:value-type="float">
            <text:p>-1000000</text:p>
          </table:table-cell>
          <table:table-cell table:formula="of:=SUMIF([.A$1:.A$1048576];&quot;&lt;=&quot;&amp; [.A179];[.F$1:.F$1048576])/[.A179]" office:value-type="float" office:value="553370.786516854" calcext:value-type="float">
            <text:p>553370,78651685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180]-[.C180])*[.B180]" office:value-type="float" office:value="9000000" calcext:value-type="float">
            <text:p>9000000</text:p>
          </table:table-cell>
          <table:table-cell table:formula="of:=[.E180]-5000000" office:value-type="float" office:value="4000000" calcext:value-type="float">
            <text:p>4000000</text:p>
          </table:table-cell>
          <table:table-cell table:formula="of:=SUMIF([.A$1:.A$1048576];&quot;&lt;=&quot;&amp; [.A180];[.F$1:.F$1048576])/[.A180]" office:value-type="float" office:value="572625.698324022" calcext:value-type="float">
            <text:p>572625,6983240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81]-[.C181])*[.B181]" office:value-type="float" office:value="2500000" calcext:value-type="float">
            <text:p>2500000</text:p>
          </table:table-cell>
          <table:table-cell table:formula="of:=[.E181]-5000000" office:value-type="float" office:value="-2500000" calcext:value-type="float">
            <text:p>-2500000</text:p>
          </table:table-cell>
          <table:table-cell table:formula="of:=SUMIF([.A$1:.A$1048576];&quot;&lt;=&quot;&amp; [.A181];[.F$1:.F$1048576])/[.A181]" office:value-type="float" office:value="555555.555555556" calcext:value-type="float">
            <text:p>555555,55555555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82]-[.C182])*[.B182]" office:value-type="float" office:value="5000000" calcext:value-type="float">
            <text:p>5000000</text:p>
          </table:table-cell>
          <table:table-cell table:formula="of:=[.E182]-5000000" office:value-type="float" office:value="0" calcext:value-type="float">
            <text:p>0</text:p>
          </table:table-cell>
          <table:table-cell table:formula="of:=SUMIF([.A$1:.A$1048576];&quot;&lt;=&quot;&amp; [.A182];[.F$1:.F$1048576])/[.A182]" office:value-type="float" office:value="552486.187845304" calcext:value-type="float">
            <text:p>552486,1878453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183]-[.C183])*[.B183]" office:value-type="float" office:value="0" calcext:value-type="float">
            <text:p>0</text:p>
          </table:table-cell>
          <table:table-cell table:formula="of:=[.E183]-5000000" office:value-type="float" office:value="-5000000" calcext:value-type="float">
            <text:p>-5000000</text:p>
          </table:table-cell>
          <table:table-cell table:formula="of:=SUMIF([.A$1:.A$1048576];&quot;&lt;=&quot;&amp; [.A183];[.F$1:.F$1048576])/[.A183]" office:value-type="float" office:value="521978.021978022" calcext:value-type="float">
            <text:p>521978,0219780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184]-[.C184])*[.B184]" office:value-type="float" office:value="14000000" calcext:value-type="float">
            <text:p>14000000</text:p>
          </table:table-cell>
          <table:table-cell table:formula="of:=[.E184]-5000000" office:value-type="float" office:value="9000000" calcext:value-type="float">
            <text:p>9000000</text:p>
          </table:table-cell>
          <table:table-cell table:formula="of:=SUMIF([.A$1:.A$1048576];&quot;&lt;=&quot;&amp; [.A184];[.F$1:.F$1048576])/[.A184]" office:value-type="float" office:value="568306.010928962" calcext:value-type="float">
            <text:p>568306,0109289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85]-[.C185])*[.B185]" office:value-type="float" office:value="3000000" calcext:value-type="float">
            <text:p>3000000</text:p>
          </table:table-cell>
          <table:table-cell table:formula="of:=[.E185]-5000000" office:value-type="float" office:value="-2000000" calcext:value-type="float">
            <text:p>-2000000</text:p>
          </table:table-cell>
          <table:table-cell table:formula="of:=SUMIF([.A$1:.A$1048576];&quot;&lt;=&quot;&amp; [.A185];[.F$1:.F$1048576])/[.A185]" office:value-type="float" office:value="554347.826086957" calcext:value-type="float">
            <text:p>554347,8260869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186]-[.C186])*[.B186]" office:value-type="float" office:value="8000000" calcext:value-type="float">
            <text:p>8000000</text:p>
          </table:table-cell>
          <table:table-cell table:formula="of:=[.E186]-5000000" office:value-type="float" office:value="3000000" calcext:value-type="float">
            <text:p>3000000</text:p>
          </table:table-cell>
          <table:table-cell table:formula="of:=SUMIF([.A$1:.A$1048576];&quot;&lt;=&quot;&amp; [.A186];[.F$1:.F$1048576])/[.A186]" office:value-type="float" office:value="567567.567567568" calcext:value-type="float">
            <text:p>567567,56756756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87]-[.C187])*[.B187]" office:value-type="float" office:value="2500000" calcext:value-type="float">
            <text:p>2500000</text:p>
          </table:table-cell>
          <table:table-cell table:formula="of:=[.E187]-5000000" office:value-type="float" office:value="-2500000" calcext:value-type="float">
            <text:p>-2500000</text:p>
          </table:table-cell>
          <table:table-cell table:formula="of:=SUMIF([.A$1:.A$1048576];&quot;&lt;=&quot;&amp; [.A187];[.F$1:.F$1048576])/[.A187]" office:value-type="float" office:value="551075.268817204" calcext:value-type="float">
            <text:p>551075,2688172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88]-[.C188])*[.B188]" office:value-type="float" office:value="2500000" calcext:value-type="float">
            <text:p>2500000</text:p>
          </table:table-cell>
          <table:table-cell table:formula="of:=[.E188]-5000000" office:value-type="float" office:value="-2500000" calcext:value-type="float">
            <text:p>-2500000</text:p>
          </table:table-cell>
          <table:table-cell table:formula="of:=SUMIF([.A$1:.A$1048576];&quot;&lt;=&quot;&amp; [.A188];[.F$1:.F$1048576])/[.A188]" office:value-type="float" office:value="534759.35828877" calcext:value-type="float">
            <text:p>534759,3582887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89]-[.C189])*[.B189]" office:value-type="float" office:value="2500000" calcext:value-type="float">
            <text:p>2500000</text:p>
          </table:table-cell>
          <table:table-cell table:formula="of:=[.E189]-5000000" office:value-type="float" office:value="-2500000" calcext:value-type="float">
            <text:p>-2500000</text:p>
          </table:table-cell>
          <table:table-cell table:formula="of:=SUMIF([.A$1:.A$1048576];&quot;&lt;=&quot;&amp; [.A189];[.F$1:.F$1048576])/[.A189]" office:value-type="float" office:value="518617.021276596" calcext:value-type="float">
            <text:p>518617,02127659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90]-[.C190])*[.B190]" office:value-type="float" office:value="10000000" calcext:value-type="float">
            <text:p>10000000</text:p>
          </table:table-cell>
          <table:table-cell table:formula="of:=[.E190]-5000000" office:value-type="float" office:value="5000000" calcext:value-type="float">
            <text:p>5000000</text:p>
          </table:table-cell>
          <table:table-cell table:formula="of:=SUMIF([.A$1:.A$1048576];&quot;&lt;=&quot;&amp; [.A190];[.F$1:.F$1048576])/[.A190]" office:value-type="float" office:value="542328.042328042" calcext:value-type="float">
            <text:p>542328,0423280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91]-[.C191])*[.B191]" office:value-type="float" office:value="10000000" calcext:value-type="float">
            <text:p>10000000</text:p>
          </table:table-cell>
          <table:table-cell table:formula="of:=[.E191]-5000000" office:value-type="float" office:value="5000000" calcext:value-type="float">
            <text:p>5000000</text:p>
          </table:table-cell>
          <table:table-cell table:formula="of:=SUMIF([.A$1:.A$1048576];&quot;&lt;=&quot;&amp; [.A191];[.F$1:.F$1048576])/[.A191]" office:value-type="float" office:value="565789.473684211" calcext:value-type="float">
            <text:p>565789,4736842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192]-[.C192])*[.B192]" office:value-type="float" office:value="2000000" calcext:value-type="float">
            <text:p>2000000</text:p>
          </table:table-cell>
          <table:table-cell table:formula="of:=[.E192]-5000000" office:value-type="float" office:value="-3000000" calcext:value-type="float">
            <text:p>-3000000</text:p>
          </table:table-cell>
          <table:table-cell table:formula="of:=SUMIF([.A$1:.A$1048576];&quot;&lt;=&quot;&amp; [.A192];[.F$1:.F$1048576])/[.A192]" office:value-type="float" office:value="547120.418848168" calcext:value-type="float">
            <text:p>547120,41884816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193]-[.C193])*[.B193]" office:value-type="float" office:value="10500000" calcext:value-type="float">
            <text:p>10500000</text:p>
          </table:table-cell>
          <table:table-cell table:formula="of:=[.E193]-5000000" office:value-type="float" office:value="5500000" calcext:value-type="float">
            <text:p>5500000</text:p>
          </table:table-cell>
          <table:table-cell table:formula="of:=SUMIF([.A$1:.A$1048576];&quot;&lt;=&quot;&amp; [.A193];[.F$1:.F$1048576])/[.A193]" office:value-type="float" office:value="572916.666666667" calcext:value-type="float">
            <text:p>572916,6666666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194]-[.C194])*[.B194]" office:value-type="float" office:value="14000000" calcext:value-type="float">
            <text:p>14000000</text:p>
          </table:table-cell>
          <table:table-cell table:formula="of:=[.E194]-5000000" office:value-type="float" office:value="9000000" calcext:value-type="float">
            <text:p>9000000</text:p>
          </table:table-cell>
          <table:table-cell table:formula="of:=SUMIF([.A$1:.A$1048576];&quot;&lt;=&quot;&amp; [.A194];[.F$1:.F$1048576])/[.A194]" office:value-type="float" office:value="616580.310880829" calcext:value-type="float">
            <text:p>616580,31088082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95]-[.C195])*[.B195]" office:value-type="float" office:value="3000000" calcext:value-type="float">
            <text:p>3000000</text:p>
          </table:table-cell>
          <table:table-cell table:formula="of:=[.E195]-5000000" office:value-type="float" office:value="-2000000" calcext:value-type="float">
            <text:p>-2000000</text:p>
          </table:table-cell>
          <table:table-cell table:formula="of:=SUMIF([.A$1:.A$1048576];&quot;&lt;=&quot;&amp; [.A195];[.F$1:.F$1048576])/[.A195]" office:value-type="float" office:value="603092.783505155" calcext:value-type="float">
            <text:p>603092,78350515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196]-[.C196])*[.B196]" office:value-type="float" office:value="7000000" calcext:value-type="float">
            <text:p>7000000</text:p>
          </table:table-cell>
          <table:table-cell table:formula="of:=[.E196]-5000000" office:value-type="float" office:value="2000000" calcext:value-type="float">
            <text:p>2000000</text:p>
          </table:table-cell>
          <table:table-cell table:formula="of:=SUMIF([.A$1:.A$1048576];&quot;&lt;=&quot;&amp; [.A196];[.F$1:.F$1048576])/[.A196]" office:value-type="float" office:value="610256.41025641" calcext:value-type="float">
            <text:p>610256,4102564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197]-[.C197])*[.B197]" office:value-type="float" office:value="6000000" calcext:value-type="float">
            <text:p>6000000</text:p>
          </table:table-cell>
          <table:table-cell table:formula="of:=[.E197]-5000000" office:value-type="float" office:value="1000000" calcext:value-type="float">
            <text:p>1000000</text:p>
          </table:table-cell>
          <table:table-cell table:formula="of:=SUMIF([.A$1:.A$1048576];&quot;&lt;=&quot;&amp; [.A197];[.F$1:.F$1048576])/[.A197]" office:value-type="float" office:value="612244.897959184" calcext:value-type="float">
            <text:p>612244,89795918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198]-[.C198])*[.B198]" office:value-type="float" office:value="5000000" calcext:value-type="float">
            <text:p>5000000</text:p>
          </table:table-cell>
          <table:table-cell table:formula="of:=[.E198]-5000000" office:value-type="float" office:value="0" calcext:value-type="float">
            <text:p>0</text:p>
          </table:table-cell>
          <table:table-cell table:formula="of:=SUMIF([.A$1:.A$1048576];&quot;&lt;=&quot;&amp; [.A198];[.F$1:.F$1048576])/[.A198]" office:value-type="float" office:value="609137.055837564" calcext:value-type="float">
            <text:p>609137,05583756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199]-[.C199])*[.B199]" office:value-type="float" office:value="1000000" calcext:value-type="float">
            <text:p>1000000</text:p>
          </table:table-cell>
          <table:table-cell table:formula="of:=[.E199]-5000000" office:value-type="float" office:value="-4000000" calcext:value-type="float">
            <text:p>-4000000</text:p>
          </table:table-cell>
          <table:table-cell table:formula="of:=SUMIF([.A$1:.A$1048576];&quot;&lt;=&quot;&amp; [.A199];[.F$1:.F$1048576])/[.A199]" office:value-type="float" office:value="585858.585858586" calcext:value-type="float">
            <text:p>585858,58585858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00]-[.C200])*[.B200]" office:value-type="float" office:value="6000000" calcext:value-type="float">
            <text:p>6000000</text:p>
          </table:table-cell>
          <table:table-cell table:formula="of:=[.E200]-5000000" office:value-type="float" office:value="1000000" calcext:value-type="float">
            <text:p>1000000</text:p>
          </table:table-cell>
          <table:table-cell table:formula="of:=SUMIF([.A$1:.A$1048576];&quot;&lt;=&quot;&amp; [.A200];[.F$1:.F$1048576])/[.A200]" office:value-type="float" office:value="587939.698492462" calcext:value-type="float">
            <text:p>587939,6984924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201]-[.C201])*[.B201]" office:value-type="float" office:value="0" calcext:value-type="float">
            <text:p>0</text:p>
          </table:table-cell>
          <table:table-cell table:formula="of:=[.E201]-5000000" office:value-type="float" office:value="-5000000" calcext:value-type="float">
            <text:p>-5000000</text:p>
          </table:table-cell>
          <table:table-cell table:formula="of:=SUMIF([.A$1:.A$1048576];&quot;&lt;=&quot;&amp; [.A201];[.F$1:.F$1048576])/[.A201]" office:value-type="float" office:value="560000" calcext:value-type="float">
            <text:p>560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02]-[.C202])*[.B202]" office:value-type="float" office:value="3000000" calcext:value-type="float">
            <text:p>3000000</text:p>
          </table:table-cell>
          <table:table-cell table:formula="of:=[.E202]-5000000" office:value-type="float" office:value="-2000000" calcext:value-type="float">
            <text:p>-2000000</text:p>
          </table:table-cell>
          <table:table-cell table:formula="of:=SUMIF([.A$1:.A$1048576];&quot;&lt;=&quot;&amp; [.A202];[.F$1:.F$1048576])/[.A202]" office:value-type="float" office:value="547263.68159204" calcext:value-type="float">
            <text:p>547263,681592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203]-[.C203])*[.B203]" office:value-type="float" office:value="0" calcext:value-type="float">
            <text:p>0</text:p>
          </table:table-cell>
          <table:table-cell table:formula="of:=[.E203]-5000000" office:value-type="float" office:value="-5000000" calcext:value-type="float">
            <text:p>-5000000</text:p>
          </table:table-cell>
          <table:table-cell table:formula="of:=SUMIF([.A$1:.A$1048576];&quot;&lt;=&quot;&amp; [.A203];[.F$1:.F$1048576])/[.A203]" office:value-type="float" office:value="519801.98019802" calcext:value-type="float">
            <text:p>519801,980198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204]-[.C204])*[.B204]" office:value-type="float" office:value="16000000" calcext:value-type="float">
            <text:p>16000000</text:p>
          </table:table-cell>
          <table:table-cell table:formula="of:=[.E204]-5000000" office:value-type="float" office:value="11000000" calcext:value-type="float">
            <text:p>11000000</text:p>
          </table:table-cell>
          <table:table-cell table:formula="of:=SUMIF([.A$1:.A$1048576];&quot;&lt;=&quot;&amp; [.A204];[.F$1:.F$1048576])/[.A204]" office:value-type="float" office:value="571428.571428571" calcext:value-type="float">
            <text:p>571428,57142857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205]-[.C205])*[.B205]" office:value-type="float" office:value="3000000" calcext:value-type="float">
            <text:p>3000000</text:p>
          </table:table-cell>
          <table:table-cell table:formula="of:=[.E205]-5000000" office:value-type="float" office:value="-2000000" calcext:value-type="float">
            <text:p>-2000000</text:p>
          </table:table-cell>
          <table:table-cell table:formula="of:=SUMIF([.A$1:.A$1048576];&quot;&lt;=&quot;&amp; [.A205];[.F$1:.F$1048576])/[.A205]" office:value-type="float" office:value="558823.529411765" calcext:value-type="float">
            <text:p>558823,52941176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06]-[.C206])*[.B206]" office:value-type="float" office:value="4000000" calcext:value-type="float">
            <text:p>4000000</text:p>
          </table:table-cell>
          <table:table-cell table:formula="of:=[.E206]-5000000" office:value-type="float" office:value="-1000000" calcext:value-type="float">
            <text:p>-1000000</text:p>
          </table:table-cell>
          <table:table-cell table:formula="of:=SUMIF([.A$1:.A$1048576];&quot;&lt;=&quot;&amp; [.A206];[.F$1:.F$1048576])/[.A206]" office:value-type="float" office:value="551219.512195122" calcext:value-type="float">
            <text:p>551219,51219512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207]-[.C207])*[.B207]" office:value-type="float" office:value="0" calcext:value-type="float">
            <text:p>0</text:p>
          </table:table-cell>
          <table:table-cell table:formula="of:=[.E207]-5000000" office:value-type="float" office:value="-5000000" calcext:value-type="float">
            <text:p>-5000000</text:p>
          </table:table-cell>
          <table:table-cell table:formula="of:=SUMIF([.A$1:.A$1048576];&quot;&lt;=&quot;&amp; [.A207];[.F$1:.F$1048576])/[.A207]" office:value-type="float" office:value="524271.844660194" calcext:value-type="float">
            <text:p>524271,84466019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208]-[.C208])*[.B208]" office:value-type="float" office:value="2000000" calcext:value-type="float">
            <text:p>2000000</text:p>
          </table:table-cell>
          <table:table-cell table:formula="of:=[.E208]-5000000" office:value-type="float" office:value="-3000000" calcext:value-type="float">
            <text:p>-3000000</text:p>
          </table:table-cell>
          <table:table-cell table:formula="of:=SUMIF([.A$1:.A$1048576];&quot;&lt;=&quot;&amp; [.A208];[.F$1:.F$1048576])/[.A208]" office:value-type="float" office:value="507246.376811594" calcext:value-type="float">
            <text:p>507246,37681159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209]-[.C209])*[.B209]" office:value-type="float" office:value="12000000" calcext:value-type="float">
            <text:p>12000000</text:p>
          </table:table-cell>
          <table:table-cell table:formula="of:=[.E209]-5000000" office:value-type="float" office:value="7000000" calcext:value-type="float">
            <text:p>7000000</text:p>
          </table:table-cell>
          <table:table-cell table:formula="of:=SUMIF([.A$1:.A$1048576];&quot;&lt;=&quot;&amp; [.A209];[.F$1:.F$1048576])/[.A209]" office:value-type="float" office:value="538461.538461539" calcext:value-type="float">
            <text:p>538461,53846153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210]-[.C210])*[.B210]" office:value-type="float" office:value="1500000" calcext:value-type="float">
            <text:p>1500000</text:p>
          </table:table-cell>
          <table:table-cell table:formula="of:=[.E210]-5000000" office:value-type="float" office:value="-3500000" calcext:value-type="float">
            <text:p>-3500000</text:p>
          </table:table-cell>
          <table:table-cell table:formula="of:=SUMIF([.A$1:.A$1048576];&quot;&lt;=&quot;&amp; [.A210];[.F$1:.F$1048576])/[.A210]" office:value-type="float" office:value="519138.755980861" calcext:value-type="float">
            <text:p>519138,75598086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formula="of:=([.D211]-[.C211])*[.B211]" office:value-type="float" office:value="5000000" calcext:value-type="float">
            <text:p>5000000</text:p>
          </table:table-cell>
          <table:table-cell table:formula="of:=[.E211]-5000000" office:value-type="float" office:value="0" calcext:value-type="float">
            <text:p>0</text:p>
          </table:table-cell>
          <table:table-cell table:formula="of:=SUMIF([.A$1:.A$1048576];&quot;&lt;=&quot;&amp; [.A211];[.F$1:.F$1048576])/[.A211]" office:value-type="float" office:value="516666.666666667" calcext:value-type="float">
            <text:p>516666,66666666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212]-[.C212])*[.B212]" office:value-type="float" office:value="4000000" calcext:value-type="float">
            <text:p>4000000</text:p>
          </table:table-cell>
          <table:table-cell table:formula="of:=[.E212]-5000000" office:value-type="float" office:value="-1000000" calcext:value-type="float">
            <text:p>-1000000</text:p>
          </table:table-cell>
          <table:table-cell table:formula="of:=SUMIF([.A$1:.A$1048576];&quot;&lt;=&quot;&amp; [.A212];[.F$1:.F$1048576])/[.A212]" office:value-type="float" office:value="509478.672985782" calcext:value-type="float">
            <text:p>509478,67298578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13]-[.C213])*[.B213]" office:value-type="float" office:value="1000000" calcext:value-type="float">
            <text:p>1000000</text:p>
          </table:table-cell>
          <table:table-cell table:formula="of:=[.E213]-5000000" office:value-type="float" office:value="-4000000" calcext:value-type="float">
            <text:p>-4000000</text:p>
          </table:table-cell>
          <table:table-cell table:formula="of:=SUMIF([.A$1:.A$1048576];&quot;&lt;=&quot;&amp; [.A213];[.F$1:.F$1048576])/[.A213]" office:value-type="float" office:value="488207.547169811" calcext:value-type="float">
            <text:p>488207,54716981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14]-[.C214])*[.B214]" office:value-type="float" office:value="3000000" calcext:value-type="float">
            <text:p>3000000</text:p>
          </table:table-cell>
          <table:table-cell table:formula="of:=[.E214]-5000000" office:value-type="float" office:value="-2000000" calcext:value-type="float">
            <text:p>-2000000</text:p>
          </table:table-cell>
          <table:table-cell table:formula="of:=SUMIF([.A$1:.A$1048576];&quot;&lt;=&quot;&amp; [.A214];[.F$1:.F$1048576])/[.A214]" office:value-type="float" office:value="476525.821596244" calcext:value-type="float">
            <text:p>476525,82159624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215]-[.C215])*[.B215]" office:value-type="float" office:value="7500000" calcext:value-type="float">
            <text:p>7500000</text:p>
          </table:table-cell>
          <table:table-cell table:formula="of:=[.E215]-5000000" office:value-type="float" office:value="2500000" calcext:value-type="float">
            <text:p>2500000</text:p>
          </table:table-cell>
          <table:table-cell table:formula="of:=SUMIF([.A$1:.A$1048576];&quot;&lt;=&quot;&amp; [.A215];[.F$1:.F$1048576])/[.A215]" office:value-type="float" office:value="485981.308411215" calcext:value-type="float">
            <text:p>485981,3084112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16]-[.C216])*[.B216]" office:value-type="float" office:value="2000000" calcext:value-type="float">
            <text:p>2000000</text:p>
          </table:table-cell>
          <table:table-cell table:formula="of:=[.E216]-5000000" office:value-type="float" office:value="-3000000" calcext:value-type="float">
            <text:p>-3000000</text:p>
          </table:table-cell>
          <table:table-cell table:formula="of:=SUMIF([.A$1:.A$1048576];&quot;&lt;=&quot;&amp; [.A216];[.F$1:.F$1048576])/[.A216]" office:value-type="float" office:value="469767.441860465" calcext:value-type="float">
            <text:p>469767,44186046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217]-[.C217])*[.B217]" office:value-type="float" office:value="10000000" calcext:value-type="float">
            <text:p>10000000</text:p>
          </table:table-cell>
          <table:table-cell table:formula="of:=[.E217]-5000000" office:value-type="float" office:value="5000000" calcext:value-type="float">
            <text:p>5000000</text:p>
          </table:table-cell>
          <table:table-cell table:formula="of:=SUMIF([.A$1:.A$1048576];&quot;&lt;=&quot;&amp; [.A217];[.F$1:.F$1048576])/[.A217]" office:value-type="float" office:value="490740.740740741" calcext:value-type="float">
            <text:p>490740,74074074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18]-[.C218])*[.B218]" office:value-type="float" office:value="1500000" calcext:value-type="float">
            <text:p>1500000</text:p>
          </table:table-cell>
          <table:table-cell table:formula="of:=[.E218]-5000000" office:value-type="float" office:value="-3500000" calcext:value-type="float">
            <text:p>-3500000</text:p>
          </table:table-cell>
          <table:table-cell table:formula="of:=SUMIF([.A$1:.A$1048576];&quot;&lt;=&quot;&amp; [.A218];[.F$1:.F$1048576])/[.A218]" office:value-type="float" office:value="472350.230414747" calcext:value-type="float">
            <text:p>472350,23041474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219]-[.C219])*[.B219]" office:value-type="float" office:value="7500000" calcext:value-type="float">
            <text:p>7500000</text:p>
          </table:table-cell>
          <table:table-cell table:formula="of:=[.E219]-5000000" office:value-type="float" office:value="2500000" calcext:value-type="float">
            <text:p>2500000</text:p>
          </table:table-cell>
          <table:table-cell table:formula="of:=SUMIF([.A$1:.A$1048576];&quot;&lt;=&quot;&amp; [.A219];[.F$1:.F$1048576])/[.A219]" office:value-type="float" office:value="481651.376146789" calcext:value-type="float">
            <text:p>481651,37614678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formula="of:=([.D220]-[.C220])*[.B220]" office:value-type="float" office:value="10000000" calcext:value-type="float">
            <text:p>10000000</text:p>
          </table:table-cell>
          <table:table-cell table:formula="of:=[.E220]-5000000" office:value-type="float" office:value="5000000" calcext:value-type="float">
            <text:p>5000000</text:p>
          </table:table-cell>
          <table:table-cell table:formula="of:=SUMIF([.A$1:.A$1048576];&quot;&lt;=&quot;&amp; [.A220];[.F$1:.F$1048576])/[.A220]" office:value-type="float" office:value="502283.105022831" calcext:value-type="float">
            <text:p>502283,1050228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221]-[.C221])*[.B221]" office:value-type="float" office:value="7500000" calcext:value-type="float">
            <text:p>7500000</text:p>
          </table:table-cell>
          <table:table-cell table:formula="of:=[.E221]-5000000" office:value-type="float" office:value="2500000" calcext:value-type="float">
            <text:p>2500000</text:p>
          </table:table-cell>
          <table:table-cell table:formula="of:=SUMIF([.A$1:.A$1048576];&quot;&lt;=&quot;&amp; [.A221];[.F$1:.F$1048576])/[.A221]" office:value-type="float" office:value="511363.636363636" calcext:value-type="float">
            <text:p>511363,6363636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222]-[.C222])*[.B222]" office:value-type="float" office:value="12000000" calcext:value-type="float">
            <text:p>12000000</text:p>
          </table:table-cell>
          <table:table-cell table:formula="of:=[.E222]-5000000" office:value-type="float" office:value="7000000" calcext:value-type="float">
            <text:p>7000000</text:p>
          </table:table-cell>
          <table:table-cell table:formula="of:=SUMIF([.A$1:.A$1048576];&quot;&lt;=&quot;&amp; [.A222];[.F$1:.F$1048576])/[.A222]" office:value-type="float" office:value="540723.981900453" calcext:value-type="float">
            <text:p>540723,98190045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223]-[.C223])*[.B223]" office:value-type="float" office:value="9000000" calcext:value-type="float">
            <text:p>9000000</text:p>
          </table:table-cell>
          <table:table-cell table:formula="of:=[.E223]-5000000" office:value-type="float" office:value="4000000" calcext:value-type="float">
            <text:p>4000000</text:p>
          </table:table-cell>
          <table:table-cell table:formula="of:=SUMIF([.A$1:.A$1048576];&quot;&lt;=&quot;&amp; [.A223];[.F$1:.F$1048576])/[.A223]" office:value-type="float" office:value="556306.306306306" calcext:value-type="float">
            <text:p>556306,30630630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224]-[.C224])*[.B224]" office:value-type="float" office:value="1500000" calcext:value-type="float">
            <text:p>1500000</text:p>
          </table:table-cell>
          <table:table-cell table:formula="of:=[.E224]-5000000" office:value-type="float" office:value="-3500000" calcext:value-type="float">
            <text:p>-3500000</text:p>
          </table:table-cell>
          <table:table-cell table:formula="of:=SUMIF([.A$1:.A$1048576];&quot;&lt;=&quot;&amp; [.A224];[.F$1:.F$1048576])/[.A224]" office:value-type="float" office:value="538116.591928251" calcext:value-type="float">
            <text:p>538116,59192825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225]-[.C225])*[.B225]" office:value-type="float" office:value="5000000" calcext:value-type="float">
            <text:p>5000000</text:p>
          </table:table-cell>
          <table:table-cell table:formula="of:=[.E225]-5000000" office:value-type="float" office:value="0" calcext:value-type="float">
            <text:p>0</text:p>
          </table:table-cell>
          <table:table-cell table:formula="of:=SUMIF([.A$1:.A$1048576];&quot;&lt;=&quot;&amp; [.A225];[.F$1:.F$1048576])/[.A225]" office:value-type="float" office:value="535714.285714286" calcext:value-type="float">
            <text:p>535714,2857142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26]-[.C226])*[.B226]" office:value-type="float" office:value="2000000" calcext:value-type="float">
            <text:p>2000000</text:p>
          </table:table-cell>
          <table:table-cell table:formula="of:=[.E226]-5000000" office:value-type="float" office:value="-3000000" calcext:value-type="float">
            <text:p>-3000000</text:p>
          </table:table-cell>
          <table:table-cell table:formula="of:=SUMIF([.A$1:.A$1048576];&quot;&lt;=&quot;&amp; [.A226];[.F$1:.F$1048576])/[.A226]" office:value-type="float" office:value="520000" calcext:value-type="float">
            <text:p>5200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227]-[.C227])*[.B227]" office:value-type="float" office:value="12000000" calcext:value-type="float">
            <text:p>12000000</text:p>
          </table:table-cell>
          <table:table-cell table:formula="of:=[.E227]-5000000" office:value-type="float" office:value="7000000" calcext:value-type="float">
            <text:p>7000000</text:p>
          </table:table-cell>
          <table:table-cell table:formula="of:=SUMIF([.A$1:.A$1048576];&quot;&lt;=&quot;&amp; [.A227];[.F$1:.F$1048576])/[.A227]" office:value-type="float" office:value="548672.566371681" calcext:value-type="float">
            <text:p>548672,56637168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228]-[.C228])*[.B228]" office:value-type="float" office:value="10500000" calcext:value-type="float">
            <text:p>10500000</text:p>
          </table:table-cell>
          <table:table-cell table:formula="of:=[.E228]-5000000" office:value-type="float" office:value="5500000" calcext:value-type="float">
            <text:p>5500000</text:p>
          </table:table-cell>
          <table:table-cell table:formula="of:=SUMIF([.A$1:.A$1048576];&quot;&lt;=&quot;&amp; [.A228];[.F$1:.F$1048576])/[.A228]" office:value-type="float" office:value="570484.581497797" calcext:value-type="float">
            <text:p>570484,58149779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229]-[.C229])*[.B229]" office:value-type="float" office:value="16000000" calcext:value-type="float">
            <text:p>16000000</text:p>
          </table:table-cell>
          <table:table-cell table:formula="of:=[.E229]-5000000" office:value-type="float" office:value="11000000" calcext:value-type="float">
            <text:p>11000000</text:p>
          </table:table-cell>
          <table:table-cell table:formula="of:=SUMIF([.A$1:.A$1048576];&quot;&lt;=&quot;&amp; [.A229];[.F$1:.F$1048576])/[.A229]" office:value-type="float" office:value="616228.070175439" calcext:value-type="float">
            <text:p>616228,07017543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30]-[.C230])*[.B230]" office:value-type="float" office:value="4500000" calcext:value-type="float">
            <text:p>4500000</text:p>
          </table:table-cell>
          <table:table-cell table:formula="of:=[.E230]-5000000" office:value-type="float" office:value="-500000" calcext:value-type="float">
            <text:p>-500000</text:p>
          </table:table-cell>
          <table:table-cell table:formula="of:=SUMIF([.A$1:.A$1048576];&quot;&lt;=&quot;&amp; [.A230];[.F$1:.F$1048576])/[.A230]" office:value-type="float" office:value="611353.711790393" calcext:value-type="float">
            <text:p>611353,7117903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231]-[.C231])*[.B231]" office:value-type="float" office:value="6000000" calcext:value-type="float">
            <text:p>6000000</text:p>
          </table:table-cell>
          <table:table-cell table:formula="of:=[.E231]-5000000" office:value-type="float" office:value="1000000" calcext:value-type="float">
            <text:p>1000000</text:p>
          </table:table-cell>
          <table:table-cell table:formula="of:=SUMIF([.A$1:.A$1048576];&quot;&lt;=&quot;&amp; [.A231];[.F$1:.F$1048576])/[.A231]" office:value-type="float" office:value="613043.47826087" calcext:value-type="float">
            <text:p>613043,4782608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232]-[.C232])*[.B232]" office:value-type="float" office:value="6000000" calcext:value-type="float">
            <text:p>6000000</text:p>
          </table:table-cell>
          <table:table-cell table:formula="of:=[.E232]-5000000" office:value-type="float" office:value="1000000" calcext:value-type="float">
            <text:p>1000000</text:p>
          </table:table-cell>
          <table:table-cell table:formula="of:=SUMIF([.A$1:.A$1048576];&quot;&lt;=&quot;&amp; [.A232];[.F$1:.F$1048576])/[.A232]" office:value-type="float" office:value="614718.614718615" calcext:value-type="float">
            <text:p>614718,61471861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233]-[.C233])*[.B233]" office:value-type="float" office:value="4500000" calcext:value-type="float">
            <text:p>4500000</text:p>
          </table:table-cell>
          <table:table-cell table:formula="of:=[.E233]-5000000" office:value-type="float" office:value="-500000" calcext:value-type="float">
            <text:p>-500000</text:p>
          </table:table-cell>
          <table:table-cell table:formula="of:=SUMIF([.A$1:.A$1048576];&quot;&lt;=&quot;&amp; [.A233];[.F$1:.F$1048576])/[.A233]" office:value-type="float" office:value="609913.793103448" calcext:value-type="float">
            <text:p>609913,79310344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234]-[.C234])*[.B234]" office:value-type="float" office:value="0" calcext:value-type="float">
            <text:p>0</text:p>
          </table:table-cell>
          <table:table-cell table:formula="of:=[.E234]-5000000" office:value-type="float" office:value="-5000000" calcext:value-type="float">
            <text:p>-5000000</text:p>
          </table:table-cell>
          <table:table-cell table:formula="of:=SUMIF([.A$1:.A$1048576];&quot;&lt;=&quot;&amp; [.A234];[.F$1:.F$1048576])/[.A234]" office:value-type="float" office:value="585836.909871245" calcext:value-type="float">
            <text:p>585836,90987124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35]-[.C235])*[.B235]" office:value-type="float" office:value="4500000" calcext:value-type="float">
            <text:p>4500000</text:p>
          </table:table-cell>
          <table:table-cell table:formula="of:=[.E235]-5000000" office:value-type="float" office:value="-500000" calcext:value-type="float">
            <text:p>-500000</text:p>
          </table:table-cell>
          <table:table-cell table:formula="of:=SUMIF([.A$1:.A$1048576];&quot;&lt;=&quot;&amp; [.A235];[.F$1:.F$1048576])/[.A235]" office:value-type="float" office:value="581196.581196581" calcext:value-type="float">
            <text:p>581196,58119658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236]-[.C236])*[.B236]" office:value-type="float" office:value="14000000" calcext:value-type="float">
            <text:p>14000000</text:p>
          </table:table-cell>
          <table:table-cell table:formula="of:=[.E236]-5000000" office:value-type="float" office:value="9000000" calcext:value-type="float">
            <text:p>9000000</text:p>
          </table:table-cell>
          <table:table-cell table:formula="of:=SUMIF([.A$1:.A$1048576];&quot;&lt;=&quot;&amp; [.A236];[.F$1:.F$1048576])/[.A236]" office:value-type="float" office:value="617021.276595745" calcext:value-type="float">
            <text:p>617021,2765957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237]-[.C237])*[.B237]" office:value-type="float" office:value="0" calcext:value-type="float">
            <text:p>0</text:p>
          </table:table-cell>
          <table:table-cell table:formula="of:=[.E237]-5000000" office:value-type="float" office:value="-5000000" calcext:value-type="float">
            <text:p>-5000000</text:p>
          </table:table-cell>
          <table:table-cell table:formula="of:=SUMIF([.A$1:.A$1048576];&quot;&lt;=&quot;&amp; [.A237];[.F$1:.F$1048576])/[.A237]" office:value-type="float" office:value="593220.338983051" calcext:value-type="float">
            <text:p>593220,33898305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238]-[.C238])*[.B238]" office:value-type="float" office:value="9000000" calcext:value-type="float">
            <text:p>9000000</text:p>
          </table:table-cell>
          <table:table-cell table:formula="of:=[.E238]-5000000" office:value-type="float" office:value="4000000" calcext:value-type="float">
            <text:p>4000000</text:p>
          </table:table-cell>
          <table:table-cell table:formula="of:=SUMIF([.A$1:.A$1048576];&quot;&lt;=&quot;&amp; [.A238];[.F$1:.F$1048576])/[.A238]" office:value-type="float" office:value="607594.936708861" calcext:value-type="float">
            <text:p>607594,93670886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39]-[.C239])*[.B239]" office:value-type="float" office:value="1500000" calcext:value-type="float">
            <text:p>1500000</text:p>
          </table:table-cell>
          <table:table-cell table:formula="of:=[.E239]-5000000" office:value-type="float" office:value="-3500000" calcext:value-type="float">
            <text:p>-3500000</text:p>
          </table:table-cell>
          <table:table-cell table:formula="of:=SUMIF([.A$1:.A$1048576];&quot;&lt;=&quot;&amp; [.A239];[.F$1:.F$1048576])/[.A239]" office:value-type="float" office:value="590336.134453782" calcext:value-type="float">
            <text:p>590336,13445378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240]-[.C240])*[.B240]" office:value-type="float" office:value="500000" calcext:value-type="float">
            <text:p>500000</text:p>
          </table:table-cell>
          <table:table-cell table:formula="of:=[.E240]-5000000" office:value-type="float" office:value="-4500000" calcext:value-type="float">
            <text:p>-4500000</text:p>
          </table:table-cell>
          <table:table-cell table:formula="of:=SUMIF([.A$1:.A$1048576];&quot;&lt;=&quot;&amp; [.A240];[.F$1:.F$1048576])/[.A240]" office:value-type="float" office:value="569037.656903766" calcext:value-type="float">
            <text:p>569037,65690376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41]-[.C241])*[.B241]" office:value-type="float" office:value="1000000" calcext:value-type="float">
            <text:p>1000000</text:p>
          </table:table-cell>
          <table:table-cell table:formula="of:=[.E241]-5000000" office:value-type="float" office:value="-4000000" calcext:value-type="float">
            <text:p>-4000000</text:p>
          </table:table-cell>
          <table:table-cell table:formula="of:=SUMIF([.A$1:.A$1048576];&quot;&lt;=&quot;&amp; [.A241];[.F$1:.F$1048576])/[.A241]" office:value-type="float" office:value="550000" calcext:value-type="float">
            <text:p>550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242]-[.C242])*[.B242]" office:value-type="float" office:value="10000000" calcext:value-type="float">
            <text:p>10000000</text:p>
          </table:table-cell>
          <table:table-cell table:formula="of:=[.E242]-5000000" office:value-type="float" office:value="5000000" calcext:value-type="float">
            <text:p>5000000</text:p>
          </table:table-cell>
          <table:table-cell table:formula="of:=SUMIF([.A$1:.A$1048576];&quot;&lt;=&quot;&amp; [.A242];[.F$1:.F$1048576])/[.A242]" office:value-type="float" office:value="568464.730290456" calcext:value-type="float">
            <text:p>568464,73029045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243]-[.C243])*[.B243]" office:value-type="float" office:value="4000000" calcext:value-type="float">
            <text:p>4000000</text:p>
          </table:table-cell>
          <table:table-cell table:formula="of:=[.E243]-5000000" office:value-type="float" office:value="-1000000" calcext:value-type="float">
            <text:p>-1000000</text:p>
          </table:table-cell>
          <table:table-cell table:formula="of:=SUMIF([.A$1:.A$1048576];&quot;&lt;=&quot;&amp; [.A243];[.F$1:.F$1048576])/[.A243]" office:value-type="float" office:value="561983.47107438" calcext:value-type="float">
            <text:p>561983,471074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44]-[.C244])*[.B244]" office:value-type="float" office:value="6000000" calcext:value-type="float">
            <text:p>6000000</text:p>
          </table:table-cell>
          <table:table-cell table:formula="of:=[.E244]-5000000" office:value-type="float" office:value="1000000" calcext:value-type="float">
            <text:p>1000000</text:p>
          </table:table-cell>
          <table:table-cell table:formula="of:=SUMIF([.A$1:.A$1048576];&quot;&lt;=&quot;&amp; [.A244];[.F$1:.F$1048576])/[.A244]" office:value-type="float" office:value="563786.008230453" calcext:value-type="float">
            <text:p>563786,00823045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245]-[.C245])*[.B245]" office:value-type="float" office:value="0" calcext:value-type="float">
            <text:p>0</text:p>
          </table:table-cell>
          <table:table-cell table:formula="of:=[.E245]-5000000" office:value-type="float" office:value="-5000000" calcext:value-type="float">
            <text:p>-5000000</text:p>
          </table:table-cell>
          <table:table-cell table:formula="of:=SUMIF([.A$1:.A$1048576];&quot;&lt;=&quot;&amp; [.A245];[.F$1:.F$1048576])/[.A245]" office:value-type="float" office:value="540983.606557377" calcext:value-type="float">
            <text:p>540983,60655737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246]-[.C246])*[.B246]" office:value-type="float" office:value="10500000" calcext:value-type="float">
            <text:p>10500000</text:p>
          </table:table-cell>
          <table:table-cell table:formula="of:=[.E246]-5000000" office:value-type="float" office:value="5500000" calcext:value-type="float">
            <text:p>5500000</text:p>
          </table:table-cell>
          <table:table-cell table:formula="of:=SUMIF([.A$1:.A$1048576];&quot;&lt;=&quot;&amp; [.A246];[.F$1:.F$1048576])/[.A246]" office:value-type="float" office:value="561224.489795918" calcext:value-type="float">
            <text:p>561224,4897959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247]-[.C247])*[.B247]" office:value-type="float" office:value="9000000" calcext:value-type="float">
            <text:p>9000000</text:p>
          </table:table-cell>
          <table:table-cell table:formula="of:=[.E247]-5000000" office:value-type="float" office:value="4000000" calcext:value-type="float">
            <text:p>4000000</text:p>
          </table:table-cell>
          <table:table-cell table:formula="of:=SUMIF([.A$1:.A$1048576];&quot;&lt;=&quot;&amp; [.A247];[.F$1:.F$1048576])/[.A247]" office:value-type="float" office:value="575203.25203252" calcext:value-type="float">
            <text:p>575203,2520325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48]-[.C248])*[.B248]" office:value-type="float" office:value="3000000" calcext:value-type="float">
            <text:p>3000000</text:p>
          </table:table-cell>
          <table:table-cell table:formula="of:=[.E248]-5000000" office:value-type="float" office:value="-2000000" calcext:value-type="float">
            <text:p>-2000000</text:p>
          </table:table-cell>
          <table:table-cell table:formula="of:=SUMIF([.A$1:.A$1048576];&quot;&lt;=&quot;&amp; [.A248];[.F$1:.F$1048576])/[.A248]" office:value-type="float" office:value="564777.327935223" calcext:value-type="float">
            <text:p>564777,32793522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49]-[.C249])*[.B249]" office:value-type="float" office:value="3000000" calcext:value-type="float">
            <text:p>3000000</text:p>
          </table:table-cell>
          <table:table-cell table:formula="of:=[.E249]-5000000" office:value-type="float" office:value="-2000000" calcext:value-type="float">
            <text:p>-2000000</text:p>
          </table:table-cell>
          <table:table-cell table:formula="of:=SUMIF([.A$1:.A$1048576];&quot;&lt;=&quot;&amp; [.A249];[.F$1:.F$1048576])/[.A249]" office:value-type="float" office:value="554435.483870968" calcext:value-type="float">
            <text:p>554435,48387096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50]-[.C250])*[.B250]" office:value-type="float" office:value="1000000" calcext:value-type="float">
            <text:p>1000000</text:p>
          </table:table-cell>
          <table:table-cell table:formula="of:=[.E250]-5000000" office:value-type="float" office:value="-4000000" calcext:value-type="float">
            <text:p>-4000000</text:p>
          </table:table-cell>
          <table:table-cell table:formula="of:=SUMIF([.A$1:.A$1048576];&quot;&lt;=&quot;&amp; [.A250];[.F$1:.F$1048576])/[.A250]" office:value-type="float" office:value="536144.578313253" calcext:value-type="float">
            <text:p>536144,5783132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251]-[.C251])*[.B251]" office:value-type="float" office:value="500000" calcext:value-type="float">
            <text:p>500000</text:p>
          </table:table-cell>
          <table:table-cell table:formula="of:=[.E251]-5000000" office:value-type="float" office:value="-4500000" calcext:value-type="float">
            <text:p>-4500000</text:p>
          </table:table-cell>
          <table:table-cell table:formula="of:=SUMIF([.A$1:.A$1048576];&quot;&lt;=&quot;&amp; [.A251];[.F$1:.F$1048576])/[.A251]" office:value-type="float" office:value="516000" calcext:value-type="float">
            <text:p>516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252]-[.C252])*[.B252]" office:value-type="float" office:value="0" calcext:value-type="float">
            <text:p>0</text:p>
          </table:table-cell>
          <table:table-cell table:formula="of:=[.E252]-5000000" office:value-type="float" office:value="-5000000" calcext:value-type="float">
            <text:p>-5000000</text:p>
          </table:table-cell>
          <table:table-cell table:formula="of:=SUMIF([.A$1:.A$1048576];&quot;&lt;=&quot;&amp; [.A252];[.F$1:.F$1048576])/[.A252]" office:value-type="float" office:value="494023.90438247" calcext:value-type="float">
            <text:p>494023,904382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253]-[.C253])*[.B253]" office:value-type="float" office:value="2000000" calcext:value-type="float">
            <text:p>2000000</text:p>
          </table:table-cell>
          <table:table-cell table:formula="of:=[.E253]-5000000" office:value-type="float" office:value="-3000000" calcext:value-type="float">
            <text:p>-3000000</text:p>
          </table:table-cell>
          <table:table-cell table:formula="of:=SUMIF([.A$1:.A$1048576];&quot;&lt;=&quot;&amp; [.A253];[.F$1:.F$1048576])/[.A253]" office:value-type="float" office:value="480158.73015873" calcext:value-type="float">
            <text:p>480158,7301587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54]-[.C254])*[.B254]" office:value-type="float" office:value="2000000" calcext:value-type="float">
            <text:p>2000000</text:p>
          </table:table-cell>
          <table:table-cell table:formula="of:=[.E254]-5000000" office:value-type="float" office:value="-3000000" calcext:value-type="float">
            <text:p>-3000000</text:p>
          </table:table-cell>
          <table:table-cell table:formula="of:=SUMIF([.A$1:.A$1048576];&quot;&lt;=&quot;&amp; [.A254];[.F$1:.F$1048576])/[.A254]" office:value-type="float" office:value="466403.162055336" calcext:value-type="float">
            <text:p>466403,1620553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255]-[.C255])*[.B255]" office:value-type="float" office:value="500000" calcext:value-type="float">
            <text:p>500000</text:p>
          </table:table-cell>
          <table:table-cell table:formula="of:=[.E255]-5000000" office:value-type="float" office:value="-4500000" calcext:value-type="float">
            <text:p>-4500000</text:p>
          </table:table-cell>
          <table:table-cell table:formula="of:=SUMIF([.A$1:.A$1048576];&quot;&lt;=&quot;&amp; [.A255];[.F$1:.F$1048576])/[.A255]" office:value-type="float" office:value="446850.393700787" calcext:value-type="float">
            <text:p>446850,39370078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256]-[.C256])*[.B256]" office:value-type="float" office:value="8000000" calcext:value-type="float">
            <text:p>8000000</text:p>
          </table:table-cell>
          <table:table-cell table:formula="of:=[.E256]-5000000" office:value-type="float" office:value="3000000" calcext:value-type="float">
            <text:p>3000000</text:p>
          </table:table-cell>
          <table:table-cell table:formula="of:=SUMIF([.A$1:.A$1048576];&quot;&lt;=&quot;&amp; [.A256];[.F$1:.F$1048576])/[.A256]" office:value-type="float" office:value="456862.745098039" calcext:value-type="float">
            <text:p>456862,7450980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257]-[.C257])*[.B257]" office:value-type="float" office:value="10000000" calcext:value-type="float">
            <text:p>10000000</text:p>
          </table:table-cell>
          <table:table-cell table:formula="of:=[.E257]-5000000" office:value-type="float" office:value="5000000" calcext:value-type="float">
            <text:p>5000000</text:p>
          </table:table-cell>
          <table:table-cell table:formula="of:=SUMIF([.A$1:.A$1048576];&quot;&lt;=&quot;&amp; [.A257];[.F$1:.F$1048576])/[.A257]" office:value-type="float" office:value="474609.375" calcext:value-type="float">
            <text:p>474609,37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258]-[.C258])*[.B258]" office:value-type="float" office:value="6000000" calcext:value-type="float">
            <text:p>6000000</text:p>
          </table:table-cell>
          <table:table-cell table:formula="of:=[.E258]-5000000" office:value-type="float" office:value="1000000" calcext:value-type="float">
            <text:p>1000000</text:p>
          </table:table-cell>
          <table:table-cell table:formula="of:=SUMIF([.A$1:.A$1048576];&quot;&lt;=&quot;&amp; [.A258];[.F$1:.F$1048576])/[.A258]" office:value-type="float" office:value="476653.696498055" calcext:value-type="float">
            <text:p>476653,69649805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59]-[.C259])*[.B259]" office:value-type="float" office:value="3000000" calcext:value-type="float">
            <text:p>3000000</text:p>
          </table:table-cell>
          <table:table-cell table:formula="of:=[.E259]-5000000" office:value-type="float" office:value="-2000000" calcext:value-type="float">
            <text:p>-2000000</text:p>
          </table:table-cell>
          <table:table-cell table:formula="of:=SUMIF([.A$1:.A$1048576];&quot;&lt;=&quot;&amp; [.A259];[.F$1:.F$1048576])/[.A259]" office:value-type="float" office:value="467054.263565892" calcext:value-type="float">
            <text:p>467054,26356589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60]-[.C260])*[.B260]" office:value-type="float" office:value="3000000" calcext:value-type="float">
            <text:p>3000000</text:p>
          </table:table-cell>
          <table:table-cell table:formula="of:=[.E260]-5000000" office:value-type="float" office:value="-2000000" calcext:value-type="float">
            <text:p>-2000000</text:p>
          </table:table-cell>
          <table:table-cell table:formula="of:=SUMIF([.A$1:.A$1048576];&quot;&lt;=&quot;&amp; [.A260];[.F$1:.F$1048576])/[.A260]" office:value-type="float" office:value="457528.957528958" calcext:value-type="float">
            <text:p>457528,95752895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261]-[.C261])*[.B261]" office:value-type="float" office:value="6000000" calcext:value-type="float">
            <text:p>6000000</text:p>
          </table:table-cell>
          <table:table-cell table:formula="of:=[.E261]-5000000" office:value-type="float" office:value="1000000" calcext:value-type="float">
            <text:p>1000000</text:p>
          </table:table-cell>
          <table:table-cell table:formula="of:=SUMIF([.A$1:.A$1048576];&quot;&lt;=&quot;&amp; [.A261];[.F$1:.F$1048576])/[.A261]" office:value-type="float" office:value="459615.384615385" calcext:value-type="float">
            <text:p>459615,38461538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262]-[.C262])*[.B262]" office:value-type="float" office:value="7500000" calcext:value-type="float">
            <text:p>7500000</text:p>
          </table:table-cell>
          <table:table-cell table:formula="of:=[.E262]-5000000" office:value-type="float" office:value="2500000" calcext:value-type="float">
            <text:p>2500000</text:p>
          </table:table-cell>
          <table:table-cell table:formula="of:=SUMIF([.A$1:.A$1048576];&quot;&lt;=&quot;&amp; [.A262];[.F$1:.F$1048576])/[.A262]" office:value-type="float" office:value="467432.950191571" calcext:value-type="float">
            <text:p>467432,95019157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63]-[.C263])*[.B263]" office:value-type="float" office:value="2000000" calcext:value-type="float">
            <text:p>2000000</text:p>
          </table:table-cell>
          <table:table-cell table:formula="of:=[.E263]-5000000" office:value-type="float" office:value="-3000000" calcext:value-type="float">
            <text:p>-3000000</text:p>
          </table:table-cell>
          <table:table-cell table:formula="of:=SUMIF([.A$1:.A$1048576];&quot;&lt;=&quot;&amp; [.A263];[.F$1:.F$1048576])/[.A263]" office:value-type="float" office:value="454198.473282443" calcext:value-type="float">
            <text:p>454198,47328244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64]-[.C264])*[.B264]" office:value-type="float" office:value="2000000" calcext:value-type="float">
            <text:p>2000000</text:p>
          </table:table-cell>
          <table:table-cell table:formula="of:=[.E264]-5000000" office:value-type="float" office:value="-3000000" calcext:value-type="float">
            <text:p>-3000000</text:p>
          </table:table-cell>
          <table:table-cell table:formula="of:=SUMIF([.A$1:.A$1048576];&quot;&lt;=&quot;&amp; [.A264];[.F$1:.F$1048576])/[.A264]" office:value-type="float" office:value="441064.63878327" calcext:value-type="float">
            <text:p>441064,6387832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265]-[.C265])*[.B265]" office:value-type="float" office:value="7000000" calcext:value-type="float">
            <text:p>7000000</text:p>
          </table:table-cell>
          <table:table-cell table:formula="of:=[.E265]-5000000" office:value-type="float" office:value="2000000" calcext:value-type="float">
            <text:p>2000000</text:p>
          </table:table-cell>
          <table:table-cell table:formula="of:=SUMIF([.A$1:.A$1048576];&quot;&lt;=&quot;&amp; [.A265];[.F$1:.F$1048576])/[.A265]" office:value-type="float" office:value="446969.696969697" calcext:value-type="float">
            <text:p>446969,6969696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266]-[.C266])*[.B266]" office:value-type="float" office:value="6000000" calcext:value-type="float">
            <text:p>6000000</text:p>
          </table:table-cell>
          <table:table-cell table:formula="of:=[.E266]-5000000" office:value-type="float" office:value="1000000" calcext:value-type="float">
            <text:p>1000000</text:p>
          </table:table-cell>
          <table:table-cell table:formula="of:=SUMIF([.A$1:.A$1048576];&quot;&lt;=&quot;&amp; [.A266];[.F$1:.F$1048576])/[.A266]" office:value-type="float" office:value="449056.603773585" calcext:value-type="float">
            <text:p>449056,60377358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267]-[.C267])*[.B267]" office:value-type="float" office:value="14000000" calcext:value-type="float">
            <text:p>14000000</text:p>
          </table:table-cell>
          <table:table-cell table:formula="of:=[.E267]-5000000" office:value-type="float" office:value="9000000" calcext:value-type="float">
            <text:p>9000000</text:p>
          </table:table-cell>
          <table:table-cell table:formula="of:=SUMIF([.A$1:.A$1048576];&quot;&lt;=&quot;&amp; [.A267];[.F$1:.F$1048576])/[.A267]" office:value-type="float" office:value="481203.007518797" calcext:value-type="float">
            <text:p>481203,00751879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268]-[.C268])*[.B268]" office:value-type="float" office:value="12000000" calcext:value-type="float">
            <text:p>12000000</text:p>
          </table:table-cell>
          <table:table-cell table:formula="of:=[.E268]-5000000" office:value-type="float" office:value="7000000" calcext:value-type="float">
            <text:p>7000000</text:p>
          </table:table-cell>
          <table:table-cell table:formula="of:=SUMIF([.A$1:.A$1048576];&quot;&lt;=&quot;&amp; [.A268];[.F$1:.F$1048576])/[.A268]" office:value-type="float" office:value="505617.97752809" calcext:value-type="float">
            <text:p>505617,9775280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269]-[.C269])*[.B269]" office:value-type="float" office:value="7500000" calcext:value-type="float">
            <text:p>7500000</text:p>
          </table:table-cell>
          <table:table-cell table:formula="of:=[.E269]-5000000" office:value-type="float" office:value="2500000" calcext:value-type="float">
            <text:p>2500000</text:p>
          </table:table-cell>
          <table:table-cell table:formula="of:=SUMIF([.A$1:.A$1048576];&quot;&lt;=&quot;&amp; [.A269];[.F$1:.F$1048576])/[.A269]" office:value-type="float" office:value="513059.701492537" calcext:value-type="float">
            <text:p>513059,70149253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0000" calcext:value-type="float">
            <text:p>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270]-[.C270])*[.B270]" office:value-type="float" office:value="3500000" calcext:value-type="float">
            <text:p>3500000</text:p>
          </table:table-cell>
          <table:table-cell table:formula="of:=[.E270]-5000000" office:value-type="float" office:value="-1500000" calcext:value-type="float">
            <text:p>-1500000</text:p>
          </table:table-cell>
          <table:table-cell table:formula="of:=SUMIF([.A$1:.A$1048576];&quot;&lt;=&quot;&amp; [.A270];[.F$1:.F$1048576])/[.A270]" office:value-type="float" office:value="505576.208178439" calcext:value-type="float">
            <text:p>505576,20817843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271]-[.C271])*[.B271]" office:value-type="float" office:value="9000000" calcext:value-type="float">
            <text:p>9000000</text:p>
          </table:table-cell>
          <table:table-cell table:formula="of:=[.E271]-5000000" office:value-type="float" office:value="4000000" calcext:value-type="float">
            <text:p>4000000</text:p>
          </table:table-cell>
          <table:table-cell table:formula="of:=SUMIF([.A$1:.A$1048576];&quot;&lt;=&quot;&amp; [.A271];[.F$1:.F$1048576])/[.A271]" office:value-type="float" office:value="518518.518518519" calcext:value-type="float">
            <text:p>518518,51851851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272]-[.C272])*[.B272]" office:value-type="float" office:value="14000000" calcext:value-type="float">
            <text:p>14000000</text:p>
          </table:table-cell>
          <table:table-cell table:formula="of:=[.E272]-5000000" office:value-type="float" office:value="9000000" calcext:value-type="float">
            <text:p>9000000</text:p>
          </table:table-cell>
          <table:table-cell table:formula="of:=SUMIF([.A$1:.A$1048576];&quot;&lt;=&quot;&amp; [.A272];[.F$1:.F$1048576])/[.A272]" office:value-type="float" office:value="549815.498154982" calcext:value-type="float">
            <text:p>549815,49815498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73]-[.C273])*[.B273]" office:value-type="float" office:value="3000000" calcext:value-type="float">
            <text:p>3000000</text:p>
          </table:table-cell>
          <table:table-cell table:formula="of:=[.E273]-5000000" office:value-type="float" office:value="-2000000" calcext:value-type="float">
            <text:p>-2000000</text:p>
          </table:table-cell>
          <table:table-cell table:formula="of:=SUMIF([.A$1:.A$1048576];&quot;&lt;=&quot;&amp; [.A273];[.F$1:.F$1048576])/[.A273]" office:value-type="float" office:value="540441.176470588" calcext:value-type="float">
            <text:p>540441,17647058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74]-[.C274])*[.B274]" office:value-type="float" office:value="6000000" calcext:value-type="float">
            <text:p>6000000</text:p>
          </table:table-cell>
          <table:table-cell table:formula="of:=[.E274]-5000000" office:value-type="float" office:value="1000000" calcext:value-type="float">
            <text:p>1000000</text:p>
          </table:table-cell>
          <table:table-cell table:formula="of:=SUMIF([.A$1:.A$1048576];&quot;&lt;=&quot;&amp; [.A274];[.F$1:.F$1048576])/[.A274]" office:value-type="float" office:value="542124.542124542" calcext:value-type="float">
            <text:p>542124,54212454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75]-[.C275])*[.B275]" office:value-type="float" office:value="2000000" calcext:value-type="float">
            <text:p>2000000</text:p>
          </table:table-cell>
          <table:table-cell table:formula="of:=[.E275]-5000000" office:value-type="float" office:value="-3000000" calcext:value-type="float">
            <text:p>-3000000</text:p>
          </table:table-cell>
          <table:table-cell table:formula="of:=SUMIF([.A$1:.A$1048576];&quot;&lt;=&quot;&amp; [.A275];[.F$1:.F$1048576])/[.A275]" office:value-type="float" office:value="529197.080291971" calcext:value-type="float">
            <text:p>529197,08029197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276]-[.C276])*[.B276]" office:value-type="float" office:value="2000000" calcext:value-type="float">
            <text:p>2000000</text:p>
          </table:table-cell>
          <table:table-cell table:formula="of:=[.E276]-5000000" office:value-type="float" office:value="-3000000" calcext:value-type="float">
            <text:p>-3000000</text:p>
          </table:table-cell>
          <table:table-cell table:formula="of:=SUMIF([.A$1:.A$1048576];&quot;&lt;=&quot;&amp; [.A276];[.F$1:.F$1048576])/[.A276]" office:value-type="float" office:value="516363.636363636" calcext:value-type="float">
            <text:p>516363,63636363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277]-[.C277])*[.B277]" office:value-type="float" office:value="10000000" calcext:value-type="float">
            <text:p>10000000</text:p>
          </table:table-cell>
          <table:table-cell table:formula="of:=[.E277]-5000000" office:value-type="float" office:value="5000000" calcext:value-type="float">
            <text:p>5000000</text:p>
          </table:table-cell>
          <table:table-cell table:formula="of:=SUMIF([.A$1:.A$1048576];&quot;&lt;=&quot;&amp; [.A277];[.F$1:.F$1048576])/[.A277]" office:value-type="float" office:value="532608.695652174" calcext:value-type="float">
            <text:p>532608,6956521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278]-[.C278])*[.B278]" office:value-type="float" office:value="10000000" calcext:value-type="float">
            <text:p>10000000</text:p>
          </table:table-cell>
          <table:table-cell table:formula="of:=[.E278]-5000000" office:value-type="float" office:value="5000000" calcext:value-type="float">
            <text:p>5000000</text:p>
          </table:table-cell>
          <table:table-cell table:formula="of:=SUMIF([.A$1:.A$1048576];&quot;&lt;=&quot;&amp; [.A278];[.F$1:.F$1048576])/[.A278]" office:value-type="float" office:value="548736.462093863" calcext:value-type="float">
            <text:p>548736,46209386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279]-[.C279])*[.B279]" office:value-type="float" office:value="1000000" calcext:value-type="float">
            <text:p>1000000</text:p>
          </table:table-cell>
          <table:table-cell table:formula="of:=[.E279]-5000000" office:value-type="float" office:value="-4000000" calcext:value-type="float">
            <text:p>-4000000</text:p>
          </table:table-cell>
          <table:table-cell table:formula="of:=SUMIF([.A$1:.A$1048576];&quot;&lt;=&quot;&amp; [.A279];[.F$1:.F$1048576])/[.A279]" office:value-type="float" office:value="532374.100719424" calcext:value-type="float">
            <text:p>532374,10071942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80]-[.C280])*[.B280]" office:value-type="float" office:value="3000000" calcext:value-type="float">
            <text:p>3000000</text:p>
          </table:table-cell>
          <table:table-cell table:formula="of:=[.E280]-5000000" office:value-type="float" office:value="-2000000" calcext:value-type="float">
            <text:p>-2000000</text:p>
          </table:table-cell>
          <table:table-cell table:formula="of:=SUMIF([.A$1:.A$1048576];&quot;&lt;=&quot;&amp; [.A280];[.F$1:.F$1048576])/[.A280]" office:value-type="float" office:value="523297.491039427" calcext:value-type="float">
            <text:p>523297,49103942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81]-[.C281])*[.B281]" office:value-type="float" office:value="3000000" calcext:value-type="float">
            <text:p>3000000</text:p>
          </table:table-cell>
          <table:table-cell table:formula="of:=[.E281]-5000000" office:value-type="float" office:value="-2000000" calcext:value-type="float">
            <text:p>-2000000</text:p>
          </table:table-cell>
          <table:table-cell table:formula="of:=SUMIF([.A$1:.A$1048576];&quot;&lt;=&quot;&amp; [.A281];[.F$1:.F$1048576])/[.A281]" office:value-type="float" office:value="514285.714285714" calcext:value-type="float">
            <text:p>514285,7142857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282]-[.C282])*[.B282]" office:value-type="float" office:value="1500000" calcext:value-type="float">
            <text:p>1500000</text:p>
          </table:table-cell>
          <table:table-cell table:formula="of:=[.E282]-5000000" office:value-type="float" office:value="-3500000" calcext:value-type="float">
            <text:p>-3500000</text:p>
          </table:table-cell>
          <table:table-cell table:formula="of:=SUMIF([.A$1:.A$1048576];&quot;&lt;=&quot;&amp; [.A282];[.F$1:.F$1048576])/[.A282]"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283]-[.C283])*[.B283]" office:value-type="float" office:value="1500000" calcext:value-type="float">
            <text:p>1500000</text:p>
          </table:table-cell>
          <table:table-cell table:formula="of:=[.E283]-5000000" office:value-type="float" office:value="-3500000" calcext:value-type="float">
            <text:p>-3500000</text:p>
          </table:table-cell>
          <table:table-cell table:formula="of:=SUMIF([.A$1:.A$1048576];&quot;&lt;=&quot;&amp; [.A283];[.F$1:.F$1048576])/[.A283]" office:value-type="float" office:value="485815.602836879" calcext:value-type="float">
            <text:p>485815,60283687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84]-[.C284])*[.B284]" office:value-type="float" office:value="4000000" calcext:value-type="float">
            <text:p>4000000</text:p>
          </table:table-cell>
          <table:table-cell table:formula="of:=[.E284]-5000000" office:value-type="float" office:value="-1000000" calcext:value-type="float">
            <text:p>-1000000</text:p>
          </table:table-cell>
          <table:table-cell table:formula="of:=SUMIF([.A$1:.A$1048576];&quot;&lt;=&quot;&amp; [.A284];[.F$1:.F$1048576])/[.A284]" office:value-type="float" office:value="480565.371024735" calcext:value-type="float">
            <text:p>480565,3710247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85]-[.C285])*[.B285]" office:value-type="float" office:value="3000000" calcext:value-type="float">
            <text:p>3000000</text:p>
          </table:table-cell>
          <table:table-cell table:formula="of:=[.E285]-5000000" office:value-type="float" office:value="-2000000" calcext:value-type="float">
            <text:p>-2000000</text:p>
          </table:table-cell>
          <table:table-cell table:formula="of:=SUMIF([.A$1:.A$1048576];&quot;&lt;=&quot;&amp; [.A285];[.F$1:.F$1048576])/[.A285]" office:value-type="float" office:value="471830.985915493" calcext:value-type="float">
            <text:p>471830,98591549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286]-[.C286])*[.B286]" office:value-type="float" office:value="8000000" calcext:value-type="float">
            <text:p>8000000</text:p>
          </table:table-cell>
          <table:table-cell table:formula="of:=[.E286]-5000000" office:value-type="float" office:value="3000000" calcext:value-type="float">
            <text:p>3000000</text:p>
          </table:table-cell>
          <table:table-cell table:formula="of:=SUMIF([.A$1:.A$1048576];&quot;&lt;=&quot;&amp; [.A286];[.F$1:.F$1048576])/[.A286]" office:value-type="float" office:value="480701.754385965" calcext:value-type="float">
            <text:p>480701,75438596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287]-[.C287])*[.B287]" office:value-type="float" office:value="6000000" calcext:value-type="float">
            <text:p>6000000</text:p>
          </table:table-cell>
          <table:table-cell table:formula="of:=[.E287]-5000000" office:value-type="float" office:value="1000000" calcext:value-type="float">
            <text:p>1000000</text:p>
          </table:table-cell>
          <table:table-cell table:formula="of:=SUMIF([.A$1:.A$1048576];&quot;&lt;=&quot;&amp; [.A287];[.F$1:.F$1048576])/[.A287]" office:value-type="float" office:value="482517.482517483" calcext:value-type="float">
            <text:p>482517,48251748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288]-[.C288])*[.B288]" office:value-type="float" office:value="6000000" calcext:value-type="float">
            <text:p>6000000</text:p>
          </table:table-cell>
          <table:table-cell table:formula="of:=[.E288]-5000000" office:value-type="float" office:value="1000000" calcext:value-type="float">
            <text:p>1000000</text:p>
          </table:table-cell>
          <table:table-cell table:formula="of:=SUMIF([.A$1:.A$1048576];&quot;&lt;=&quot;&amp; [.A288];[.F$1:.F$1048576])/[.A288]" office:value-type="float" office:value="484320.557491289" calcext:value-type="float">
            <text:p>484320,55749128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89]-[.C289])*[.B289]" office:value-type="float" office:value="3000000" calcext:value-type="float">
            <text:p>3000000</text:p>
          </table:table-cell>
          <table:table-cell table:formula="of:=[.E289]-5000000" office:value-type="float" office:value="-2000000" calcext:value-type="float">
            <text:p>-2000000</text:p>
          </table:table-cell>
          <table:table-cell table:formula="of:=SUMIF([.A$1:.A$1048576];&quot;&lt;=&quot;&amp; [.A289];[.F$1:.F$1048576])/[.A289]" office:value-type="float" office:value="475694.444444444" calcext:value-type="float">
            <text:p>475694,44444444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90]-[.C290])*[.B290]" office:value-type="float" office:value="1000000" calcext:value-type="float">
            <text:p>1000000</text:p>
          </table:table-cell>
          <table:table-cell table:formula="of:=[.E290]-5000000" office:value-type="float" office:value="-4000000" calcext:value-type="float">
            <text:p>-4000000</text:p>
          </table:table-cell>
          <table:table-cell table:formula="of:=SUMIF([.A$1:.A$1048576];&quot;&lt;=&quot;&amp; [.A290];[.F$1:.F$1048576])/[.A290]" office:value-type="float" office:value="460207.612456747" calcext:value-type="float">
            <text:p>460207,61245674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91]-[.C291])*[.B291]" office:value-type="float" office:value="3000000" calcext:value-type="float">
            <text:p>3000000</text:p>
          </table:table-cell>
          <table:table-cell table:formula="of:=[.E291]-5000000" office:value-type="float" office:value="-2000000" calcext:value-type="float">
            <text:p>-2000000</text:p>
          </table:table-cell>
          <table:table-cell table:formula="of:=SUMIF([.A$1:.A$1048576];&quot;&lt;=&quot;&amp; [.A291];[.F$1:.F$1048576])/[.A291]" office:value-type="float" office:value="451724.137931035" calcext:value-type="float">
            <text:p>451724,13793103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292]-[.C292])*[.B292]" office:value-type="float" office:value="2500000" calcext:value-type="float">
            <text:p>2500000</text:p>
          </table:table-cell>
          <table:table-cell table:formula="of:=[.E292]-5000000" office:value-type="float" office:value="-2500000" calcext:value-type="float">
            <text:p>-2500000</text:p>
          </table:table-cell>
          <table:table-cell table:formula="of:=SUMIF([.A$1:.A$1048576];&quot;&lt;=&quot;&amp; [.A292];[.F$1:.F$1048576])/[.A292]" office:value-type="float" office:value="441580.756013746" calcext:value-type="float">
            <text:p>441580,75601374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293]-[.C293])*[.B293]" office:value-type="float" office:value="7500000" calcext:value-type="float">
            <text:p>7500000</text:p>
          </table:table-cell>
          <table:table-cell table:formula="of:=[.E293]-5000000" office:value-type="float" office:value="2500000" calcext:value-type="float">
            <text:p>2500000</text:p>
          </table:table-cell>
          <table:table-cell table:formula="of:=SUMIF([.A$1:.A$1048576];&quot;&lt;=&quot;&amp; [.A293];[.F$1:.F$1048576])/[.A293]" office:value-type="float" office:value="448630.136986301" calcext:value-type="float">
            <text:p>448630,1369863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94]-[.C294])*[.B294]" office:value-type="float" office:value="4500000" calcext:value-type="float">
            <text:p>4500000</text:p>
          </table:table-cell>
          <table:table-cell table:formula="of:=[.E294]-5000000" office:value-type="float" office:value="-500000" calcext:value-type="float">
            <text:p>-500000</text:p>
          </table:table-cell>
          <table:table-cell table:formula="of:=SUMIF([.A$1:.A$1048576];&quot;&lt;=&quot;&amp; [.A294];[.F$1:.F$1048576])/[.A294]" office:value-type="float" office:value="445392.491467577" calcext:value-type="float">
            <text:p>445392,49146757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295]-[.C295])*[.B295]" office:value-type="float" office:value="4500000" calcext:value-type="float">
            <text:p>4500000</text:p>
          </table:table-cell>
          <table:table-cell table:formula="of:=[.E295]-5000000" office:value-type="float" office:value="-500000" calcext:value-type="float">
            <text:p>-500000</text:p>
          </table:table-cell>
          <table:table-cell table:formula="of:=SUMIF([.A$1:.A$1048576];&quot;&lt;=&quot;&amp; [.A295];[.F$1:.F$1048576])/[.A295]" office:value-type="float" office:value="442176.870748299" calcext:value-type="float">
            <text:p>442176,8707482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296]-[.C296])*[.B296]" office:value-type="float" office:value="6000000" calcext:value-type="float">
            <text:p>6000000</text:p>
          </table:table-cell>
          <table:table-cell table:formula="of:=[.E296]-5000000" office:value-type="float" office:value="1000000" calcext:value-type="float">
            <text:p>1000000</text:p>
          </table:table-cell>
          <table:table-cell table:formula="of:=SUMIF([.A$1:.A$1048576];&quot;&lt;=&quot;&amp; [.A296];[.F$1:.F$1048576])/[.A296]" office:value-type="float" office:value="444067.79661017" calcext:value-type="float">
            <text:p>444067,796610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297]-[.C297])*[.B297]" office:value-type="float" office:value="4000000" calcext:value-type="float">
            <text:p>4000000</text:p>
          </table:table-cell>
          <table:table-cell table:formula="of:=[.E297]-5000000" office:value-type="float" office:value="-1000000" calcext:value-type="float">
            <text:p>-1000000</text:p>
          </table:table-cell>
          <table:table-cell table:formula="of:=SUMIF([.A$1:.A$1048576];&quot;&lt;=&quot;&amp; [.A297];[.F$1:.F$1048576])/[.A297]" office:value-type="float" office:value="439189.189189189" calcext:value-type="float">
            <text:p>439189,18918918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298]-[.C298])*[.B298]" office:value-type="float" office:value="0" calcext:value-type="float">
            <text:p>0</text:p>
          </table:table-cell>
          <table:table-cell table:formula="of:=[.E298]-5000000" office:value-type="float" office:value="-5000000" calcext:value-type="float">
            <text:p>-5000000</text:p>
          </table:table-cell>
          <table:table-cell table:formula="of:=SUMIF([.A$1:.A$1048576];&quot;&lt;=&quot;&amp; [.A298];[.F$1:.F$1048576])/[.A298]" office:value-type="float" office:value="420875.420875421" calcext:value-type="float">
            <text:p>420875,42087542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299]-[.C299])*[.B299]" office:value-type="float" office:value="1500000" calcext:value-type="float">
            <text:p>1500000</text:p>
          </table:table-cell>
          <table:table-cell table:formula="of:=[.E299]-5000000" office:value-type="float" office:value="-3500000" calcext:value-type="float">
            <text:p>-3500000</text:p>
          </table:table-cell>
          <table:table-cell table:formula="of:=SUMIF([.A$1:.A$1048576];&quot;&lt;=&quot;&amp; [.A299];[.F$1:.F$1048576])/[.A299]" office:value-type="float" office:value="407718.120805369" calcext:value-type="float">
            <text:p>407718,12080536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300]-[.C300])*[.B300]" office:value-type="float" office:value="4000000" calcext:value-type="float">
            <text:p>4000000</text:p>
          </table:table-cell>
          <table:table-cell table:formula="of:=[.E300]-5000000" office:value-type="float" office:value="-1000000" calcext:value-type="float">
            <text:p>-1000000</text:p>
          </table:table-cell>
          <table:table-cell table:formula="of:=SUMIF([.A$1:.A$1048576];&quot;&lt;=&quot;&amp; [.A300];[.F$1:.F$1048576])/[.A300]" office:value-type="float" office:value="403010.033444816" calcext:value-type="float">
            <text:p>403010,0334448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301]-[.C301])*[.B301]" office:value-type="float" office:value="7000000" calcext:value-type="float">
            <text:p>7000000</text:p>
          </table:table-cell>
          <table:table-cell table:formula="of:=[.E301]-5000000" office:value-type="float" office:value="2000000" calcext:value-type="float">
            <text:p>2000000</text:p>
          </table:table-cell>
          <table:table-cell table:formula="of:=SUMIF([.A$1:.A$1048576];&quot;&lt;=&quot;&amp; [.A301];[.F$1:.F$1048576])/[.A301]" office:value-type="float" office:value="408333.333333333" calcext:value-type="float">
            <text:p>408333,3333333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02]-[.C302])*[.B302]" office:value-type="float" office:value="12000000" calcext:value-type="float">
            <text:p>12000000</text:p>
          </table:table-cell>
          <table:table-cell table:formula="of:=[.E302]-5000000" office:value-type="float" office:value="7000000" calcext:value-type="float">
            <text:p>7000000</text:p>
          </table:table-cell>
          <table:table-cell table:formula="of:=SUMIF([.A$1:.A$1048576];&quot;&lt;=&quot;&amp; [.A302];[.F$1:.F$1048576])/[.A302]" office:value-type="float" office:value="430232.558139535" calcext:value-type="float">
            <text:p>430232,55813953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303]-[.C303])*[.B303]" office:value-type="float" office:value="10500000" calcext:value-type="float">
            <text:p>10500000</text:p>
          </table:table-cell>
          <table:table-cell table:formula="of:=[.E303]-5000000" office:value-type="float" office:value="5500000" calcext:value-type="float">
            <text:p>5500000</text:p>
          </table:table-cell>
          <table:table-cell table:formula="of:=SUMIF([.A$1:.A$1048576];&quot;&lt;=&quot;&amp; [.A303];[.F$1:.F$1048576])/[.A303]" office:value-type="float" office:value="447019.867549669" calcext:value-type="float">
            <text:p>447019,86754966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304]-[.C304])*[.B304]" office:value-type="float" office:value="1500000" calcext:value-type="float">
            <text:p>1500000</text:p>
          </table:table-cell>
          <table:table-cell table:formula="of:=[.E304]-5000000" office:value-type="float" office:value="-3500000" calcext:value-type="float">
            <text:p>-3500000</text:p>
          </table:table-cell>
          <table:table-cell table:formula="of:=SUMIF([.A$1:.A$1048576];&quot;&lt;=&quot;&amp; [.A304];[.F$1:.F$1048576])/[.A304]" office:value-type="float" office:value="433993.399339934" calcext:value-type="float">
            <text:p>433993,39933993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05]-[.C305])*[.B305]" office:value-type="float" office:value="3000000" calcext:value-type="float">
            <text:p>3000000</text:p>
          </table:table-cell>
          <table:table-cell table:formula="of:=[.E305]-5000000" office:value-type="float" office:value="-2000000" calcext:value-type="float">
            <text:p>-2000000</text:p>
          </table:table-cell>
          <table:table-cell table:formula="of:=SUMIF([.A$1:.A$1048576];&quot;&lt;=&quot;&amp; [.A305];[.F$1:.F$1048576])/[.A305]" office:value-type="float" office:value="425986.842105263" calcext:value-type="float">
            <text:p>425986,84210526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306]-[.C306])*[.B306]" office:value-type="float" office:value="10500000" calcext:value-type="float">
            <text:p>10500000</text:p>
          </table:table-cell>
          <table:table-cell table:formula="of:=[.E306]-5000000" office:value-type="float" office:value="5500000" calcext:value-type="float">
            <text:p>5500000</text:p>
          </table:table-cell>
          <table:table-cell table:formula="of:=SUMIF([.A$1:.A$1048576];&quot;&lt;=&quot;&amp; [.A306];[.F$1:.F$1048576])/[.A306]" office:value-type="float" office:value="442622.950819672" calcext:value-type="float">
            <text:p>442622,95081967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307]-[.C307])*[.B307]" office:value-type="float" office:value="6000000" calcext:value-type="float">
            <text:p>6000000</text:p>
          </table:table-cell>
          <table:table-cell table:formula="of:=[.E307]-5000000" office:value-type="float" office:value="1000000" calcext:value-type="float">
            <text:p>1000000</text:p>
          </table:table-cell>
          <table:table-cell table:formula="of:=SUMIF([.A$1:.A$1048576];&quot;&lt;=&quot;&amp; [.A307];[.F$1:.F$1048576])/[.A307]" office:value-type="float" office:value="444444.444444444" calcext:value-type="float">
            <text:p>444444,44444444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0000" calcext:value-type="float">
            <text:p>5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308]-[.C308])*[.B308]" office:value-type="float" office:value="4000000" calcext:value-type="float">
            <text:p>4000000</text:p>
          </table:table-cell>
          <table:table-cell table:formula="of:=[.E308]-5000000" office:value-type="float" office:value="-1000000" calcext:value-type="float">
            <text:p>-1000000</text:p>
          </table:table-cell>
          <table:table-cell table:formula="of:=SUMIF([.A$1:.A$1048576];&quot;&lt;=&quot;&amp; [.A308];[.F$1:.F$1048576])/[.A308]" office:value-type="float" office:value="439739.413680782" calcext:value-type="float">
            <text:p>439739,41368078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09]-[.C309])*[.B309]" office:value-type="float" office:value="5000000" calcext:value-type="float">
            <text:p>5000000</text:p>
          </table:table-cell>
          <table:table-cell table:formula="of:=[.E309]-5000000" office:value-type="float" office:value="0" calcext:value-type="float">
            <text:p>0</text:p>
          </table:table-cell>
          <table:table-cell table:formula="of:=SUMIF([.A$1:.A$1048576];&quot;&lt;=&quot;&amp; [.A309];[.F$1:.F$1048576])/[.A309]" office:value-type="float" office:value="438311.688311688" calcext:value-type="float">
            <text:p>438311,68831168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310]-[.C310])*[.B310]" office:value-type="float" office:value="3000000" calcext:value-type="float">
            <text:p>3000000</text:p>
          </table:table-cell>
          <table:table-cell table:formula="of:=[.E310]-5000000" office:value-type="float" office:value="-2000000" calcext:value-type="float">
            <text:p>-2000000</text:p>
          </table:table-cell>
          <table:table-cell table:formula="of:=SUMIF([.A$1:.A$1048576];&quot;&lt;=&quot;&amp; [.A310];[.F$1:.F$1048576])/[.A310]" office:value-type="float" office:value="430420.71197411" calcext:value-type="float">
            <text:p>430420,711974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11]-[.C311])*[.B311]" office:value-type="float" office:value="12000000" calcext:value-type="float">
            <text:p>12000000</text:p>
          </table:table-cell>
          <table:table-cell table:formula="of:=[.E311]-5000000" office:value-type="float" office:value="7000000" calcext:value-type="float">
            <text:p>7000000</text:p>
          </table:table-cell>
          <table:table-cell table:formula="of:=SUMIF([.A$1:.A$1048576];&quot;&lt;=&quot;&amp; [.A311];[.F$1:.F$1048576])/[.A311]" office:value-type="float" office:value="451612.903225806" calcext:value-type="float">
            <text:p>451612,90322580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312]-[.C312])*[.B312]" office:value-type="float" office:value="1500000" calcext:value-type="float">
            <text:p>1500000</text:p>
          </table:table-cell>
          <table:table-cell table:formula="of:=[.E312]-5000000" office:value-type="float" office:value="-3500000" calcext:value-type="float">
            <text:p>-3500000</text:p>
          </table:table-cell>
          <table:table-cell table:formula="of:=SUMIF([.A$1:.A$1048576];&quot;&lt;=&quot;&amp; [.A312];[.F$1:.F$1048576])/[.A312]" office:value-type="float" office:value="438906.752411576" calcext:value-type="float">
            <text:p>438906,7524115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313]-[.C313])*[.B313]" office:value-type="float" office:value="0" calcext:value-type="float">
            <text:p>0</text:p>
          </table:table-cell>
          <table:table-cell table:formula="of:=[.E313]-5000000" office:value-type="float" office:value="-5000000" calcext:value-type="float">
            <text:p>-5000000</text:p>
          </table:table-cell>
          <table:table-cell table:formula="of:=SUMIF([.A$1:.A$1048576];&quot;&lt;=&quot;&amp; [.A313];[.F$1:.F$1048576])/[.A313]" office:value-type="float" office:value="421474.358974359" calcext:value-type="float">
            <text:p>421474,35897435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314]-[.C314])*[.B314]" office:value-type="float" office:value="1500000" calcext:value-type="float">
            <text:p>1500000</text:p>
          </table:table-cell>
          <table:table-cell table:formula="of:=[.E314]-5000000" office:value-type="float" office:value="-3500000" calcext:value-type="float">
            <text:p>-3500000</text:p>
          </table:table-cell>
          <table:table-cell table:formula="of:=SUMIF([.A$1:.A$1048576];&quot;&lt;=&quot;&amp; [.A314];[.F$1:.F$1048576])/[.A314]" office:value-type="float" office:value="408945.686900958" calcext:value-type="float">
            <text:p>408945,68690095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315]-[.C315])*[.B315]" office:value-type="float" office:value="0" calcext:value-type="float">
            <text:p>0</text:p>
          </table:table-cell>
          <table:table-cell table:formula="of:=[.E315]-5000000" office:value-type="float" office:value="-5000000" calcext:value-type="float">
            <text:p>-5000000</text:p>
          </table:table-cell>
          <table:table-cell table:formula="of:=SUMIF([.A$1:.A$1048576];&quot;&lt;=&quot;&amp; [.A315];[.F$1:.F$1048576])/[.A315]" office:value-type="float" office:value="391719.74522293" calcext:value-type="float">
            <text:p>391719,7452229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16]-[.C316])*[.B316]" office:value-type="float" office:value="7500000" calcext:value-type="float">
            <text:p>7500000</text:p>
          </table:table-cell>
          <table:table-cell table:formula="of:=[.E316]-5000000" office:value-type="float" office:value="2500000" calcext:value-type="float">
            <text:p>2500000</text:p>
          </table:table-cell>
          <table:table-cell table:formula="of:=SUMIF([.A$1:.A$1048576];&quot;&lt;=&quot;&amp; [.A316];[.F$1:.F$1048576])/[.A316]" office:value-type="float" office:value="398412.698412698" calcext:value-type="float">
            <text:p>398412,69841269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17]-[.C317])*[.B317]" office:value-type="float" office:value="12000000" calcext:value-type="float">
            <text:p>12000000</text:p>
          </table:table-cell>
          <table:table-cell table:formula="of:=[.E317]-5000000" office:value-type="float" office:value="7000000" calcext:value-type="float">
            <text:p>7000000</text:p>
          </table:table-cell>
          <table:table-cell table:formula="of:=SUMIF([.A$1:.A$1048576];&quot;&lt;=&quot;&amp; [.A317];[.F$1:.F$1048576])/[.A317]" office:value-type="float" office:value="419303.797468354" calcext:value-type="float">
            <text:p>419303,79746835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18]-[.C318])*[.B318]" office:value-type="float" office:value="12000000" calcext:value-type="float">
            <text:p>12000000</text:p>
          </table:table-cell>
          <table:table-cell table:formula="of:=[.E318]-5000000" office:value-type="float" office:value="7000000" calcext:value-type="float">
            <text:p>7000000</text:p>
          </table:table-cell>
          <table:table-cell table:formula="of:=SUMIF([.A$1:.A$1048576];&quot;&lt;=&quot;&amp; [.A318];[.F$1:.F$1048576])/[.A318]" office:value-type="float" office:value="440063.09148265" calcext:value-type="float">
            <text:p>440063,0914826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19]-[.C319])*[.B319]" office:value-type="float" office:value="10000000" calcext:value-type="float">
            <text:p>10000000</text:p>
          </table:table-cell>
          <table:table-cell table:formula="of:=[.E319]-5000000" office:value-type="float" office:value="5000000" calcext:value-type="float">
            <text:p>5000000</text:p>
          </table:table-cell>
          <table:table-cell table:formula="of:=SUMIF([.A$1:.A$1048576];&quot;&lt;=&quot;&amp; [.A319];[.F$1:.F$1048576])/[.A319]" office:value-type="float" office:value="454402.51572327" calcext:value-type="float">
            <text:p>454402,5157232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20]-[.C320])*[.B320]" office:value-type="float" office:value="12000000" calcext:value-type="float">
            <text:p>12000000</text:p>
          </table:table-cell>
          <table:table-cell table:formula="of:=[.E320]-5000000" office:value-type="float" office:value="7000000" calcext:value-type="float">
            <text:p>7000000</text:p>
          </table:table-cell>
          <table:table-cell table:formula="of:=SUMIF([.A$1:.A$1048576];&quot;&lt;=&quot;&amp; [.A320];[.F$1:.F$1048576])/[.A320]" office:value-type="float" office:value="474921.630094044" calcext:value-type="float">
            <text:p>474921,63009404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21]-[.C321])*[.B321]" office:value-type="float" office:value="3000000" calcext:value-type="float">
            <text:p>3000000</text:p>
          </table:table-cell>
          <table:table-cell table:formula="of:=[.E321]-5000000" office:value-type="float" office:value="-2000000" calcext:value-type="float">
            <text:p>-2000000</text:p>
          </table:table-cell>
          <table:table-cell table:formula="of:=SUMIF([.A$1:.A$1048576];&quot;&lt;=&quot;&amp; [.A321];[.F$1:.F$1048576])/[.A321]" office:value-type="float" office:value="467187.5" calcext:value-type="float">
            <text:p>467187,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0000" calcext:value-type="float">
            <text:p>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322]-[.C322])*[.B322]" office:value-type="float" office:value="3500000" calcext:value-type="float">
            <text:p>3500000</text:p>
          </table:table-cell>
          <table:table-cell table:formula="of:=[.E322]-5000000" office:value-type="float" office:value="-1500000" calcext:value-type="float">
            <text:p>-1500000</text:p>
          </table:table-cell>
          <table:table-cell table:formula="of:=SUMIF([.A$1:.A$1048576];&quot;&lt;=&quot;&amp; [.A322];[.F$1:.F$1048576])/[.A322]" office:value-type="float" office:value="461059.190031153" calcext:value-type="float">
            <text:p>461059,19003115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323]-[.C323])*[.B323]" office:value-type="float" office:value="10500000" calcext:value-type="float">
            <text:p>10500000</text:p>
          </table:table-cell>
          <table:table-cell table:formula="of:=[.E323]-5000000" office:value-type="float" office:value="5500000" calcext:value-type="float">
            <text:p>5500000</text:p>
          </table:table-cell>
          <table:table-cell table:formula="of:=SUMIF([.A$1:.A$1048576];&quot;&lt;=&quot;&amp; [.A323];[.F$1:.F$1048576])/[.A323]" office:value-type="float" office:value="476708.074534162" calcext:value-type="float">
            <text:p>476708,0745341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324]-[.C324])*[.B324]" office:value-type="float" office:value="6000000" calcext:value-type="float">
            <text:p>6000000</text:p>
          </table:table-cell>
          <table:table-cell table:formula="of:=[.E324]-5000000" office:value-type="float" office:value="1000000" calcext:value-type="float">
            <text:p>1000000</text:p>
          </table:table-cell>
          <table:table-cell table:formula="of:=SUMIF([.A$1:.A$1048576];&quot;&lt;=&quot;&amp; [.A324];[.F$1:.F$1048576])/[.A324]" office:value-type="float" office:value="478328.173374613" calcext:value-type="float">
            <text:p>478328,1733746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325]-[.C325])*[.B325]" office:value-type="float" office:value="3000000" calcext:value-type="float">
            <text:p>3000000</text:p>
          </table:table-cell>
          <table:table-cell table:formula="of:=[.E325]-5000000" office:value-type="float" office:value="-2000000" calcext:value-type="float">
            <text:p>-2000000</text:p>
          </table:table-cell>
          <table:table-cell table:formula="of:=SUMIF([.A$1:.A$1048576];&quot;&lt;=&quot;&amp; [.A325];[.F$1:.F$1048576])/[.A325]" office:value-type="float" office:value="470679.012345679" calcext:value-type="float">
            <text:p>470679,01234567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326]-[.C326])*[.B326]" office:value-type="float" office:value="2000000" calcext:value-type="float">
            <text:p>2000000</text:p>
          </table:table-cell>
          <table:table-cell table:formula="of:=[.E326]-5000000" office:value-type="float" office:value="-3000000" calcext:value-type="float">
            <text:p>-3000000</text:p>
          </table:table-cell>
          <table:table-cell table:formula="of:=SUMIF([.A$1:.A$1048576];&quot;&lt;=&quot;&amp; [.A326];[.F$1:.F$1048576])/[.A326]" office:value-type="float" office:value="460000" calcext:value-type="float">
            <text:p>46000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formula="of:=([.D327]-[.C327])*[.B327]" office:value-type="float" office:value="5000000" calcext:value-type="float">
            <text:p>5000000</text:p>
          </table:table-cell>
          <table:table-cell table:formula="of:=[.E327]-5000000" office:value-type="float" office:value="0" calcext:value-type="float">
            <text:p>0</text:p>
          </table:table-cell>
          <table:table-cell table:formula="of:=SUMIF([.A$1:.A$1048576];&quot;&lt;=&quot;&amp; [.A327];[.F$1:.F$1048576])/[.A327]" office:value-type="float" office:value="458588.957055215" calcext:value-type="float">
            <text:p>458588,95705521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28]-[.C328])*[.B328]" office:value-type="float" office:value="2500000" calcext:value-type="float">
            <text:p>2500000</text:p>
          </table:table-cell>
          <table:table-cell table:formula="of:=[.E328]-5000000" office:value-type="float" office:value="-2500000" calcext:value-type="float">
            <text:p>-2500000</text:p>
          </table:table-cell>
          <table:table-cell table:formula="of:=SUMIF([.A$1:.A$1048576];&quot;&lt;=&quot;&amp; [.A328];[.F$1:.F$1048576])/[.A328]" office:value-type="float" office:value="449541.28440367" calcext:value-type="float">
            <text:p>449541,2844036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329]-[.C329])*[.B329]" office:value-type="float" office:value="4000000" calcext:value-type="float">
            <text:p>4000000</text:p>
          </table:table-cell>
          <table:table-cell table:formula="of:=[.E329]-5000000" office:value-type="float" office:value="-1000000" calcext:value-type="float">
            <text:p>-1000000</text:p>
          </table:table-cell>
          <table:table-cell table:formula="of:=SUMIF([.A$1:.A$1048576];&quot;&lt;=&quot;&amp; [.A329];[.F$1:.F$1048576])/[.A329]" office:value-type="float" office:value="445121.951219512" calcext:value-type="float">
            <text:p>445121,95121951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330]-[.C330])*[.B330]" office:value-type="float" office:value="3000000" calcext:value-type="float">
            <text:p>3000000</text:p>
          </table:table-cell>
          <table:table-cell table:formula="of:=[.E330]-5000000" office:value-type="float" office:value="-2000000" calcext:value-type="float">
            <text:p>-2000000</text:p>
          </table:table-cell>
          <table:table-cell table:formula="of:=SUMIF([.A$1:.A$1048576];&quot;&lt;=&quot;&amp; [.A330];[.F$1:.F$1048576])/[.A330]" office:value-type="float" office:value="437689.969604863" calcext:value-type="float">
            <text:p>437689,96960486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31]-[.C331])*[.B331]" office:value-type="float" office:value="2500000" calcext:value-type="float">
            <text:p>2500000</text:p>
          </table:table-cell>
          <table:table-cell table:formula="of:=[.E331]-5000000" office:value-type="float" office:value="-2500000" calcext:value-type="float">
            <text:p>-2500000</text:p>
          </table:table-cell>
          <table:table-cell table:formula="of:=SUMIF([.A$1:.A$1048576];&quot;&lt;=&quot;&amp; [.A331];[.F$1:.F$1048576])/[.A331]" office:value-type="float" office:value="428787.878787879" calcext:value-type="float">
            <text:p>428787,87878787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32]-[.C332])*[.B332]" office:value-type="float" office:value="3000000" calcext:value-type="float">
            <text:p>3000000</text:p>
          </table:table-cell>
          <table:table-cell table:formula="of:=[.E332]-5000000" office:value-type="float" office:value="-2000000" calcext:value-type="float">
            <text:p>-2000000</text:p>
          </table:table-cell>
          <table:table-cell table:formula="of:=SUMIF([.A$1:.A$1048576];&quot;&lt;=&quot;&amp; [.A332];[.F$1:.F$1048576])/[.A332]" office:value-type="float" office:value="421450.151057402" calcext:value-type="float">
            <text:p>421450,15105740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333]-[.C333])*[.B333]" office:value-type="float" office:value="0" calcext:value-type="float">
            <text:p>0</text:p>
          </table:table-cell>
          <table:table-cell table:formula="of:=[.E333]-5000000" office:value-type="float" office:value="-5000000" calcext:value-type="float">
            <text:p>-5000000</text:p>
          </table:table-cell>
          <table:table-cell table:formula="of:=SUMIF([.A$1:.A$1048576];&quot;&lt;=&quot;&amp; [.A333];[.F$1:.F$1048576])/[.A333]" office:value-type="float" office:value="405120.481927711" calcext:value-type="float">
            <text:p>405120,4819277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334]-[.C334])*[.B334]" office:value-type="float" office:value="4000000" calcext:value-type="float">
            <text:p>4000000</text:p>
          </table:table-cell>
          <table:table-cell table:formula="of:=[.E334]-5000000" office:value-type="float" office:value="-1000000" calcext:value-type="float">
            <text:p>-1000000</text:p>
          </table:table-cell>
          <table:table-cell table:formula="of:=SUMIF([.A$1:.A$1048576];&quot;&lt;=&quot;&amp; [.A334];[.F$1:.F$1048576])/[.A334]" office:value-type="float" office:value="400900.900900901" calcext:value-type="float">
            <text:p>400900,9009009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35]-[.C335])*[.B335]" office:value-type="float" office:value="5000000" calcext:value-type="float">
            <text:p>5000000</text:p>
          </table:table-cell>
          <table:table-cell table:formula="of:=[.E335]-5000000" office:value-type="float" office:value="0" calcext:value-type="float">
            <text:p>0</text:p>
          </table:table-cell>
          <table:table-cell table:formula="of:=SUMIF([.A$1:.A$1048576];&quot;&lt;=&quot;&amp; [.A335];[.F$1:.F$1048576])/[.A335]" office:value-type="float" office:value="399700.598802395" calcext:value-type="float">
            <text:p>399700,59880239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336]-[.C336])*[.B336]" office:value-type="float" office:value="4000000" calcext:value-type="float">
            <text:p>4000000</text:p>
          </table:table-cell>
          <table:table-cell table:formula="of:=[.E336]-5000000" office:value-type="float" office:value="-1000000" calcext:value-type="float">
            <text:p>-1000000</text:p>
          </table:table-cell>
          <table:table-cell table:formula="of:=SUMIF([.A$1:.A$1048576];&quot;&lt;=&quot;&amp; [.A336];[.F$1:.F$1048576])/[.A336]" office:value-type="float" office:value="395522.388059701" calcext:value-type="float">
            <text:p>395522,3880597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337]-[.C337])*[.B337]" office:value-type="float" office:value="0" calcext:value-type="float">
            <text:p>0</text:p>
          </table:table-cell>
          <table:table-cell table:formula="of:=[.E337]-5000000" office:value-type="float" office:value="-5000000" calcext:value-type="float">
            <text:p>-5000000</text:p>
          </table:table-cell>
          <table:table-cell table:formula="of:=SUMIF([.A$1:.A$1048576];&quot;&lt;=&quot;&amp; [.A337];[.F$1:.F$1048576])/[.A337]" office:value-type="float" office:value="379464.285714286" calcext:value-type="float">
            <text:p>379464,28571428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338]-[.C338])*[.B338]" office:value-type="float" office:value="4000000" calcext:value-type="float">
            <text:p>4000000</text:p>
          </table:table-cell>
          <table:table-cell table:formula="of:=[.E338]-5000000" office:value-type="float" office:value="-1000000" calcext:value-type="float">
            <text:p>-1000000</text:p>
          </table:table-cell>
          <table:table-cell table:formula="of:=SUMIF([.A$1:.A$1048576];&quot;&lt;=&quot;&amp; [.A338];[.F$1:.F$1048576])/[.A338]" office:value-type="float" office:value="375370.919881306" calcext:value-type="float">
            <text:p>375370,91988130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339]-[.C339])*[.B339]" office:value-type="float" office:value="14000000" calcext:value-type="float">
            <text:p>14000000</text:p>
          </table:table-cell>
          <table:table-cell table:formula="of:=[.E339]-5000000" office:value-type="float" office:value="9000000" calcext:value-type="float">
            <text:p>9000000</text:p>
          </table:table-cell>
          <table:table-cell table:formula="of:=SUMIF([.A$1:.A$1048576];&quot;&lt;=&quot;&amp; [.A339];[.F$1:.F$1048576])/[.A339]" office:value-type="float" office:value="400887.573964497" calcext:value-type="float">
            <text:p>400887,57396449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340]-[.C340])*[.B340]" office:value-type="float" office:value="6000000" calcext:value-type="float">
            <text:p>6000000</text:p>
          </table:table-cell>
          <table:table-cell table:formula="of:=[.E340]-5000000" office:value-type="float" office:value="1000000" calcext:value-type="float">
            <text:p>1000000</text:p>
          </table:table-cell>
          <table:table-cell table:formula="of:=SUMIF([.A$1:.A$1048576];&quot;&lt;=&quot;&amp; [.A340];[.F$1:.F$1048576])/[.A340]" office:value-type="float" office:value="402654.867256637" calcext:value-type="float">
            <text:p>402654,86725663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41]-[.C341])*[.B341]" office:value-type="float" office:value="3000000" calcext:value-type="float">
            <text:p>3000000</text:p>
          </table:table-cell>
          <table:table-cell table:formula="of:=[.E341]-5000000" office:value-type="float" office:value="-2000000" calcext:value-type="float">
            <text:p>-2000000</text:p>
          </table:table-cell>
          <table:table-cell table:formula="of:=SUMIF([.A$1:.A$1048576];&quot;&lt;=&quot;&amp; [.A341];[.F$1:.F$1048576])/[.A341]" office:value-type="float" office:value="395588.235294118" calcext:value-type="float">
            <text:p>395588,2352941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342]-[.C342])*[.B342]" office:value-type="float" office:value="2000000" calcext:value-type="float">
            <text:p>2000000</text:p>
          </table:table-cell>
          <table:table-cell table:formula="of:=[.E342]-5000000" office:value-type="float" office:value="-3000000" calcext:value-type="float">
            <text:p>-3000000</text:p>
          </table:table-cell>
          <table:table-cell table:formula="of:=SUMIF([.A$1:.A$1048576];&quot;&lt;=&quot;&amp; [.A342];[.F$1:.F$1048576])/[.A342]" office:value-type="float" office:value="385630.498533724" calcext:value-type="float">
            <text:p>385630,49853372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343]-[.C343])*[.B343]" office:value-type="float" office:value="3000000" calcext:value-type="float">
            <text:p>3000000</text:p>
          </table:table-cell>
          <table:table-cell table:formula="of:=[.E343]-5000000" office:value-type="float" office:value="-2000000" calcext:value-type="float">
            <text:p>-2000000</text:p>
          </table:table-cell>
          <table:table-cell table:formula="of:=SUMIF([.A$1:.A$1048576];&quot;&lt;=&quot;&amp; [.A343];[.F$1:.F$1048576])/[.A343]" office:value-type="float" office:value="378654.970760234" calcext:value-type="float">
            <text:p>378654,97076023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44]-[.C344])*[.B344]" office:value-type="float" office:value="5000000" calcext:value-type="float">
            <text:p>5000000</text:p>
          </table:table-cell>
          <table:table-cell table:formula="of:=[.E344]-5000000" office:value-type="float" office:value="0" calcext:value-type="float">
            <text:p>0</text:p>
          </table:table-cell>
          <table:table-cell table:formula="of:=SUMIF([.A$1:.A$1048576];&quot;&lt;=&quot;&amp; [.A344];[.F$1:.F$1048576])/[.A344]" office:value-type="float" office:value="377551.020408163" calcext:value-type="float">
            <text:p>377551,02040816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345]-[.C345])*[.B345]" office:value-type="float" office:value="3000000" calcext:value-type="float">
            <text:p>3000000</text:p>
          </table:table-cell>
          <table:table-cell table:formula="of:=[.E345]-5000000" office:value-type="float" office:value="-2000000" calcext:value-type="float">
            <text:p>-2000000</text:p>
          </table:table-cell>
          <table:table-cell table:formula="of:=SUMIF([.A$1:.A$1048576];&quot;&lt;=&quot;&amp; [.A345];[.F$1:.F$1048576])/[.A345]" office:value-type="float" office:value="370639.534883721" calcext:value-type="float">
            <text:p>370639,5348837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346]-[.C346])*[.B346]" office:value-type="float" office:value="12000000" calcext:value-type="float">
            <text:p>12000000</text:p>
          </table:table-cell>
          <table:table-cell table:formula="of:=[.E346]-5000000" office:value-type="float" office:value="7000000" calcext:value-type="float">
            <text:p>7000000</text:p>
          </table:table-cell>
          <table:table-cell table:formula="of:=SUMIF([.A$1:.A$1048576];&quot;&lt;=&quot;&amp; [.A346];[.F$1:.F$1048576])/[.A346]" office:value-type="float" office:value="389855.072463768" calcext:value-type="float">
            <text:p>389855,07246376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47]-[.C347])*[.B347]" office:value-type="float" office:value="6000000" calcext:value-type="float">
            <text:p>6000000</text:p>
          </table:table-cell>
          <table:table-cell table:formula="of:=[.E347]-5000000" office:value-type="float" office:value="1000000" calcext:value-type="float">
            <text:p>1000000</text:p>
          </table:table-cell>
          <table:table-cell table:formula="of:=SUMIF([.A$1:.A$1048576];&quot;&lt;=&quot;&amp; [.A347];[.F$1:.F$1048576])/[.A347]" office:value-type="float" office:value="391618.497109827" calcext:value-type="float">
            <text:p>391618,49710982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348]-[.C348])*[.B348]" office:value-type="float" office:value="9000000" calcext:value-type="float">
            <text:p>9000000</text:p>
          </table:table-cell>
          <table:table-cell table:formula="of:=[.E348]-5000000" office:value-type="float" office:value="4000000" calcext:value-type="float">
            <text:p>4000000</text:p>
          </table:table-cell>
          <table:table-cell table:formula="of:=SUMIF([.A$1:.A$1048576];&quot;&lt;=&quot;&amp; [.A348];[.F$1:.F$1048576])/[.A348]" office:value-type="float" office:value="402017.291066282" calcext:value-type="float">
            <text:p>402017,29106628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49]-[.C349])*[.B349]" office:value-type="float" office:value="9000000" calcext:value-type="float">
            <text:p>9000000</text:p>
          </table:table-cell>
          <table:table-cell table:formula="of:=[.E349]-5000000" office:value-type="float" office:value="4000000" calcext:value-type="float">
            <text:p>4000000</text:p>
          </table:table-cell>
          <table:table-cell table:formula="of:=SUMIF([.A$1:.A$1048576];&quot;&lt;=&quot;&amp; [.A349];[.F$1:.F$1048576])/[.A349]" office:value-type="float" office:value="412356.321839081" calcext:value-type="float">
            <text:p>412356,3218390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350]-[.C350])*[.B350]" office:value-type="float" office:value="9000000" calcext:value-type="float">
            <text:p>9000000</text:p>
          </table:table-cell>
          <table:table-cell table:formula="of:=[.E350]-5000000" office:value-type="float" office:value="4000000" calcext:value-type="float">
            <text:p>4000000</text:p>
          </table:table-cell>
          <table:table-cell table:formula="of:=SUMIF([.A$1:.A$1048576];&quot;&lt;=&quot;&amp; [.A350];[.F$1:.F$1048576])/[.A350]" office:value-type="float" office:value="422636.103151863" calcext:value-type="float">
            <text:p>422636,10315186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51]-[.C351])*[.B351]" office:value-type="float" office:value="5000000" calcext:value-type="float">
            <text:p>5000000</text:p>
          </table:table-cell>
          <table:table-cell table:formula="of:=[.E351]-5000000" office:value-type="float" office:value="0" calcext:value-type="float">
            <text:p>0</text:p>
          </table:table-cell>
          <table:table-cell table:formula="of:=SUMIF([.A$1:.A$1048576];&quot;&lt;=&quot;&amp; [.A351];[.F$1:.F$1048576])/[.A351]" office:value-type="float" office:value="421428.571428571" calcext:value-type="float">
            <text:p>421428,57142857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52]-[.C352])*[.B352]" office:value-type="float" office:value="2500000" calcext:value-type="float">
            <text:p>2500000</text:p>
          </table:table-cell>
          <table:table-cell table:formula="of:=[.E352]-5000000" office:value-type="float" office:value="-2500000" calcext:value-type="float">
            <text:p>-2500000</text:p>
          </table:table-cell>
          <table:table-cell table:formula="of:=SUMIF([.A$1:.A$1048576];&quot;&lt;=&quot;&amp; [.A352];[.F$1:.F$1048576])/[.A352]" office:value-type="float" office:value="413105.413105413" calcext:value-type="float">
            <text:p>413105,4131054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353]-[.C353])*[.B353]" office:value-type="float" office:value="6000000" calcext:value-type="float">
            <text:p>6000000</text:p>
          </table:table-cell>
          <table:table-cell table:formula="of:=[.E353]-5000000" office:value-type="float" office:value="1000000" calcext:value-type="float">
            <text:p>1000000</text:p>
          </table:table-cell>
          <table:table-cell table:formula="of:=SUMIF([.A$1:.A$1048576];&quot;&lt;=&quot;&amp; [.A353];[.F$1:.F$1048576])/[.A353]" office:value-type="float" office:value="414772.727272727" calcext:value-type="float">
            <text:p>414772,72727272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354]-[.C354])*[.B354]" office:value-type="float" office:value="12000000" calcext:value-type="float">
            <text:p>12000000</text:p>
          </table:table-cell>
          <table:table-cell table:formula="of:=[.E354]-5000000" office:value-type="float" office:value="7000000" calcext:value-type="float">
            <text:p>7000000</text:p>
          </table:table-cell>
          <table:table-cell table:formula="of:=SUMIF([.A$1:.A$1048576];&quot;&lt;=&quot;&amp; [.A354];[.F$1:.F$1048576])/[.A354]" office:value-type="float" office:value="433427.76203966" calcext:value-type="float">
            <text:p>433427,7620396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355]-[.C355])*[.B355]" office:value-type="float" office:value="8000000" calcext:value-type="float">
            <text:p>8000000</text:p>
          </table:table-cell>
          <table:table-cell table:formula="of:=[.E355]-5000000" office:value-type="float" office:value="3000000" calcext:value-type="float">
            <text:p>3000000</text:p>
          </table:table-cell>
          <table:table-cell table:formula="of:=SUMIF([.A$1:.A$1048576];&quot;&lt;=&quot;&amp; [.A355];[.F$1:.F$1048576])/[.A355]" office:value-type="float" office:value="440677.966101695" calcext:value-type="float">
            <text:p>440677,96610169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56]-[.C356])*[.B356]" office:value-type="float" office:value="7500000" calcext:value-type="float">
            <text:p>7500000</text:p>
          </table:table-cell>
          <table:table-cell table:formula="of:=[.E356]-5000000" office:value-type="float" office:value="2500000" calcext:value-type="float">
            <text:p>2500000</text:p>
          </table:table-cell>
          <table:table-cell table:formula="of:=SUMIF([.A$1:.A$1048576];&quot;&lt;=&quot;&amp; [.A356];[.F$1:.F$1048576])/[.A356]" office:value-type="float" office:value="446478.873239437" calcext:value-type="float">
            <text:p>446478,87323943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357]-[.C357])*[.B357]" office:value-type="float" office:value="500000" calcext:value-type="float">
            <text:p>500000</text:p>
          </table:table-cell>
          <table:table-cell table:formula="of:=[.E357]-5000000" office:value-type="float" office:value="-4500000" calcext:value-type="float">
            <text:p>-4500000</text:p>
          </table:table-cell>
          <table:table-cell table:formula="of:=SUMIF([.A$1:.A$1048576];&quot;&lt;=&quot;&amp; [.A357];[.F$1:.F$1048576])/[.A357]" office:value-type="float" office:value="432584.269662921" calcext:value-type="float">
            <text:p>432584,26966292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358]-[.C358])*[.B358]" office:value-type="float" office:value="3000000" calcext:value-type="float">
            <text:p>3000000</text:p>
          </table:table-cell>
          <table:table-cell table:formula="of:=[.E358]-5000000" office:value-type="float" office:value="-2000000" calcext:value-type="float">
            <text:p>-2000000</text:p>
          </table:table-cell>
          <table:table-cell table:formula="of:=SUMIF([.A$1:.A$1048576];&quot;&lt;=&quot;&amp; [.A358];[.F$1:.F$1048576])/[.A358]" office:value-type="float" office:value="425770.308123249" calcext:value-type="float">
            <text:p>425770,30812324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59]-[.C359])*[.B359]" office:value-type="float" office:value="10000000" calcext:value-type="float">
            <text:p>10000000</text:p>
          </table:table-cell>
          <table:table-cell table:formula="of:=[.E359]-5000000" office:value-type="float" office:value="5000000" calcext:value-type="float">
            <text:p>5000000</text:p>
          </table:table-cell>
          <table:table-cell table:formula="of:=SUMIF([.A$1:.A$1048576];&quot;&lt;=&quot;&amp; [.A359];[.F$1:.F$1048576])/[.A359]" office:value-type="float" office:value="438547.48603352" calcext:value-type="float">
            <text:p>438547,486033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360]-[.C360])*[.B360]" office:value-type="float" office:value="1000000" calcext:value-type="float">
            <text:p>1000000</text:p>
          </table:table-cell>
          <table:table-cell table:formula="of:=[.E360]-5000000" office:value-type="float" office:value="-4000000" calcext:value-type="float">
            <text:p>-4000000</text:p>
          </table:table-cell>
          <table:table-cell table:formula="of:=SUMIF([.A$1:.A$1048576];&quot;&lt;=&quot;&amp; [.A360];[.F$1:.F$1048576])/[.A360]" office:value-type="float" office:value="426183.844011142" calcext:value-type="float">
            <text:p>426183,84401114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361]-[.C361])*[.B361]" office:value-type="float" office:value="1500000" calcext:value-type="float">
            <text:p>1500000</text:p>
          </table:table-cell>
          <table:table-cell table:formula="of:=[.E361]-5000000" office:value-type="float" office:value="-3500000" calcext:value-type="float">
            <text:p>-3500000</text:p>
          </table:table-cell>
          <table:table-cell table:formula="of:=SUMIF([.A$1:.A$1048576];&quot;&lt;=&quot;&amp; [.A361];[.F$1:.F$1048576])/[.A361]" office:value-type="float" office:value="415277.777777778" calcext:value-type="float">
            <text:p>415277,77777777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362]-[.C362])*[.B362]" office:value-type="float" office:value="2000000" calcext:value-type="float">
            <text:p>2000000</text:p>
          </table:table-cell>
          <table:table-cell table:formula="of:=[.E362]-5000000" office:value-type="float" office:value="-3000000" calcext:value-type="float">
            <text:p>-3000000</text:p>
          </table:table-cell>
          <table:table-cell table:formula="of:=SUMIF([.A$1:.A$1048576];&quot;&lt;=&quot;&amp; [.A362];[.F$1:.F$1048576])/[.A362]" office:value-type="float" office:value="405817.174515236" calcext:value-type="float">
            <text:p>405817,17451523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63]-[.C363])*[.B363]" office:value-type="float" office:value="5000000" calcext:value-type="float">
            <text:p>5000000</text:p>
          </table:table-cell>
          <table:table-cell table:formula="of:=[.E363]-5000000" office:value-type="float" office:value="0" calcext:value-type="float">
            <text:p>0</text:p>
          </table:table-cell>
          <table:table-cell table:formula="of:=SUMIF([.A$1:.A$1048576];&quot;&lt;=&quot;&amp; [.A363];[.F$1:.F$1048576])/[.A363]" office:value-type="float" office:value="404696.132596685" calcext:value-type="float">
            <text:p>404696,13259668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64]-[.C364])*[.B364]" office:value-type="float" office:value="5000000" calcext:value-type="float">
            <text:p>5000000</text:p>
          </table:table-cell>
          <table:table-cell table:formula="of:=[.E364]-5000000" office:value-type="float" office:value="0" calcext:value-type="float">
            <text:p>0</text:p>
          </table:table-cell>
          <table:table-cell table:formula="of:=SUMIF([.A$1:.A$1048576];&quot;&lt;=&quot;&amp; [.A364];[.F$1:.F$1048576])/[.A364]" office:value-type="float" office:value="403581.267217631" calcext:value-type="float">
            <text:p>403581,26721763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65]-[.C365])*[.B365]" office:value-type="float" office:value="7500000" calcext:value-type="float">
            <text:p>7500000</text:p>
          </table:table-cell>
          <table:table-cell table:formula="of:=[.E365]-5000000" office:value-type="float" office:value="2500000" calcext:value-type="float">
            <text:p>2500000</text:p>
          </table:table-cell>
          <table:table-cell table:formula="of:=SUMIF([.A$1:.A$1048576];&quot;&lt;=&quot;&amp; [.A365];[.F$1:.F$1048576])/[.A365]" office:value-type="float" office:value="409340.659340659" calcext:value-type="float">
            <text:p>409340,65934065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366]-[.C366])*[.B366]" office:value-type="float" office:value="1500000" calcext:value-type="float">
            <text:p>1500000</text:p>
          </table:table-cell>
          <table:table-cell table:formula="of:=[.E366]-5000000" office:value-type="float" office:value="-3500000" calcext:value-type="float">
            <text:p>-3500000</text:p>
          </table:table-cell>
          <table:table-cell table:formula="of:=SUMIF([.A$1:.A$1048576];&quot;&lt;=&quot;&amp; [.A366];[.F$1:.F$1048576])/[.A366]" office:value-type="float" office:value="398630.136986301" calcext:value-type="float">
            <text:p>398630,13698630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367]-[.C367])*[.B367]" office:value-type="float" office:value="4000000" calcext:value-type="float">
            <text:p>4000000</text:p>
          </table:table-cell>
          <table:table-cell table:formula="of:=[.E367]-5000000" office:value-type="float" office:value="-1000000" calcext:value-type="float">
            <text:p>-1000000</text:p>
          </table:table-cell>
          <table:table-cell table:formula="of:=SUMIF([.A$1:.A$1048576];&quot;&lt;=&quot;&amp; [.A367];[.F$1:.F$1048576])/[.A367]" office:value-type="float" office:value="394808.743169399" calcext:value-type="float">
            <text:p>394808,74316939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368]-[.C368])*[.B368]" office:value-type="float" office:value="3000000" calcext:value-type="float">
            <text:p>3000000</text:p>
          </table:table-cell>
          <table:table-cell table:formula="of:=[.E368]-5000000" office:value-type="float" office:value="-2000000" calcext:value-type="float">
            <text:p>-2000000</text:p>
          </table:table-cell>
          <table:table-cell table:formula="of:=SUMIF([.A$1:.A$1048576];&quot;&lt;=&quot;&amp; [.A368];[.F$1:.F$1048576])/[.A368]" office:value-type="float" office:value="388283.378746594" calcext:value-type="float">
            <text:p>388283,37874659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69]-[.C369])*[.B369]" office:value-type="float" office:value="12000000" calcext:value-type="float">
            <text:p>12000000</text:p>
          </table:table-cell>
          <table:table-cell table:formula="of:=[.E369]-5000000" office:value-type="float" office:value="7000000" calcext:value-type="float">
            <text:p>7000000</text:p>
          </table:table-cell>
          <table:table-cell table:formula="of:=SUMIF([.A$1:.A$1048576];&quot;&lt;=&quot;&amp; [.A369];[.F$1:.F$1048576])/[.A369]" office:value-type="float" office:value="406250" calcext:value-type="float">
            <text:p>40625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370]-[.C370])*[.B370]" office:value-type="float" office:value="4000000" calcext:value-type="float">
            <text:p>4000000</text:p>
          </table:table-cell>
          <table:table-cell table:formula="of:=[.E370]-5000000" office:value-type="float" office:value="-1000000" calcext:value-type="float">
            <text:p>-1000000</text:p>
          </table:table-cell>
          <table:table-cell table:formula="of:=SUMIF([.A$1:.A$1048576];&quot;&lt;=&quot;&amp; [.A370];[.F$1:.F$1048576])/[.A370]" office:value-type="float" office:value="402439.024390244" calcext:value-type="float">
            <text:p>402439,02439024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71]-[.C371])*[.B371]" office:value-type="float" office:value="5000000" calcext:value-type="float">
            <text:p>5000000</text:p>
          </table:table-cell>
          <table:table-cell table:formula="of:=[.E371]-5000000" office:value-type="float" office:value="0" calcext:value-type="float">
            <text:p>0</text:p>
          </table:table-cell>
          <table:table-cell table:formula="of:=SUMIF([.A$1:.A$1048576];&quot;&lt;=&quot;&amp; [.A371];[.F$1:.F$1048576])/[.A371]" office:value-type="float" office:value="401351.351351351" calcext:value-type="float">
            <text:p>401351,35135135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372]-[.C372])*[.B372]" office:value-type="float" office:value="2000000" calcext:value-type="float">
            <text:p>2000000</text:p>
          </table:table-cell>
          <table:table-cell table:formula="of:=[.E372]-5000000" office:value-type="float" office:value="-3000000" calcext:value-type="float">
            <text:p>-3000000</text:p>
          </table:table-cell>
          <table:table-cell table:formula="of:=SUMIF([.A$1:.A$1048576];&quot;&lt;=&quot;&amp; [.A372];[.F$1:.F$1048576])/[.A372]" office:value-type="float" office:value="392183.288409704" calcext:value-type="float">
            <text:p>392183,28840970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373]-[.C373])*[.B373]" office:value-type="float" office:value="3000000" calcext:value-type="float">
            <text:p>3000000</text:p>
          </table:table-cell>
          <table:table-cell table:formula="of:=[.E373]-5000000" office:value-type="float" office:value="-2000000" calcext:value-type="float">
            <text:p>-2000000</text:p>
          </table:table-cell>
          <table:table-cell table:formula="of:=SUMIF([.A$1:.A$1048576];&quot;&lt;=&quot;&amp; [.A373];[.F$1:.F$1048576])/[.A373]" office:value-type="float" office:value="385752.688172043" calcext:value-type="float">
            <text:p>385752,68817204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374]-[.C374])*[.B374]" office:value-type="float" office:value="6000000" calcext:value-type="float">
            <text:p>6000000</text:p>
          </table:table-cell>
          <table:table-cell table:formula="of:=[.E374]-5000000" office:value-type="float" office:value="1000000" calcext:value-type="float">
            <text:p>1000000</text:p>
          </table:table-cell>
          <table:table-cell table:formula="of:=SUMIF([.A$1:.A$1048576];&quot;&lt;=&quot;&amp; [.A374];[.F$1:.F$1048576])/[.A374]" office:value-type="float" office:value="387399.463806971" calcext:value-type="float">
            <text:p>387399,46380697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375]-[.C375])*[.B375]" office:value-type="float" office:value="6000000" calcext:value-type="float">
            <text:p>6000000</text:p>
          </table:table-cell>
          <table:table-cell table:formula="of:=[.E375]-5000000" office:value-type="float" office:value="1000000" calcext:value-type="float">
            <text:p>1000000</text:p>
          </table:table-cell>
          <table:table-cell table:formula="of:=SUMIF([.A$1:.A$1048576];&quot;&lt;=&quot;&amp; [.A375];[.F$1:.F$1048576])/[.A375]" office:value-type="float" office:value="389037.43315508" calcext:value-type="float">
            <text:p>389037,4331550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376]-[.C376])*[.B376]" office:value-type="float" office:value="0" calcext:value-type="float">
            <text:p>0</text:p>
          </table:table-cell>
          <table:table-cell table:formula="of:=[.E376]-5000000" office:value-type="float" office:value="-5000000" calcext:value-type="float">
            <text:p>-5000000</text:p>
          </table:table-cell>
          <table:table-cell table:formula="of:=SUMIF([.A$1:.A$1048576];&quot;&lt;=&quot;&amp; [.A376];[.F$1:.F$1048576])/[.A376]" office:value-type="float" office:value="374666.666666667" calcext:value-type="float">
            <text:p>374666,66666666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formula="of:=([.D377]-[.C377])*[.B377]" office:value-type="float" office:value="7500000" calcext:value-type="float">
            <text:p>7500000</text:p>
          </table:table-cell>
          <table:table-cell table:formula="of:=[.E377]-5000000" office:value-type="float" office:value="2500000" calcext:value-type="float">
            <text:p>2500000</text:p>
          </table:table-cell>
          <table:table-cell table:formula="of:=SUMIF([.A$1:.A$1048576];&quot;&lt;=&quot;&amp; [.A377];[.F$1:.F$1048576])/[.A377]" office:value-type="float" office:value="380319.14893617" calcext:value-type="float">
            <text:p>380319,148936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378]-[.C378])*[.B378]" office:value-type="float" office:value="3000000" calcext:value-type="float">
            <text:p>3000000</text:p>
          </table:table-cell>
          <table:table-cell table:formula="of:=[.E378]-5000000" office:value-type="float" office:value="-2000000" calcext:value-type="float">
            <text:p>-2000000</text:p>
          </table:table-cell>
          <table:table-cell table:formula="of:=SUMIF([.A$1:.A$1048576];&quot;&lt;=&quot;&amp; [.A378];[.F$1:.F$1048576])/[.A378]" office:value-type="float" office:value="374005.305039788" calcext:value-type="float">
            <text:p>374005,30503978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379]-[.C379])*[.B379]" office:value-type="float" office:value="12000000" calcext:value-type="float">
            <text:p>12000000</text:p>
          </table:table-cell>
          <table:table-cell table:formula="of:=[.E379]-5000000" office:value-type="float" office:value="7000000" calcext:value-type="float">
            <text:p>7000000</text:p>
          </table:table-cell>
          <table:table-cell table:formula="of:=SUMIF([.A$1:.A$1048576];&quot;&lt;=&quot;&amp; [.A379];[.F$1:.F$1048576])/[.A379]" office:value-type="float" office:value="391534.391534392" calcext:value-type="float">
            <text:p>391534,39153439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380]-[.C380])*[.B380]" office:value-type="float" office:value="4500000" calcext:value-type="float">
            <text:p>4500000</text:p>
          </table:table-cell>
          <table:table-cell table:formula="of:=[.E380]-5000000" office:value-type="float" office:value="-500000" calcext:value-type="float">
            <text:p>-500000</text:p>
          </table:table-cell>
          <table:table-cell table:formula="of:=SUMIF([.A$1:.A$1048576];&quot;&lt;=&quot;&amp; [.A380];[.F$1:.F$1048576])/[.A380]" office:value-type="float" office:value="389182.058047493" calcext:value-type="float">
            <text:p>389182,05804749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381]-[.C381])*[.B381]" office:value-type="float" office:value="2000000" calcext:value-type="float">
            <text:p>2000000</text:p>
          </table:table-cell>
          <table:table-cell table:formula="of:=[.E381]-5000000" office:value-type="float" office:value="-3000000" calcext:value-type="float">
            <text:p>-3000000</text:p>
          </table:table-cell>
          <table:table-cell table:formula="of:=SUMIF([.A$1:.A$1048576];&quot;&lt;=&quot;&amp; [.A381];[.F$1:.F$1048576])/[.A381]" office:value-type="float" office:value="380263.157894737" calcext:value-type="float">
            <text:p>380263,15789473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82]-[.C382])*[.B382]" office:value-type="float" office:value="5000000" calcext:value-type="float">
            <text:p>5000000</text:p>
          </table:table-cell>
          <table:table-cell table:formula="of:=[.E382]-5000000" office:value-type="float" office:value="0" calcext:value-type="float">
            <text:p>0</text:p>
          </table:table-cell>
          <table:table-cell table:formula="of:=SUMIF([.A$1:.A$1048576];&quot;&lt;=&quot;&amp; [.A382];[.F$1:.F$1048576])/[.A382]" office:value-type="float" office:value="379265.091863517" calcext:value-type="float">
            <text:p>379265,09186351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383]-[.C383])*[.B383]" office:value-type="float" office:value="0" calcext:value-type="float">
            <text:p>0</text:p>
          </table:table-cell>
          <table:table-cell table:formula="of:=[.E383]-5000000" office:value-type="float" office:value="-5000000" calcext:value-type="float">
            <text:p>-5000000</text:p>
          </table:table-cell>
          <table:table-cell table:formula="of:=SUMIF([.A$1:.A$1048576];&quot;&lt;=&quot;&amp; [.A383];[.F$1:.F$1048576])/[.A383]" office:value-type="float" office:value="365183.246073298" calcext:value-type="float">
            <text:p>365183,24607329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384]-[.C384])*[.B384]" office:value-type="float" office:value="1000000" calcext:value-type="float">
            <text:p>1000000</text:p>
          </table:table-cell>
          <table:table-cell table:formula="of:=[.E384]-5000000" office:value-type="float" office:value="-4000000" calcext:value-type="float">
            <text:p>-4000000</text:p>
          </table:table-cell>
          <table:table-cell table:formula="of:=SUMIF([.A$1:.A$1048576];&quot;&lt;=&quot;&amp; [.A384];[.F$1:.F$1048576])/[.A384]" office:value-type="float" office:value="353785.90078329" calcext:value-type="float">
            <text:p>353785,9007832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385]-[.C385])*[.B385]" office:value-type="float" office:value="6000000" calcext:value-type="float">
            <text:p>6000000</text:p>
          </table:table-cell>
          <table:table-cell table:formula="of:=[.E385]-5000000" office:value-type="float" office:value="1000000" calcext:value-type="float">
            <text:p>1000000</text:p>
          </table:table-cell>
          <table:table-cell table:formula="of:=SUMIF([.A$1:.A$1048576];&quot;&lt;=&quot;&amp; [.A385];[.F$1:.F$1048576])/[.A385]" office:value-type="float" office:value="355468.75" calcext:value-type="float">
            <text:p>355468,7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86]-[.C386])*[.B386]" office:value-type="float" office:value="9000000" calcext:value-type="float">
            <text:p>9000000</text:p>
          </table:table-cell>
          <table:table-cell table:formula="of:=[.E386]-5000000" office:value-type="float" office:value="4000000" calcext:value-type="float">
            <text:p>4000000</text:p>
          </table:table-cell>
          <table:table-cell table:formula="of:=SUMIF([.A$1:.A$1048576];&quot;&lt;=&quot;&amp; [.A386];[.F$1:.F$1048576])/[.A386]" office:value-type="float" office:value="364935.064935065" calcext:value-type="float">
            <text:p>364935,06493506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87]-[.C387])*[.B387]" office:value-type="float" office:value="5000000" calcext:value-type="float">
            <text:p>5000000</text:p>
          </table:table-cell>
          <table:table-cell table:formula="of:=[.E387]-5000000" office:value-type="float" office:value="0" calcext:value-type="float">
            <text:p>0</text:p>
          </table:table-cell>
          <table:table-cell table:formula="of:=SUMIF([.A$1:.A$1048576];&quot;&lt;=&quot;&amp; [.A387];[.F$1:.F$1048576])/[.A387]" office:value-type="float" office:value="363989.637305699" calcext:value-type="float">
            <text:p>363989,63730569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88]-[.C388])*[.B388]" office:value-type="float" office:value="12000000" calcext:value-type="float">
            <text:p>12000000</text:p>
          </table:table-cell>
          <table:table-cell table:formula="of:=[.E388]-5000000" office:value-type="float" office:value="7000000" calcext:value-type="float">
            <text:p>7000000</text:p>
          </table:table-cell>
          <table:table-cell table:formula="of:=SUMIF([.A$1:.A$1048576];&quot;&lt;=&quot;&amp; [.A388];[.F$1:.F$1048576])/[.A388]" office:value-type="float" office:value="381136.950904393" calcext:value-type="float">
            <text:p>381136,95090439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389]-[.C389])*[.B389]" office:value-type="float" office:value="5000000" calcext:value-type="float">
            <text:p>5000000</text:p>
          </table:table-cell>
          <table:table-cell table:formula="of:=[.E389]-5000000" office:value-type="float" office:value="0" calcext:value-type="float">
            <text:p>0</text:p>
          </table:table-cell>
          <table:table-cell table:formula="of:=SUMIF([.A$1:.A$1048576];&quot;&lt;=&quot;&amp; [.A389];[.F$1:.F$1048576])/[.A389]" office:value-type="float" office:value="380154.639175258" calcext:value-type="float">
            <text:p>380154,63917525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390]-[.C390])*[.B390]" office:value-type="float" office:value="9000000" calcext:value-type="float">
            <text:p>9000000</text:p>
          </table:table-cell>
          <table:table-cell table:formula="of:=[.E390]-5000000" office:value-type="float" office:value="4000000" calcext:value-type="float">
            <text:p>4000000</text:p>
          </table:table-cell>
          <table:table-cell table:formula="of:=SUMIF([.A$1:.A$1048576];&quot;&lt;=&quot;&amp; [.A390];[.F$1:.F$1048576])/[.A390]" office:value-type="float" office:value="389460.154241645" calcext:value-type="float">
            <text:p>389460,15424164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391]-[.C391])*[.B391]" office:value-type="float" office:value="6000000" calcext:value-type="float">
            <text:p>6000000</text:p>
          </table:table-cell>
          <table:table-cell table:formula="of:=[.E391]-5000000" office:value-type="float" office:value="1000000" calcext:value-type="float">
            <text:p>1000000</text:p>
          </table:table-cell>
          <table:table-cell table:formula="of:=SUMIF([.A$1:.A$1048576];&quot;&lt;=&quot;&amp; [.A391];[.F$1:.F$1048576])/[.A391]" office:value-type="float" office:value="391025.641025641" calcext:value-type="float">
            <text:p>391025,64102564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92]-[.C392])*[.B392]" office:value-type="float" office:value="6000000" calcext:value-type="float">
            <text:p>6000000</text:p>
          </table:table-cell>
          <table:table-cell table:formula="of:=[.E392]-5000000" office:value-type="float" office:value="1000000" calcext:value-type="float">
            <text:p>1000000</text:p>
          </table:table-cell>
          <table:table-cell table:formula="of:=SUMIF([.A$1:.A$1048576];&quot;&lt;=&quot;&amp; [.A392];[.F$1:.F$1048576])/[.A392]" office:value-type="float" office:value="392583.120204604" calcext:value-type="float">
            <text:p>392583,12020460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393]-[.C393])*[.B393]" office:value-type="float" office:value="12000000" calcext:value-type="float">
            <text:p>12000000</text:p>
          </table:table-cell>
          <table:table-cell table:formula="of:=[.E393]-5000000" office:value-type="float" office:value="7000000" calcext:value-type="float">
            <text:p>7000000</text:p>
          </table:table-cell>
          <table:table-cell table:formula="of:=SUMIF([.A$1:.A$1048576];&quot;&lt;=&quot;&amp; [.A393];[.F$1:.F$1048576])/[.A393]" office:value-type="float" office:value="409438.775510204" calcext:value-type="float">
            <text:p>409438,7755102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394]-[.C394])*[.B394]" office:value-type="float" office:value="6000000" calcext:value-type="float">
            <text:p>6000000</text:p>
          </table:table-cell>
          <table:table-cell table:formula="of:=[.E394]-5000000" office:value-type="float" office:value="1000000" calcext:value-type="float">
            <text:p>1000000</text:p>
          </table:table-cell>
          <table:table-cell table:formula="of:=SUMIF([.A$1:.A$1048576];&quot;&lt;=&quot;&amp; [.A394];[.F$1:.F$1048576])/[.A394]" office:value-type="float" office:value="410941.475826972" calcext:value-type="float">
            <text:p>410941,47582697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395]-[.C395])*[.B395]" office:value-type="float" office:value="8000000" calcext:value-type="float">
            <text:p>8000000</text:p>
          </table:table-cell>
          <table:table-cell table:formula="of:=[.E395]-5000000" office:value-type="float" office:value="3000000" calcext:value-type="float">
            <text:p>3000000</text:p>
          </table:table-cell>
          <table:table-cell table:formula="of:=SUMIF([.A$1:.A$1048576];&quot;&lt;=&quot;&amp; [.A395];[.F$1:.F$1048576])/[.A395]" office:value-type="float" office:value="417512.69035533" calcext:value-type="float">
            <text:p>417512,6903553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396]-[.C396])*[.B396]" office:value-type="float" office:value="2000000" calcext:value-type="float">
            <text:p>2000000</text:p>
          </table:table-cell>
          <table:table-cell table:formula="of:=[.E396]-5000000" office:value-type="float" office:value="-3000000" calcext:value-type="float">
            <text:p>-3000000</text:p>
          </table:table-cell>
          <table:table-cell table:formula="of:=SUMIF([.A$1:.A$1048576];&quot;&lt;=&quot;&amp; [.A396];[.F$1:.F$1048576])/[.A396]" office:value-type="float" office:value="408860.759493671" calcext:value-type="float">
            <text:p>408860,75949367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397]-[.C397])*[.B397]" office:value-type="float" office:value="12000000" calcext:value-type="float">
            <text:p>12000000</text:p>
          </table:table-cell>
          <table:table-cell table:formula="of:=[.E397]-5000000" office:value-type="float" office:value="7000000" calcext:value-type="float">
            <text:p>7000000</text:p>
          </table:table-cell>
          <table:table-cell table:formula="of:=SUMIF([.A$1:.A$1048576];&quot;&lt;=&quot;&amp; [.A397];[.F$1:.F$1048576])/[.A397]" office:value-type="float" office:value="425505.050505051" calcext:value-type="float">
            <text:p>425505,05050505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398]-[.C398])*[.B398]" office:value-type="float" office:value="8000000" calcext:value-type="float">
            <text:p>8000000</text:p>
          </table:table-cell>
          <table:table-cell table:formula="of:=[.E398]-5000000" office:value-type="float" office:value="3000000" calcext:value-type="float">
            <text:p>3000000</text:p>
          </table:table-cell>
          <table:table-cell table:formula="of:=SUMIF([.A$1:.A$1048576];&quot;&lt;=&quot;&amp; [.A398];[.F$1:.F$1048576])/[.A398]" office:value-type="float" office:value="431989.924433249" calcext:value-type="float">
            <text:p>431989,92443324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0000" calcext:value-type="float">
            <text:p>5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399]-[.C399])*[.B399]" office:value-type="float" office:value="3000000" calcext:value-type="float">
            <text:p>3000000</text:p>
          </table:table-cell>
          <table:table-cell table:formula="of:=[.E399]-5000000" office:value-type="float" office:value="-2000000" calcext:value-type="float">
            <text:p>-2000000</text:p>
          </table:table-cell>
          <table:table-cell table:formula="of:=SUMIF([.A$1:.A$1048576];&quot;&lt;=&quot;&amp; [.A399];[.F$1:.F$1048576])/[.A399]" office:value-type="float" office:value="425879.396984925" calcext:value-type="float">
            <text:p>425879,39698492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400]-[.C400])*[.B400]" office:value-type="float" office:value="4500000" calcext:value-type="float">
            <text:p>4500000</text:p>
          </table:table-cell>
          <table:table-cell table:formula="of:=[.E400]-5000000" office:value-type="float" office:value="-500000" calcext:value-type="float">
            <text:p>-500000</text:p>
          </table:table-cell>
          <table:table-cell table:formula="of:=SUMIF([.A$1:.A$1048576];&quot;&lt;=&quot;&amp; [.A400];[.F$1:.F$1048576])/[.A400]" office:value-type="float" office:value="423558.897243108" calcext:value-type="float">
            <text:p>423558,897243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401]-[.C401])*[.B401]" office:value-type="float" office:value="4500000" calcext:value-type="float">
            <text:p>4500000</text:p>
          </table:table-cell>
          <table:table-cell table:formula="of:=[.E401]-5000000" office:value-type="float" office:value="-500000" calcext:value-type="float">
            <text:p>-500000</text:p>
          </table:table-cell>
          <table:table-cell table:formula="of:=SUMIF([.A$1:.A$1048576];&quot;&lt;=&quot;&amp; [.A401];[.F$1:.F$1048576])/[.A401]" office:value-type="float" office:value="421250" calcext:value-type="float">
            <text:p>42125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402]-[.C402])*[.B402]" office:value-type="float" office:value="9000000" calcext:value-type="float">
            <text:p>9000000</text:p>
          </table:table-cell>
          <table:table-cell table:formula="of:=[.E402]-5000000" office:value-type="float" office:value="4000000" calcext:value-type="float">
            <text:p>4000000</text:p>
          </table:table-cell>
          <table:table-cell table:formula="of:=SUMIF([.A$1:.A$1048576];&quot;&lt;=&quot;&amp; [.A402];[.F$1:.F$1048576])/[.A402]" office:value-type="float" office:value="430174.563591022" calcext:value-type="float">
            <text:p>430174,56359102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403]-[.C403])*[.B403]" office:value-type="float" office:value="1000000" calcext:value-type="float">
            <text:p>1000000</text:p>
          </table:table-cell>
          <table:table-cell table:formula="of:=[.E403]-5000000" office:value-type="float" office:value="-4000000" calcext:value-type="float">
            <text:p>-4000000</text:p>
          </table:table-cell>
          <table:table-cell table:formula="of:=SUMIF([.A$1:.A$1048576];&quot;&lt;=&quot;&amp; [.A403];[.F$1:.F$1048576])/[.A403]" office:value-type="float" office:value="419154.228855721" calcext:value-type="float">
            <text:p>419154,22885572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404]-[.C404])*[.B404]" office:value-type="float" office:value="10000000" calcext:value-type="float">
            <text:p>10000000</text:p>
          </table:table-cell>
          <table:table-cell table:formula="of:=[.E404]-5000000" office:value-type="float" office:value="5000000" calcext:value-type="float">
            <text:p>5000000</text:p>
          </table:table-cell>
          <table:table-cell table:formula="of:=SUMIF([.A$1:.A$1048576];&quot;&lt;=&quot;&amp; [.A404];[.F$1:.F$1048576])/[.A404]" office:value-type="float" office:value="430521.091811414" calcext:value-type="float">
            <text:p>430521,09181141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405]-[.C405])*[.B405]" office:value-type="float" office:value="8000000" calcext:value-type="float">
            <text:p>8000000</text:p>
          </table:table-cell>
          <table:table-cell table:formula="of:=[.E405]-5000000" office:value-type="float" office:value="3000000" calcext:value-type="float">
            <text:p>3000000</text:p>
          </table:table-cell>
          <table:table-cell table:formula="of:=SUMIF([.A$1:.A$1048576];&quot;&lt;=&quot;&amp; [.A405];[.F$1:.F$1048576])/[.A405]" office:value-type="float" office:value="436881.188118812" calcext:value-type="float">
            <text:p>436881,1881188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406]-[.C406])*[.B406]" office:value-type="float" office:value="7000000" calcext:value-type="float">
            <text:p>7000000</text:p>
          </table:table-cell>
          <table:table-cell table:formula="of:=[.E406]-5000000" office:value-type="float" office:value="2000000" calcext:value-type="float">
            <text:p>2000000</text:p>
          </table:table-cell>
          <table:table-cell table:formula="of:=SUMIF([.A$1:.A$1048576];&quot;&lt;=&quot;&amp; [.A406];[.F$1:.F$1048576])/[.A406]" office:value-type="float" office:value="440740.740740741" calcext:value-type="float">
            <text:p>440740,74074074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407]-[.C407])*[.B407]" office:value-type="float" office:value="2500000" calcext:value-type="float">
            <text:p>2500000</text:p>
          </table:table-cell>
          <table:table-cell table:formula="of:=[.E407]-5000000" office:value-type="float" office:value="-2500000" calcext:value-type="float">
            <text:p>-2500000</text:p>
          </table:table-cell>
          <table:table-cell table:formula="of:=SUMIF([.A$1:.A$1048576];&quot;&lt;=&quot;&amp; [.A407];[.F$1:.F$1048576])/[.A407]" office:value-type="float" office:value="433497.536945813" calcext:value-type="float">
            <text:p>433497,53694581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408]-[.C408])*[.B408]" office:value-type="float" office:value="10000000" calcext:value-type="float">
            <text:p>10000000</text:p>
          </table:table-cell>
          <table:table-cell table:formula="of:=[.E408]-5000000" office:value-type="float" office:value="5000000" calcext:value-type="float">
            <text:p>5000000</text:p>
          </table:table-cell>
          <table:table-cell table:formula="of:=SUMIF([.A$1:.A$1048576];&quot;&lt;=&quot;&amp; [.A408];[.F$1:.F$1048576])/[.A408]" office:value-type="float" office:value="444717.444717445" calcext:value-type="float">
            <text:p>444717,44471744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409]-[.C409])*[.B409]" office:value-type="float" office:value="14000000" calcext:value-type="float">
            <text:p>14000000</text:p>
          </table:table-cell>
          <table:table-cell table:formula="of:=[.E409]-5000000" office:value-type="float" office:value="9000000" calcext:value-type="float">
            <text:p>9000000</text:p>
          </table:table-cell>
          <table:table-cell table:formula="of:=SUMIF([.A$1:.A$1048576];&quot;&lt;=&quot;&amp; [.A409];[.F$1:.F$1048576])/[.A409]" office:value-type="float" office:value="465686.274509804" calcext:value-type="float">
            <text:p>465686,2745098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410]-[.C410])*[.B410]" office:value-type="float" office:value="7500000" calcext:value-type="float">
            <text:p>7500000</text:p>
          </table:table-cell>
          <table:table-cell table:formula="of:=[.E410]-5000000" office:value-type="float" office:value="2500000" calcext:value-type="float">
            <text:p>2500000</text:p>
          </table:table-cell>
          <table:table-cell table:formula="of:=SUMIF([.A$1:.A$1048576];&quot;&lt;=&quot;&amp; [.A410];[.F$1:.F$1048576])/[.A410]" office:value-type="float" office:value="470660.146699267" calcext:value-type="float">
            <text:p>470660,14669926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411]-[.C411])*[.B411]" office:value-type="float" office:value="3000000" calcext:value-type="float">
            <text:p>3000000</text:p>
          </table:table-cell>
          <table:table-cell table:formula="of:=[.E411]-5000000" office:value-type="float" office:value="-2000000" calcext:value-type="float">
            <text:p>-2000000</text:p>
          </table:table-cell>
          <table:table-cell table:formula="of:=SUMIF([.A$1:.A$1048576];&quot;&lt;=&quot;&amp; [.A411];[.F$1:.F$1048576])/[.A411]" office:value-type="float" office:value="464634.146341463" calcext:value-type="float">
            <text:p>464634,14634146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412]-[.C412])*[.B412]" office:value-type="float" office:value="0" calcext:value-type="float">
            <text:p>0</text:p>
          </table:table-cell>
          <table:table-cell table:formula="of:=[.E412]-5000000" office:value-type="float" office:value="-5000000" calcext:value-type="float">
            <text:p>-5000000</text:p>
          </table:table-cell>
          <table:table-cell table:formula="of:=SUMIF([.A$1:.A$1048576];&quot;&lt;=&quot;&amp; [.A412];[.F$1:.F$1048576])/[.A412]" office:value-type="float" office:value="451338.199513382" calcext:value-type="float">
            <text:p>451338,19951338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413]-[.C413])*[.B413]" office:value-type="float" office:value="1000000" calcext:value-type="float">
            <text:p>1000000</text:p>
          </table:table-cell>
          <table:table-cell table:formula="of:=[.E413]-5000000" office:value-type="float" office:value="-4000000" calcext:value-type="float">
            <text:p>-4000000</text:p>
          </table:table-cell>
          <table:table-cell table:formula="of:=SUMIF([.A$1:.A$1048576];&quot;&lt;=&quot;&amp; [.A413];[.F$1:.F$1048576])/[.A413]" office:value-type="float" office:value="440533.980582524" calcext:value-type="float">
            <text:p>440533,98058252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414]-[.C414])*[.B414]" office:value-type="float" office:value="2000000" calcext:value-type="float">
            <text:p>2000000</text:p>
          </table:table-cell>
          <table:table-cell table:formula="of:=[.E414]-5000000" office:value-type="float" office:value="-3000000" calcext:value-type="float">
            <text:p>-3000000</text:p>
          </table:table-cell>
          <table:table-cell table:formula="of:=SUMIF([.A$1:.A$1048576];&quot;&lt;=&quot;&amp; [.A414];[.F$1:.F$1048576])/[.A414]" office:value-type="float" office:value="432203.389830509" calcext:value-type="float">
            <text:p>432203,38983050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415]-[.C415])*[.B415]" office:value-type="float" office:value="2000000" calcext:value-type="float">
            <text:p>2000000</text:p>
          </table:table-cell>
          <table:table-cell table:formula="of:=[.E415]-5000000" office:value-type="float" office:value="-3000000" calcext:value-type="float">
            <text:p>-3000000</text:p>
          </table:table-cell>
          <table:table-cell table:formula="of:=SUMIF([.A$1:.A$1048576];&quot;&lt;=&quot;&amp; [.A415];[.F$1:.F$1048576])/[.A415]" office:value-type="float" office:value="423913.043478261" calcext:value-type="float">
            <text:p>423913,04347826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416]-[.C416])*[.B416]" office:value-type="float" office:value="10000000" calcext:value-type="float">
            <text:p>10000000</text:p>
          </table:table-cell>
          <table:table-cell table:formula="of:=[.E416]-5000000" office:value-type="float" office:value="5000000" calcext:value-type="float">
            <text:p>5000000</text:p>
          </table:table-cell>
          <table:table-cell table:formula="of:=SUMIF([.A$1:.A$1048576];&quot;&lt;=&quot;&amp; [.A416];[.F$1:.F$1048576])/[.A416]" office:value-type="float" office:value="434939.759036145" calcext:value-type="float">
            <text:p>434939,75903614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417]-[.C417])*[.B417]" office:value-type="float" office:value="7500000" calcext:value-type="float">
            <text:p>7500000</text:p>
          </table:table-cell>
          <table:table-cell table:formula="of:=[.E417]-5000000" office:value-type="float" office:value="2500000" calcext:value-type="float">
            <text:p>2500000</text:p>
          </table:table-cell>
          <table:table-cell table:formula="of:=SUMIF([.A$1:.A$1048576];&quot;&lt;=&quot;&amp; [.A417];[.F$1:.F$1048576])/[.A417]" office:value-type="float" office:value="439903.846153846" calcext:value-type="float">
            <text:p>439903,84615384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418]-[.C418])*[.B418]" office:value-type="float" office:value="9000000" calcext:value-type="float">
            <text:p>9000000</text:p>
          </table:table-cell>
          <table:table-cell table:formula="of:=[.E418]-5000000" office:value-type="float" office:value="4000000" calcext:value-type="float">
            <text:p>4000000</text:p>
          </table:table-cell>
          <table:table-cell table:formula="of:=SUMIF([.A$1:.A$1048576];&quot;&lt;=&quot;&amp; [.A418];[.F$1:.F$1048576])/[.A418]" office:value-type="float" office:value="448441.247002398" calcext:value-type="float">
            <text:p>448441,24700239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419]-[.C419])*[.B419]" office:value-type="float" office:value="12000000" calcext:value-type="float">
            <text:p>12000000</text:p>
          </table:table-cell>
          <table:table-cell table:formula="of:=[.E419]-5000000" office:value-type="float" office:value="7000000" calcext:value-type="float">
            <text:p>7000000</text:p>
          </table:table-cell>
          <table:table-cell table:formula="of:=SUMIF([.A$1:.A$1048576];&quot;&lt;=&quot;&amp; [.A419];[.F$1:.F$1048576])/[.A419]" office:value-type="float" office:value="464114.832535885" calcext:value-type="float">
            <text:p>464114,83253588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420]-[.C420])*[.B420]" office:value-type="float" office:value="6000000" calcext:value-type="float">
            <text:p>6000000</text:p>
          </table:table-cell>
          <table:table-cell table:formula="of:=[.E420]-5000000" office:value-type="float" office:value="1000000" calcext:value-type="float">
            <text:p>1000000</text:p>
          </table:table-cell>
          <table:table-cell table:formula="of:=SUMIF([.A$1:.A$1048576];&quot;&lt;=&quot;&amp; [.A420];[.F$1:.F$1048576])/[.A420]" office:value-type="float" office:value="465393.794749403" calcext:value-type="float">
            <text:p>465393,79474940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421]-[.C421])*[.B421]" office:value-type="float" office:value="4000000" calcext:value-type="float">
            <text:p>4000000</text:p>
          </table:table-cell>
          <table:table-cell table:formula="of:=[.E421]-5000000" office:value-type="float" office:value="-1000000" calcext:value-type="float">
            <text:p>-1000000</text:p>
          </table:table-cell>
          <table:table-cell table:formula="of:=SUMIF([.A$1:.A$1048576];&quot;&lt;=&quot;&amp; [.A421];[.F$1:.F$1048576])/[.A421]" office:value-type="float" office:value="461904.761904762" calcext:value-type="float">
            <text:p>461904,76190476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422]-[.C422])*[.B422]" office:value-type="float" office:value="12000000" calcext:value-type="float">
            <text:p>12000000</text:p>
          </table:table-cell>
          <table:table-cell table:formula="of:=[.E422]-5000000" office:value-type="float" office:value="7000000" calcext:value-type="float">
            <text:p>7000000</text:p>
          </table:table-cell>
          <table:table-cell table:formula="of:=SUMIF([.A$1:.A$1048576];&quot;&lt;=&quot;&amp; [.A422];[.F$1:.F$1048576])/[.A422]" office:value-type="float" office:value="477434.679334917" calcext:value-type="float">
            <text:p>477434,67933491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423]-[.C423])*[.B423]" office:value-type="float" office:value="5000000" calcext:value-type="float">
            <text:p>5000000</text:p>
          </table:table-cell>
          <table:table-cell table:formula="of:=[.E423]-5000000" office:value-type="float" office:value="0" calcext:value-type="float">
            <text:p>0</text:p>
          </table:table-cell>
          <table:table-cell table:formula="of:=SUMIF([.A$1:.A$1048576];&quot;&lt;=&quot;&amp; [.A423];[.F$1:.F$1048576])/[.A423]" office:value-type="float" office:value="476303.317535545" calcext:value-type="float">
            <text:p>476303,31753554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424]-[.C424])*[.B424]" office:value-type="float" office:value="3000000" calcext:value-type="float">
            <text:p>3000000</text:p>
          </table:table-cell>
          <table:table-cell table:formula="of:=[.E424]-5000000" office:value-type="float" office:value="-2000000" calcext:value-type="float">
            <text:p>-2000000</text:p>
          </table:table-cell>
          <table:table-cell table:formula="of:=SUMIF([.A$1:.A$1048576];&quot;&lt;=&quot;&amp; [.A424];[.F$1:.F$1048576])/[.A424]" office:value-type="float" office:value="470449.172576832" calcext:value-type="float">
            <text:p>470449,17257683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425]-[.C425])*[.B425]" office:value-type="float" office:value="4000000" calcext:value-type="float">
            <text:p>4000000</text:p>
          </table:table-cell>
          <table:table-cell table:formula="of:=[.E425]-5000000" office:value-type="float" office:value="-1000000" calcext:value-type="float">
            <text:p>-1000000</text:p>
          </table:table-cell>
          <table:table-cell table:formula="of:=SUMIF([.A$1:.A$1048576];&quot;&lt;=&quot;&amp; [.A425];[.F$1:.F$1048576])/[.A425]" office:value-type="float" office:value="466981.132075472" calcext:value-type="float">
            <text:p>466981,1320754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426]-[.C426])*[.B426]" office:value-type="float" office:value="8000000" calcext:value-type="float">
            <text:p>8000000</text:p>
          </table:table-cell>
          <table:table-cell table:formula="of:=[.E426]-5000000" office:value-type="float" office:value="3000000" calcext:value-type="float">
            <text:p>3000000</text:p>
          </table:table-cell>
          <table:table-cell table:formula="of:=SUMIF([.A$1:.A$1048576];&quot;&lt;=&quot;&amp; [.A426];[.F$1:.F$1048576])/[.A426]" office:value-type="float" office:value="472941.176470588" calcext:value-type="float">
            <text:p>472941,17647058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427]-[.C427])*[.B427]" office:value-type="float" office:value="3000000" calcext:value-type="float">
            <text:p>3000000</text:p>
          </table:table-cell>
          <table:table-cell table:formula="of:=[.E427]-5000000" office:value-type="float" office:value="-2000000" calcext:value-type="float">
            <text:p>-2000000</text:p>
          </table:table-cell>
          <table:table-cell table:formula="of:=SUMIF([.A$1:.A$1048576];&quot;&lt;=&quot;&amp; [.A427];[.F$1:.F$1048576])/[.A427]" office:value-type="float" office:value="467136.150234742" calcext:value-type="float">
            <text:p>467136,15023474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428]-[.C428])*[.B428]" office:value-type="float" office:value="3000000" calcext:value-type="float">
            <text:p>3000000</text:p>
          </table:table-cell>
          <table:table-cell table:formula="of:=[.E428]-5000000" office:value-type="float" office:value="-2000000" calcext:value-type="float">
            <text:p>-2000000</text:p>
          </table:table-cell>
          <table:table-cell table:formula="of:=SUMIF([.A$1:.A$1048576];&quot;&lt;=&quot;&amp; [.A428];[.F$1:.F$1048576])/[.A428]" office:value-type="float" office:value="461358.31381733" calcext:value-type="float">
            <text:p>461358,3138173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429]-[.C429])*[.B429]" office:value-type="float" office:value="1500000" calcext:value-type="float">
            <text:p>1500000</text:p>
          </table:table-cell>
          <table:table-cell table:formula="of:=[.E429]-5000000" office:value-type="float" office:value="-3500000" calcext:value-type="float">
            <text:p>-3500000</text:p>
          </table:table-cell>
          <table:table-cell table:formula="of:=SUMIF([.A$1:.A$1048576];&quot;&lt;=&quot;&amp; [.A429];[.F$1:.F$1048576])/[.A429]" office:value-type="float" office:value="452102.803738318" calcext:value-type="float">
            <text:p>452102,8037383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430]-[.C430])*[.B430]" office:value-type="float" office:value="1500000" calcext:value-type="float">
            <text:p>1500000</text:p>
          </table:table-cell>
          <table:table-cell table:formula="of:=[.E430]-5000000" office:value-type="float" office:value="-3500000" calcext:value-type="float">
            <text:p>-3500000</text:p>
          </table:table-cell>
          <table:table-cell table:formula="of:=SUMIF([.A$1:.A$1048576];&quot;&lt;=&quot;&amp; [.A430];[.F$1:.F$1048576])/[.A430]" office:value-type="float" office:value="442890.442890443" calcext:value-type="float">
            <text:p>442890,44289044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431]-[.C431])*[.B431]" office:value-type="float" office:value="6000000" calcext:value-type="float">
            <text:p>6000000</text:p>
          </table:table-cell>
          <table:table-cell table:formula="of:=[.E431]-5000000" office:value-type="float" office:value="1000000" calcext:value-type="float">
            <text:p>1000000</text:p>
          </table:table-cell>
          <table:table-cell table:formula="of:=SUMIF([.A$1:.A$1048576];&quot;&lt;=&quot;&amp; [.A431];[.F$1:.F$1048576])/[.A431]" office:value-type="float" office:value="444186.046511628" calcext:value-type="float">
            <text:p>444186,04651162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432]-[.C432])*[.B432]" office:value-type="float" office:value="2000000" calcext:value-type="float">
            <text:p>2000000</text:p>
          </table:table-cell>
          <table:table-cell table:formula="of:=[.E432]-5000000" office:value-type="float" office:value="-3000000" calcext:value-type="float">
            <text:p>-3000000</text:p>
          </table:table-cell>
          <table:table-cell table:formula="of:=SUMIF([.A$1:.A$1048576];&quot;&lt;=&quot;&amp; [.A432];[.F$1:.F$1048576])/[.A432]" office:value-type="float" office:value="436194.895591647" calcext:value-type="float">
            <text:p>436194,89559164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433]-[.C433])*[.B433]" office:value-type="float" office:value="0" calcext:value-type="float">
            <text:p>0</text:p>
          </table:table-cell>
          <table:table-cell table:formula="of:=[.E433]-5000000" office:value-type="float" office:value="-5000000" calcext:value-type="float">
            <text:p>-5000000</text:p>
          </table:table-cell>
          <table:table-cell table:formula="of:=SUMIF([.A$1:.A$1048576];&quot;&lt;=&quot;&amp; [.A433];[.F$1:.F$1048576])/[.A433]" office:value-type="float" office:value="423611.111111111" calcext:value-type="float">
            <text:p>423611,11111111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434]-[.C434])*[.B434]" office:value-type="float" office:value="1500000" calcext:value-type="float">
            <text:p>1500000</text:p>
          </table:table-cell>
          <table:table-cell table:formula="of:=[.E434]-5000000" office:value-type="float" office:value="-3500000" calcext:value-type="float">
            <text:p>-3500000</text:p>
          </table:table-cell>
          <table:table-cell table:formula="of:=SUMIF([.A$1:.A$1048576];&quot;&lt;=&quot;&amp; [.A434];[.F$1:.F$1048576])/[.A434]" office:value-type="float" office:value="414549.653579677" calcext:value-type="float">
            <text:p>414549,65357967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435]-[.C435])*[.B435]" office:value-type="float" office:value="6000000" calcext:value-type="float">
            <text:p>6000000</text:p>
          </table:table-cell>
          <table:table-cell table:formula="of:=[.E435]-5000000" office:value-type="float" office:value="1000000" calcext:value-type="float">
            <text:p>1000000</text:p>
          </table:table-cell>
          <table:table-cell table:formula="of:=SUMIF([.A$1:.A$1048576];&quot;&lt;=&quot;&amp; [.A435];[.F$1:.F$1048576])/[.A435]" office:value-type="float" office:value="415898.617511521" calcext:value-type="float">
            <text:p>415898,61751152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436]-[.C436])*[.B436]" office:value-type="float" office:value="7000000" calcext:value-type="float">
            <text:p>7000000</text:p>
          </table:table-cell>
          <table:table-cell table:formula="of:=[.E436]-5000000" office:value-type="float" office:value="2000000" calcext:value-type="float">
            <text:p>2000000</text:p>
          </table:table-cell>
          <table:table-cell table:formula="of:=SUMIF([.A$1:.A$1048576];&quot;&lt;=&quot;&amp; [.A436];[.F$1:.F$1048576])/[.A436]" office:value-type="float" office:value="419540.229885058" calcext:value-type="float">
            <text:p>419540,22988505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437]-[.C437])*[.B437]" office:value-type="float" office:value="500000" calcext:value-type="float">
            <text:p>500000</text:p>
          </table:table-cell>
          <table:table-cell table:formula="of:=[.E437]-5000000" office:value-type="float" office:value="-4500000" calcext:value-type="float">
            <text:p>-4500000</text:p>
          </table:table-cell>
          <table:table-cell table:formula="of:=SUMIF([.A$1:.A$1048576];&quot;&lt;=&quot;&amp; [.A437];[.F$1:.F$1048576])/[.A437]" office:value-type="float" office:value="408256.880733945" calcext:value-type="float">
            <text:p>408256,88073394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438]-[.C438])*[.B438]" office:value-type="float" office:value="10000000" calcext:value-type="float">
            <text:p>10000000</text:p>
          </table:table-cell>
          <table:table-cell table:formula="of:=[.E438]-5000000" office:value-type="float" office:value="5000000" calcext:value-type="float">
            <text:p>5000000</text:p>
          </table:table-cell>
          <table:table-cell table:formula="of:=SUMIF([.A$1:.A$1048576];&quot;&lt;=&quot;&amp; [.A438];[.F$1:.F$1048576])/[.A438]" office:value-type="float" office:value="418764.302059497" calcext:value-type="float">
            <text:p>418764,30205949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439]-[.C439])*[.B439]" office:value-type="float" office:value="2000000" calcext:value-type="float">
            <text:p>2000000</text:p>
          </table:table-cell>
          <table:table-cell table:formula="of:=[.E439]-5000000" office:value-type="float" office:value="-3000000" calcext:value-type="float">
            <text:p>-3000000</text:p>
          </table:table-cell>
          <table:table-cell table:formula="of:=SUMIF([.A$1:.A$1048576];&quot;&lt;=&quot;&amp; [.A439];[.F$1:.F$1048576])/[.A439]" office:value-type="float" office:value="410958.904109589" calcext:value-type="float">
            <text:p>410958,90410958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440]-[.C440])*[.B440]" office:value-type="float" office:value="6000000" calcext:value-type="float">
            <text:p>6000000</text:p>
          </table:table-cell>
          <table:table-cell table:formula="of:=[.E440]-5000000" office:value-type="float" office:value="1000000" calcext:value-type="float">
            <text:p>1000000</text:p>
          </table:table-cell>
          <table:table-cell table:formula="of:=SUMIF([.A$1:.A$1048576];&quot;&lt;=&quot;&amp; [.A440];[.F$1:.F$1048576])/[.A440]" office:value-type="float" office:value="412300.683371298" calcext:value-type="float">
            <text:p>412300,68337129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441]-[.C441])*[.B441]" office:value-type="float" office:value="16000000" calcext:value-type="float">
            <text:p>16000000</text:p>
          </table:table-cell>
          <table:table-cell table:formula="of:=[.E441]-5000000" office:value-type="float" office:value="11000000" calcext:value-type="float">
            <text:p>11000000</text:p>
          </table:table-cell>
          <table:table-cell table:formula="of:=SUMIF([.A$1:.A$1048576];&quot;&lt;=&quot;&amp; [.A441];[.F$1:.F$1048576])/[.A441]" office:value-type="float" office:value="436363.636363636" calcext:value-type="float">
            <text:p>436363,63636363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442]-[.C442])*[.B442]" office:value-type="float" office:value="8000000" calcext:value-type="float">
            <text:p>8000000</text:p>
          </table:table-cell>
          <table:table-cell table:formula="of:=[.E442]-5000000" office:value-type="float" office:value="3000000" calcext:value-type="float">
            <text:p>3000000</text:p>
          </table:table-cell>
          <table:table-cell table:formula="of:=SUMIF([.A$1:.A$1048576];&quot;&lt;=&quot;&amp; [.A442];[.F$1:.F$1048576])/[.A442]" office:value-type="float" office:value="442176.870748299" calcext:value-type="float">
            <text:p>442176,87074829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443]-[.C443])*[.B443]" office:value-type="float" office:value="1500000" calcext:value-type="float">
            <text:p>1500000</text:p>
          </table:table-cell>
          <table:table-cell table:formula="of:=[.E443]-5000000" office:value-type="float" office:value="-3500000" calcext:value-type="float">
            <text:p>-3500000</text:p>
          </table:table-cell>
          <table:table-cell table:formula="of:=SUMIF([.A$1:.A$1048576];&quot;&lt;=&quot;&amp; [.A443];[.F$1:.F$1048576])/[.A443]" office:value-type="float" office:value="433257.918552036" calcext:value-type="float">
            <text:p>433257,91855203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444]-[.C444])*[.B444]" office:value-type="float" office:value="1000000" calcext:value-type="float">
            <text:p>1000000</text:p>
          </table:table-cell>
          <table:table-cell table:formula="of:=[.E444]-5000000" office:value-type="float" office:value="-4000000" calcext:value-type="float">
            <text:p>-4000000</text:p>
          </table:table-cell>
          <table:table-cell table:formula="of:=SUMIF([.A$1:.A$1048576];&quot;&lt;=&quot;&amp; [.A444];[.F$1:.F$1048576])/[.A444]" office:value-type="float" office:value="423250.564334086" calcext:value-type="float">
            <text:p>423250,56433408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445]-[.C445])*[.B445]" office:value-type="float" office:value="10000000" calcext:value-type="float">
            <text:p>10000000</text:p>
          </table:table-cell>
          <table:table-cell table:formula="of:=[.E445]-5000000" office:value-type="float" office:value="5000000" calcext:value-type="float">
            <text:p>5000000</text:p>
          </table:table-cell>
          <table:table-cell table:formula="of:=SUMIF([.A$1:.A$1048576];&quot;&lt;=&quot;&amp; [.A445];[.F$1:.F$1048576])/[.A445]" office:value-type="float" office:value="433558.558558559" calcext:value-type="float">
            <text:p>433558,55855855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446]-[.C446])*[.B446]" office:value-type="float" office:value="4000000" calcext:value-type="float">
            <text:p>4000000</text:p>
          </table:table-cell>
          <table:table-cell table:formula="of:=[.E446]-5000000" office:value-type="float" office:value="-1000000" calcext:value-type="float">
            <text:p>-1000000</text:p>
          </table:table-cell>
          <table:table-cell table:formula="of:=SUMIF([.A$1:.A$1048576];&quot;&lt;=&quot;&amp; [.A446];[.F$1:.F$1048576])/[.A446]" office:value-type="float" office:value="430337.078651685" calcext:value-type="float">
            <text:p>430337,07865168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447]-[.C447])*[.B447]" office:value-type="float" office:value="8000000" calcext:value-type="float">
            <text:p>8000000</text:p>
          </table:table-cell>
          <table:table-cell table:formula="of:=[.E447]-5000000" office:value-type="float" office:value="3000000" calcext:value-type="float">
            <text:p>3000000</text:p>
          </table:table-cell>
          <table:table-cell table:formula="of:=SUMIF([.A$1:.A$1048576];&quot;&lt;=&quot;&amp; [.A447];[.F$1:.F$1048576])/[.A447]" office:value-type="float" office:value="436098.65470852" calcext:value-type="float">
            <text:p>436098,6547085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448]-[.C448])*[.B448]" office:value-type="float" office:value="3000000" calcext:value-type="float">
            <text:p>3000000</text:p>
          </table:table-cell>
          <table:table-cell table:formula="of:=[.E448]-5000000" office:value-type="float" office:value="-2000000" calcext:value-type="float">
            <text:p>-2000000</text:p>
          </table:table-cell>
          <table:table-cell table:formula="of:=SUMIF([.A$1:.A$1048576];&quot;&lt;=&quot;&amp; [.A448];[.F$1:.F$1048576])/[.A448]" office:value-type="float" office:value="430648.769574944" calcext:value-type="float">
            <text:p>430648,76957494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449]-[.C449])*[.B449]" office:value-type="float" office:value="7500000" calcext:value-type="float">
            <text:p>7500000</text:p>
          </table:table-cell>
          <table:table-cell table:formula="of:=[.E449]-5000000" office:value-type="float" office:value="2500000" calcext:value-type="float">
            <text:p>2500000</text:p>
          </table:table-cell>
          <table:table-cell table:formula="of:=SUMIF([.A$1:.A$1048576];&quot;&lt;=&quot;&amp; [.A449];[.F$1:.F$1048576])/[.A449]" office:value-type="float" office:value="435267.857142857" calcext:value-type="float">
            <text:p>435267,85714285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450]-[.C450])*[.B450]" office:value-type="float" office:value="9000000" calcext:value-type="float">
            <text:p>9000000</text:p>
          </table:table-cell>
          <table:table-cell table:formula="of:=[.E450]-5000000" office:value-type="float" office:value="4000000" calcext:value-type="float">
            <text:p>4000000</text:p>
          </table:table-cell>
          <table:table-cell table:formula="of:=SUMIF([.A$1:.A$1048576];&quot;&lt;=&quot;&amp; [.A450];[.F$1:.F$1048576])/[.A450]" office:value-type="float" office:value="443207.126948775" calcext:value-type="float">
            <text:p>443207,12694877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451]-[.C451])*[.B451]" office:value-type="float" office:value="6000000" calcext:value-type="float">
            <text:p>6000000</text:p>
          </table:table-cell>
          <table:table-cell table:formula="of:=[.E451]-5000000" office:value-type="float" office:value="1000000" calcext:value-type="float">
            <text:p>1000000</text:p>
          </table:table-cell>
          <table:table-cell table:formula="of:=SUMIF([.A$1:.A$1048576];&quot;&lt;=&quot;&amp; [.A451];[.F$1:.F$1048576])/[.A451]" office:value-type="float" office:value="444444.444444444" calcext:value-type="float">
            <text:p>444444,44444444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452]-[.C452])*[.B452]" office:value-type="float" office:value="3000000" calcext:value-type="float">
            <text:p>3000000</text:p>
          </table:table-cell>
          <table:table-cell table:formula="of:=[.E452]-5000000" office:value-type="float" office:value="-2000000" calcext:value-type="float">
            <text:p>-2000000</text:p>
          </table:table-cell>
          <table:table-cell table:formula="of:=SUMIF([.A$1:.A$1048576];&quot;&lt;=&quot;&amp; [.A452];[.F$1:.F$1048576])/[.A452]" office:value-type="float" office:value="439024.390243903" calcext:value-type="float">
            <text:p>439024,39024390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453]-[.C453])*[.B453]" office:value-type="float" office:value="10500000" calcext:value-type="float">
            <text:p>10500000</text:p>
          </table:table-cell>
          <table:table-cell table:formula="of:=[.E453]-5000000" office:value-type="float" office:value="5500000" calcext:value-type="float">
            <text:p>5500000</text:p>
          </table:table-cell>
          <table:table-cell table:formula="of:=SUMIF([.A$1:.A$1048576];&quot;&lt;=&quot;&amp; [.A453];[.F$1:.F$1048576])/[.A453]" office:value-type="float" office:value="450221.238938053" calcext:value-type="float">
            <text:p>450221,23893805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454]-[.C454])*[.B454]" office:value-type="float" office:value="12000000" calcext:value-type="float">
            <text:p>12000000</text:p>
          </table:table-cell>
          <table:table-cell table:formula="of:=[.E454]-5000000" office:value-type="float" office:value="7000000" calcext:value-type="float">
            <text:p>7000000</text:p>
          </table:table-cell>
          <table:table-cell table:formula="of:=SUMIF([.A$1:.A$1048576];&quot;&lt;=&quot;&amp; [.A454];[.F$1:.F$1048576])/[.A454]" office:value-type="float" office:value="464679.911699779" calcext:value-type="float">
            <text:p>464679,91169977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455]-[.C455])*[.B455]" office:value-type="float" office:value="10000000" calcext:value-type="float">
            <text:p>10000000</text:p>
          </table:table-cell>
          <table:table-cell table:formula="of:=[.E455]-5000000" office:value-type="float" office:value="5000000" calcext:value-type="float">
            <text:p>5000000</text:p>
          </table:table-cell>
          <table:table-cell table:formula="of:=SUMIF([.A$1:.A$1048576];&quot;&lt;=&quot;&amp; [.A455];[.F$1:.F$1048576])/[.A455]" office:value-type="float" office:value="474669.603524229" calcext:value-type="float">
            <text:p>474669,60352422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456]-[.C456])*[.B456]" office:value-type="float" office:value="1000000" calcext:value-type="float">
            <text:p>1000000</text:p>
          </table:table-cell>
          <table:table-cell table:formula="of:=[.E456]-5000000" office:value-type="float" office:value="-4000000" calcext:value-type="float">
            <text:p>-4000000</text:p>
          </table:table-cell>
          <table:table-cell table:formula="of:=SUMIF([.A$1:.A$1048576];&quot;&lt;=&quot;&amp; [.A456];[.F$1:.F$1048576])/[.A456]" office:value-type="float" office:value="464835.164835165" calcext:value-type="float">
            <text:p>464835,16483516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457]-[.C457])*[.B457]" office:value-type="float" office:value="2000000" calcext:value-type="float">
            <text:p>2000000</text:p>
          </table:table-cell>
          <table:table-cell table:formula="of:=[.E457]-5000000" office:value-type="float" office:value="-3000000" calcext:value-type="float">
            <text:p>-3000000</text:p>
          </table:table-cell>
          <table:table-cell table:formula="of:=SUMIF([.A$1:.A$1048576];&quot;&lt;=&quot;&amp; [.A457];[.F$1:.F$1048576])/[.A457]" office:value-type="float" office:value="457236.842105263" calcext:value-type="float">
            <text:p>457236,84210526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458]-[.C458])*[.B458]" office:value-type="float" office:value="4500000" calcext:value-type="float">
            <text:p>4500000</text:p>
          </table:table-cell>
          <table:table-cell table:formula="of:=[.E458]-5000000" office:value-type="float" office:value="-500000" calcext:value-type="float">
            <text:p>-500000</text:p>
          </table:table-cell>
          <table:table-cell table:formula="of:=SUMIF([.A$1:.A$1048576];&quot;&lt;=&quot;&amp; [.A458];[.F$1:.F$1048576])/[.A458]" office:value-type="float" office:value="455142.231947484" calcext:value-type="float">
            <text:p>455142,23194748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0000" calcext:value-type="float">
            <text:p>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459]-[.C459])*[.B459]" office:value-type="float" office:value="1500000" calcext:value-type="float">
            <text:p>1500000</text:p>
          </table:table-cell>
          <table:table-cell table:formula="of:=[.E459]-5000000" office:value-type="float" office:value="-3500000" calcext:value-type="float">
            <text:p>-3500000</text:p>
          </table:table-cell>
          <table:table-cell table:formula="of:=SUMIF([.A$1:.A$1048576];&quot;&lt;=&quot;&amp; [.A459];[.F$1:.F$1048576])/[.A459]" office:value-type="float" office:value="446506.550218341" calcext:value-type="float">
            <text:p>446506,55021834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460]-[.C460])*[.B460]" office:value-type="float" office:value="5000000" calcext:value-type="float">
            <text:p>5000000</text:p>
          </table:table-cell>
          <table:table-cell table:formula="of:=[.E460]-5000000" office:value-type="float" office:value="0" calcext:value-type="float">
            <text:p>0</text:p>
          </table:table-cell>
          <table:table-cell table:formula="of:=SUMIF([.A$1:.A$1048576];&quot;&lt;=&quot;&amp; [.A460];[.F$1:.F$1048576])/[.A460]" office:value-type="float" office:value="445533.769063181" calcext:value-type="float">
            <text:p>445533,76906318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461]-[.C461])*[.B461]" office:value-type="float" office:value="0" calcext:value-type="float">
            <text:p>0</text:p>
          </table:table-cell>
          <table:table-cell table:formula="of:=[.E461]-5000000" office:value-type="float" office:value="-5000000" calcext:value-type="float">
            <text:p>-5000000</text:p>
          </table:table-cell>
          <table:table-cell table:formula="of:=SUMIF([.A$1:.A$1048576];&quot;&lt;=&quot;&amp; [.A461];[.F$1:.F$1048576])/[.A461]" office:value-type="float" office:value="433695.652173913" calcext:value-type="float">
            <text:p>433695,65217391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462]-[.C462])*[.B462]" office:value-type="float" office:value="1500000" calcext:value-type="float">
            <text:p>1500000</text:p>
          </table:table-cell>
          <table:table-cell table:formula="of:=[.E462]-5000000" office:value-type="float" office:value="-3500000" calcext:value-type="float">
            <text:p>-3500000</text:p>
          </table:table-cell>
          <table:table-cell table:formula="of:=SUMIF([.A$1:.A$1048576];&quot;&lt;=&quot;&amp; [.A462];[.F$1:.F$1048576])/[.A462]" office:value-type="float" office:value="425162.689804772" calcext:value-type="float">
            <text:p>425162,68980477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463]-[.C463])*[.B463]" office:value-type="float" office:value="9000000" calcext:value-type="float">
            <text:p>9000000</text:p>
          </table:table-cell>
          <table:table-cell table:formula="of:=[.E463]-5000000" office:value-type="float" office:value="4000000" calcext:value-type="float">
            <text:p>4000000</text:p>
          </table:table-cell>
          <table:table-cell table:formula="of:=SUMIF([.A$1:.A$1048576];&quot;&lt;=&quot;&amp; [.A463];[.F$1:.F$1048576])/[.A463]" office:value-type="float" office:value="432900.432900433" calcext:value-type="float">
            <text:p>432900,43290043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464]-[.C464])*[.B464]" office:value-type="float" office:value="10500000" calcext:value-type="float">
            <text:p>10500000</text:p>
          </table:table-cell>
          <table:table-cell table:formula="of:=[.E464]-5000000" office:value-type="float" office:value="5500000" calcext:value-type="float">
            <text:p>5500000</text:p>
          </table:table-cell>
          <table:table-cell table:formula="of:=SUMIF([.A$1:.A$1048576];&quot;&lt;=&quot;&amp; [.A464];[.F$1:.F$1048576])/[.A464]" office:value-type="float" office:value="443844.492440605" calcext:value-type="float">
            <text:p>443844,49244060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465]-[.C465])*[.B465]" office:value-type="float" office:value="10500000" calcext:value-type="float">
            <text:p>10500000</text:p>
          </table:table-cell>
          <table:table-cell table:formula="of:=[.E465]-5000000" office:value-type="float" office:value="5500000" calcext:value-type="float">
            <text:p>5500000</text:p>
          </table:table-cell>
          <table:table-cell table:formula="of:=SUMIF([.A$1:.A$1048576];&quot;&lt;=&quot;&amp; [.A465];[.F$1:.F$1048576])/[.A465]" office:value-type="float" office:value="454741.379310345" calcext:value-type="float">
            <text:p>454741,37931034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466]-[.C466])*[.B466]" office:value-type="float" office:value="8000000" calcext:value-type="float">
            <text:p>8000000</text:p>
          </table:table-cell>
          <table:table-cell table:formula="of:=[.E466]-5000000" office:value-type="float" office:value="3000000" calcext:value-type="float">
            <text:p>3000000</text:p>
          </table:table-cell>
          <table:table-cell table:formula="of:=SUMIF([.A$1:.A$1048576];&quot;&lt;=&quot;&amp; [.A466];[.F$1:.F$1048576])/[.A466]" office:value-type="float" office:value="460215.053763441" calcext:value-type="float">
            <text:p>460215,05376344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467]-[.C467])*[.B467]" office:value-type="float" office:value="1500000" calcext:value-type="float">
            <text:p>1500000</text:p>
          </table:table-cell>
          <table:table-cell table:formula="of:=[.E467]-5000000" office:value-type="float" office:value="-3500000" calcext:value-type="float">
            <text:p>-3500000</text:p>
          </table:table-cell>
          <table:table-cell table:formula="of:=SUMIF([.A$1:.A$1048576];&quot;&lt;=&quot;&amp; [.A467];[.F$1:.F$1048576])/[.A467]" office:value-type="float" office:value="451716.738197425" calcext:value-type="float">
            <text:p>451716,73819742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D468]-[.C468])*[.B468]" office:value-type="float" office:value="0" calcext:value-type="float">
            <text:p>0</text:p>
          </table:table-cell>
          <table:table-cell table:formula="of:=[.E468]-5000000" office:value-type="float" office:value="-5000000" calcext:value-type="float">
            <text:p>-5000000</text:p>
          </table:table-cell>
          <table:table-cell table:formula="of:=SUMIF([.A$1:.A$1048576];&quot;&lt;=&quot;&amp; [.A468];[.F$1:.F$1048576])/[.A468]" office:value-type="float" office:value="440042.826552463" calcext:value-type="float">
            <text:p>440042,82655246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0000" calcext:value-type="float">
            <text:p>5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469]-[.C469])*[.B469]" office:value-type="float" office:value="4000000" calcext:value-type="float">
            <text:p>4000000</text:p>
          </table:table-cell>
          <table:table-cell table:formula="of:=[.E469]-5000000" office:value-type="float" office:value="-1000000" calcext:value-type="float">
            <text:p>-1000000</text:p>
          </table:table-cell>
          <table:table-cell table:formula="of:=SUMIF([.A$1:.A$1048576];&quot;&lt;=&quot;&amp; [.A469];[.F$1:.F$1048576])/[.A469]" office:value-type="float" office:value="436965.811965812" calcext:value-type="float">
            <text:p>436965,81196581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470]-[.C470])*[.B470]" office:value-type="float" office:value="6000000" calcext:value-type="float">
            <text:p>6000000</text:p>
          </table:table-cell>
          <table:table-cell table:formula="of:=[.E470]-5000000" office:value-type="float" office:value="1000000" calcext:value-type="float">
            <text:p>1000000</text:p>
          </table:table-cell>
          <table:table-cell table:formula="of:=SUMIF([.A$1:.A$1048576];&quot;&lt;=&quot;&amp; [.A470];[.F$1:.F$1048576])/[.A470]" office:value-type="float" office:value="438166.31130064" calcext:value-type="float">
            <text:p>438166,3113006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formula="of:=([.D471]-[.C471])*[.B471]" office:value-type="float" office:value="5000000" calcext:value-type="float">
            <text:p>5000000</text:p>
          </table:table-cell>
          <table:table-cell table:formula="of:=[.E471]-5000000" office:value-type="float" office:value="0" calcext:value-type="float">
            <text:p>0</text:p>
          </table:table-cell>
          <table:table-cell table:formula="of:=SUMIF([.A$1:.A$1048576];&quot;&lt;=&quot;&amp; [.A471];[.F$1:.F$1048576])/[.A471]" office:value-type="float" office:value="437234.042553192" calcext:value-type="float">
            <text:p>437234,04255319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472]-[.C472])*[.B472]" office:value-type="float" office:value="6000000" calcext:value-type="float">
            <text:p>6000000</text:p>
          </table:table-cell>
          <table:table-cell table:formula="of:=[.E472]-5000000" office:value-type="float" office:value="1000000" calcext:value-type="float">
            <text:p>1000000</text:p>
          </table:table-cell>
          <table:table-cell table:formula="of:=SUMIF([.A$1:.A$1048576];&quot;&lt;=&quot;&amp; [.A472];[.F$1:.F$1048576])/[.A472]" office:value-type="float" office:value="438428.874734607" calcext:value-type="float">
            <text:p>438428,87473460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473]-[.C473])*[.B473]" office:value-type="float" office:value="4500000" calcext:value-type="float">
            <text:p>4500000</text:p>
          </table:table-cell>
          <table:table-cell table:formula="of:=[.E473]-5000000" office:value-type="float" office:value="-500000" calcext:value-type="float">
            <text:p>-500000</text:p>
          </table:table-cell>
          <table:table-cell table:formula="of:=SUMIF([.A$1:.A$1048576];&quot;&lt;=&quot;&amp; [.A473];[.F$1:.F$1048576])/[.A473]" office:value-type="float" office:value="436440.677966102" calcext:value-type="float">
            <text:p>436440,67796610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0000" calcext:value-type="float">
            <text:p>5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474]-[.C474])*[.B474]" office:value-type="float" office:value="3000000" calcext:value-type="float">
            <text:p>3000000</text:p>
          </table:table-cell>
          <table:table-cell table:formula="of:=[.E474]-5000000" office:value-type="float" office:value="-2000000" calcext:value-type="float">
            <text:p>-2000000</text:p>
          </table:table-cell>
          <table:table-cell table:formula="of:=SUMIF([.A$1:.A$1048576];&quot;&lt;=&quot;&amp; [.A474];[.F$1:.F$1048576])/[.A474]" office:value-type="float" office:value="431289.640591966" calcext:value-type="float">
            <text:p>431289,64059196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475]-[.C475])*[.B475]" office:value-type="float" office:value="10000000" calcext:value-type="float">
            <text:p>10000000</text:p>
          </table:table-cell>
          <table:table-cell table:formula="of:=[.E475]-5000000" office:value-type="float" office:value="5000000" calcext:value-type="float">
            <text:p>5000000</text:p>
          </table:table-cell>
          <table:table-cell table:formula="of:=SUMIF([.A$1:.A$1048576];&quot;&lt;=&quot;&amp; [.A475];[.F$1:.F$1048576])/[.A475]" office:value-type="float" office:value="440928.270042194" calcext:value-type="float">
            <text:p>440928,27004219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476]-[.C476])*[.B476]" office:value-type="float" office:value="10500000" calcext:value-type="float">
            <text:p>10500000</text:p>
          </table:table-cell>
          <table:table-cell table:formula="of:=[.E476]-5000000" office:value-type="float" office:value="5500000" calcext:value-type="float">
            <text:p>5500000</text:p>
          </table:table-cell>
          <table:table-cell table:formula="of:=SUMIF([.A$1:.A$1048576];&quot;&lt;=&quot;&amp; [.A476];[.F$1:.F$1048576])/[.A476]" office:value-type="float" office:value="451578.947368421" calcext:value-type="float">
            <text:p>451578,9473684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477]-[.C477])*[.B477]" office:value-type="float" office:value="6000000" calcext:value-type="float">
            <text:p>6000000</text:p>
          </table:table-cell>
          <table:table-cell table:formula="of:=[.E477]-5000000" office:value-type="float" office:value="1000000" calcext:value-type="float">
            <text:p>1000000</text:p>
          </table:table-cell>
          <table:table-cell table:formula="of:=SUMIF([.A$1:.A$1048576];&quot;&lt;=&quot;&amp; [.A477];[.F$1:.F$1048576])/[.A477]" office:value-type="float" office:value="452731.092436975" calcext:value-type="float">
            <text:p>452731,09243697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478]-[.C478])*[.B478]" office:value-type="float" office:value="2500000" calcext:value-type="float">
            <text:p>2500000</text:p>
          </table:table-cell>
          <table:table-cell table:formula="of:=[.E478]-5000000" office:value-type="float" office:value="-2500000" calcext:value-type="float">
            <text:p>-2500000</text:p>
          </table:table-cell>
          <table:table-cell table:formula="of:=SUMIF([.A$1:.A$1048576];&quot;&lt;=&quot;&amp; [.A478];[.F$1:.F$1048576])/[.A478]" office:value-type="float" office:value="446540.880503145" calcext:value-type="float">
            <text:p>446540,88050314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479]-[.C479])*[.B479]" office:value-type="float" office:value="2000000" calcext:value-type="float">
            <text:p>2000000</text:p>
          </table:table-cell>
          <table:table-cell table:formula="of:=[.E479]-5000000" office:value-type="float" office:value="-3000000" calcext:value-type="float">
            <text:p>-3000000</text:p>
          </table:table-cell>
          <table:table-cell table:formula="of:=SUMIF([.A$1:.A$1048576];&quot;&lt;=&quot;&amp; [.A479];[.F$1:.F$1048576])/[.A479]" office:value-type="float" office:value="439330.543933054" calcext:value-type="float">
            <text:p>439330,54393305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480]-[.C480])*[.B480]" office:value-type="float" office:value="4500000" calcext:value-type="float">
            <text:p>4500000</text:p>
          </table:table-cell>
          <table:table-cell table:formula="of:=[.E480]-5000000" office:value-type="float" office:value="-500000" calcext:value-type="float">
            <text:p>-500000</text:p>
          </table:table-cell>
          <table:table-cell table:formula="of:=SUMIF([.A$1:.A$1048576];&quot;&lt;=&quot;&amp; [.A480];[.F$1:.F$1048576])/[.A480]" office:value-type="float" office:value="437369.519832985" calcext:value-type="float">
            <text:p>437369,51983298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481]-[.C481])*[.B481]" office:value-type="float" office:value="4500000" calcext:value-type="float">
            <text:p>4500000</text:p>
          </table:table-cell>
          <table:table-cell table:formula="of:=[.E481]-5000000" office:value-type="float" office:value="-500000" calcext:value-type="float">
            <text:p>-500000</text:p>
          </table:table-cell>
          <table:table-cell table:formula="of:=SUMIF([.A$1:.A$1048576];&quot;&lt;=&quot;&amp; [.A481];[.F$1:.F$1048576])/[.A481]" office:value-type="float" office:value="435416.666666667" calcext:value-type="float">
            <text:p>435416,66666666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482]-[.C482])*[.B482]" office:value-type="float" office:value="4000000" calcext:value-type="float">
            <text:p>4000000</text:p>
          </table:table-cell>
          <table:table-cell table:formula="of:=[.E482]-5000000" office:value-type="float" office:value="-1000000" calcext:value-type="float">
            <text:p>-1000000</text:p>
          </table:table-cell>
          <table:table-cell table:formula="of:=SUMIF([.A$1:.A$1048576];&quot;&lt;=&quot;&amp; [.A482];[.F$1:.F$1048576])/[.A482]" office:value-type="float" office:value="432432.432432432" calcext:value-type="float">
            <text:p>432432,43243243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([.D483]-[.C483])*[.B483]" office:value-type="float" office:value="2000000" calcext:value-type="float">
            <text:p>2000000</text:p>
          </table:table-cell>
          <table:table-cell table:formula="of:=[.E483]-5000000" office:value-type="float" office:value="-3000000" calcext:value-type="float">
            <text:p>-3000000</text:p>
          </table:table-cell>
          <table:table-cell table:formula="of:=SUMIF([.A$1:.A$1048576];&quot;&lt;=&quot;&amp; [.A483];[.F$1:.F$1048576])/[.A483]" office:value-type="float" office:value="425311.203319502" calcext:value-type="float">
            <text:p>425311,20331950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484]-[.C484])*[.B484]" office:value-type="float" office:value="10500000" calcext:value-type="float">
            <text:p>10500000</text:p>
          </table:table-cell>
          <table:table-cell table:formula="of:=[.E484]-5000000" office:value-type="float" office:value="5500000" calcext:value-type="float">
            <text:p>5500000</text:p>
          </table:table-cell>
          <table:table-cell table:formula="of:=SUMIF([.A$1:.A$1048576];&quot;&lt;=&quot;&amp; [.A484];[.F$1:.F$1048576])/[.A484]" office:value-type="float" office:value="435817.805383023" calcext:value-type="float">
            <text:p>435817,80538302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485]-[.C485])*[.B485]" office:value-type="float" office:value="6000000" calcext:value-type="float">
            <text:p>6000000</text:p>
          </table:table-cell>
          <table:table-cell table:formula="of:=[.E485]-5000000" office:value-type="float" office:value="1000000" calcext:value-type="float">
            <text:p>1000000</text:p>
          </table:table-cell>
          <table:table-cell table:formula="of:=SUMIF([.A$1:.A$1048576];&quot;&lt;=&quot;&amp; [.A485];[.F$1:.F$1048576])/[.A485]" office:value-type="float" office:value="436983.47107438" calcext:value-type="float">
            <text:p>436983,4710743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486]-[.C486])*[.B486]" office:value-type="float" office:value="12000000" calcext:value-type="float">
            <text:p>12000000</text:p>
          </table:table-cell>
          <table:table-cell table:formula="of:=[.E486]-5000000" office:value-type="float" office:value="7000000" calcext:value-type="float">
            <text:p>7000000</text:p>
          </table:table-cell>
          <table:table-cell table:formula="of:=SUMIF([.A$1:.A$1048576];&quot;&lt;=&quot;&amp; [.A486];[.F$1:.F$1048576])/[.A486]" office:value-type="float" office:value="450515.463917526" calcext:value-type="float">
            <text:p>450515,46391752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([.D487]-[.C487])*[.B487]" office:value-type="float" office:value="6000000" calcext:value-type="float">
            <text:p>6000000</text:p>
          </table:table-cell>
          <table:table-cell table:formula="of:=[.E487]-5000000" office:value-type="float" office:value="1000000" calcext:value-type="float">
            <text:p>1000000</text:p>
          </table:table-cell>
          <table:table-cell table:formula="of:=SUMIF([.A$1:.A$1048576];&quot;&lt;=&quot;&amp; [.A487];[.F$1:.F$1048576])/[.A487]" office:value-type="float" office:value="451646.090534979" calcext:value-type="float">
            <text:p>451646,09053497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488]-[.C488])*[.B488]" office:value-type="float" office:value="12000000" calcext:value-type="float">
            <text:p>12000000</text:p>
          </table:table-cell>
          <table:table-cell table:formula="of:=[.E488]-5000000" office:value-type="float" office:value="7000000" calcext:value-type="float">
            <text:p>7000000</text:p>
          </table:table-cell>
          <table:table-cell table:formula="of:=SUMIF([.A$1:.A$1048576];&quot;&lt;=&quot;&amp; [.A488];[.F$1:.F$1048576])/[.A488]" office:value-type="float" office:value="465092.402464066" calcext:value-type="float">
            <text:p>465092,40246406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0000" calcext:value-type="float">
            <text:p>500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([.D489]-[.C489])*[.B489]" office:value-type="float" office:value="3500000" calcext:value-type="float">
            <text:p>3500000</text:p>
          </table:table-cell>
          <table:table-cell table:formula="of:=[.E489]-5000000" office:value-type="float" office:value="-1500000" calcext:value-type="float">
            <text:p>-1500000</text:p>
          </table:table-cell>
          <table:table-cell table:formula="of:=SUMIF([.A$1:.A$1048576];&quot;&lt;=&quot;&amp; [.A489];[.F$1:.F$1048576])/[.A489]" office:value-type="float" office:value="461065.573770492" calcext:value-type="float">
            <text:p>461065,57377049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490]-[.C490])*[.B490]" office:value-type="float" office:value="6000000" calcext:value-type="float">
            <text:p>6000000</text:p>
          </table:table-cell>
          <table:table-cell table:formula="of:=[.E490]-5000000" office:value-type="float" office:value="1000000" calcext:value-type="float">
            <text:p>1000000</text:p>
          </table:table-cell>
          <table:table-cell table:formula="of:=SUMIF([.A$1:.A$1048576];&quot;&lt;=&quot;&amp; [.A490];[.F$1:.F$1048576])/[.A490]" office:value-type="float" office:value="462167.689161554" calcext:value-type="float">
            <text:p>462167,68916155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491]-[.C491])*[.B491]" office:value-type="float" office:value="9000000" calcext:value-type="float">
            <text:p>9000000</text:p>
          </table:table-cell>
          <table:table-cell table:formula="of:=[.E491]-5000000" office:value-type="float" office:value="4000000" calcext:value-type="float">
            <text:p>4000000</text:p>
          </table:table-cell>
          <table:table-cell table:formula="of:=SUMIF([.A$1:.A$1048576];&quot;&lt;=&quot;&amp; [.A491];[.F$1:.F$1048576])/[.A491]" office:value-type="float" office:value="469387.755102041" calcext:value-type="float">
            <text:p>469387,75510204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492]-[.C492])*[.B492]" office:value-type="float" office:value="2000000" calcext:value-type="float">
            <text:p>2000000</text:p>
          </table:table-cell>
          <table:table-cell table:formula="of:=[.E492]-5000000" office:value-type="float" office:value="-3000000" calcext:value-type="float">
            <text:p>-3000000</text:p>
          </table:table-cell>
          <table:table-cell table:formula="of:=SUMIF([.A$1:.A$1048576];&quot;&lt;=&quot;&amp; [.A492];[.F$1:.F$1048576])/[.A492]" office:value-type="float" office:value="462321.792260692" calcext:value-type="float">
            <text:p>462321,79226069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000" calcext:value-type="float">
            <text:p>500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([.D493]-[.C493])*[.B493]" office:value-type="float" office:value="2000000" calcext:value-type="float">
            <text:p>2000000</text:p>
          </table:table-cell>
          <table:table-cell table:formula="of:=[.E493]-5000000" office:value-type="float" office:value="-3000000" calcext:value-type="float">
            <text:p>-3000000</text:p>
          </table:table-cell>
          <table:table-cell table:formula="of:=SUMIF([.A$1:.A$1048576];&quot;&lt;=&quot;&amp; [.A493];[.F$1:.F$1048576])/[.A493]" office:value-type="float" office:value="455284.552845528" calcext:value-type="float">
            <text:p>455284,55284552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([.D494]-[.C494])*[.B494]" office:value-type="float" office:value="12000000" calcext:value-type="float">
            <text:p>12000000</text:p>
          </table:table-cell>
          <table:table-cell table:formula="of:=[.E494]-5000000" office:value-type="float" office:value="7000000" calcext:value-type="float">
            <text:p>7000000</text:p>
          </table:table-cell>
          <table:table-cell table:formula="of:=SUMIF([.A$1:.A$1048576];&quot;&lt;=&quot;&amp; [.A494];[.F$1:.F$1048576])/[.A494]" office:value-type="float" office:value="468559.837728195" calcext:value-type="float">
            <text:p>468559,83772819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495]-[.C495])*[.B495]" office:value-type="float" office:value="6000000" calcext:value-type="float">
            <text:p>6000000</text:p>
          </table:table-cell>
          <table:table-cell table:formula="of:=[.E495]-5000000" office:value-type="float" office:value="1000000" calcext:value-type="float">
            <text:p>1000000</text:p>
          </table:table-cell>
          <table:table-cell table:formula="of:=SUMIF([.A$1:.A$1048576];&quot;&lt;=&quot;&amp; [.A495];[.F$1:.F$1048576])/[.A495]" office:value-type="float" office:value="469635.627530364" calcext:value-type="float">
            <text:p>469635,62753036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formula="of:=([.D496]-[.C496])*[.B496]" office:value-type="float" office:value="12000000" calcext:value-type="float">
            <text:p>12000000</text:p>
          </table:table-cell>
          <table:table-cell table:formula="of:=[.E496]-5000000" office:value-type="float" office:value="7000000" calcext:value-type="float">
            <text:p>7000000</text:p>
          </table:table-cell>
          <table:table-cell table:formula="of:=SUMIF([.A$1:.A$1048576];&quot;&lt;=&quot;&amp; [.A496];[.F$1:.F$1048576])/[.A496]" office:value-type="float" office:value="482828.282828283" calcext:value-type="float">
            <text:p>482828,28282828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497]-[.C497])*[.B497]" office:value-type="float" office:value="4500000" calcext:value-type="float">
            <text:p>4500000</text:p>
          </table:table-cell>
          <table:table-cell table:formula="of:=[.E497]-5000000" office:value-type="float" office:value="-500000" calcext:value-type="float">
            <text:p>-500000</text:p>
          </table:table-cell>
          <table:table-cell table:formula="of:=SUMIF([.A$1:.A$1048576];&quot;&lt;=&quot;&amp; [.A497];[.F$1:.F$1048576])/[.A497]" office:value-type="float" office:value="480846.774193548" calcext:value-type="float">
            <text:p>480846,77419354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([.D498]-[.C498])*[.B498]" office:value-type="float" office:value="6000000" calcext:value-type="float">
            <text:p>6000000</text:p>
          </table:table-cell>
          <table:table-cell table:formula="of:=[.E498]-5000000" office:value-type="float" office:value="1000000" calcext:value-type="float">
            <text:p>1000000</text:p>
          </table:table-cell>
          <table:table-cell table:formula="of:=SUMIF([.A$1:.A$1048576];&quot;&lt;=&quot;&amp; [.A498];[.F$1:.F$1048576])/[.A498]" office:value-type="float" office:value="481891.348088531" calcext:value-type="float">
            <text:p>481891,34808853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([.D499]-[.C499])*[.B499]" office:value-type="float" office:value="5000000" calcext:value-type="float">
            <text:p>5000000</text:p>
          </table:table-cell>
          <table:table-cell table:formula="of:=[.E499]-5000000" office:value-type="float" office:value="0" calcext:value-type="float">
            <text:p>0</text:p>
          </table:table-cell>
          <table:table-cell table:formula="of:=SUMIF([.A$1:.A$1048576];&quot;&lt;=&quot;&amp; [.A499];[.F$1:.F$1048576])/[.A499]" office:value-type="float" office:value="480923.694779117" calcext:value-type="float">
            <text:p>480923,69477911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([.D500]-[.C500])*[.B500]" office:value-type="float" office:value="1000000" calcext:value-type="float">
            <text:p>1000000</text:p>
          </table:table-cell>
          <table:table-cell table:formula="of:=[.E500]-5000000" office:value-type="float" office:value="-4000000" calcext:value-type="float">
            <text:p>-4000000</text:p>
          </table:table-cell>
          <table:table-cell table:formula="of:=SUMIF([.A$1:.A$1048576];&quot;&lt;=&quot;&amp; [.A500];[.F$1:.F$1048576])/[.A500]" office:value-type="float" office:value="471943.887775551" calcext:value-type="float">
            <text:p>471943,8877755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formula="of:=([.D501]-[.C501])*[.B501]" office:value-type="float" office:value="9000000" calcext:value-type="float">
            <text:p>9000000</text:p>
          </table:table-cell>
          <table:table-cell table:formula="of:=[.E501]-5000000" office:value-type="float" office:value="4000000" calcext:value-type="float">
            <text:p>4000000</text:p>
          </table:table-cell>
          <table:table-cell table:formula="of:=SUMIF([.A$1:.A$1048576];&quot;&lt;=&quot;&amp; [.A501];[.F$1:.F$1048576])/[.A501]" office:value-type="float" office:value="479000" calcext:value-type="float">
            <text:p>479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7:58:34.001059374</dc:date>
    <meta:editing-duration>PT3M47S</meta:editing-duration>
    <meta:editing-cycles>1</meta:editing-cycles>
    <meta:document-statistic meta:table-count="1" meta:cell-count="3506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2.255cm" svg:height="9cm" xlink:href=".." xlink:type="simple" chart:class="chart:line" chart:style-name="ch1">
        <chart:plot-area chart:style-name="ch2" table:cell-range-address="experimento.G1:experimento.G501" svg:x="1.065cm" svg:y="0.143cm" svg:width="16.861cm" svg:height="8.639cm">
          <chartooo:coordinate-region svg:x="2.718cm" svg:y="0.316cm" svg:width="15.208cm" svg:height="8.2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experimento.G1:experimento.G501" chart:class="chart:line">
            <chart:data-point chart:repeated="5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xperimento.G1:experimento.G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00000">
                <text:p>-35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50000">
                <text:p>-225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00">
                <text:p>125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66666.666666667">
                <text:p>-166666.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7142.857142857">
                <text:p>857142.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7500">
                <text:p>43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111.111111111">
                <text:p>111111.11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0">
                <text:p>6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5454.545454545">
                <text:p>545454.545454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3333.333333333">
                <text:p>583333.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4615.384615385">
                <text:p>384615.384615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8571.428571429">
                <text:p>428571.428571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6666.666666667">
                <text:p>266666.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7500">
                <text:p>437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647.058823529">
                <text:p>117647.058823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0000">
                <text:p>-15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619.0476190476">
                <text:p>47619.0476190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434.782608696">
                <text:p>130434.782608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333.3333333333">
                <text:p>83333.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153.8461538462">
                <text:p>96153.8461538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6296.296296296">
                <text:p>296296.2962962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4285.714285714">
                <text:p>464285.7142857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9310.344827586">
                <text:p>379310.344827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00">
                <text:p>6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1935.483870968">
                <text:p>741935.483870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3125">
                <text:p>70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1212.121212121">
                <text:p>621212.121212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7142.857142857">
                <text:p>657142.857142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6666.666666667">
                <text:p>666666.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0540.540540541">
                <text:p>540540.5405405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7894.736842105">
                <text:p>657894.736842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8461.538461539">
                <text:p>538461.5384615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7500">
                <text:p>587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7560.975609756">
                <text:p>597560.9756097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8571.428571429">
                <text:p>678571.428571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8604.651162791">
                <text:p>918604.6511627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29545.454545455">
                <text:p>829545.454545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7826.086956522">
                <text:p>847826.0869565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7234.042553192">
                <text:p>787234.042553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1666.666666667">
                <text:p>791666.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4285.714285714">
                <text:p>714285.7142857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0000">
                <text:p>66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8431.37254902">
                <text:p>578431.372549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6538.461538462">
                <text:p>586538.4615384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4339.622641509">
                <text:p>594339.6226415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9259.259259259">
                <text:p>509259.2592592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7272.727272727">
                <text:p>427272.727272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6071.428571429">
                <text:p>366071.4285714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7192.98245614">
                <text:p>377192.982456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3793.103448276">
                <text:p>413793.1034482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2881.355932203">
                <text:p>372881.3559322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2295.081967213">
                <text:p>262295.0819672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0967.741935484">
                <text:p>370967.7419354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4761.904761905">
                <text:p>404761.904761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2812.5">
                <text:p>382812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1538.461538462">
                <text:p>361538.4615384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2727.272727273">
                <text:p>522727.2727272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0149.253731343">
                <text:p>470149.253731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3823.529411765">
                <text:p>433823.5294117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7971.014492754">
                <text:p>557971.0144927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4285.714285714">
                <text:p>564285.7142857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4084.507042254">
                <text:p>514084.5070422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3055.555555556">
                <text:p>493055.5555555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9452.054794521">
                <text:p>479452.0547945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5675.675675676">
                <text:p>425675.6756756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6666.666666667">
                <text:p>386666.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4736.842105263">
                <text:p>394736.8421052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2077.922077922">
                <text:p>422077.9220779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205.128205128">
                <text:p>378205.1282051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8101.265822785">
                <text:p>348101.265822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7500">
                <text:p>3375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8641.975308642">
                <text:p>308641.9753086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0487.804878049">
                <text:p>280487.8048780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1084.337349398">
                <text:p>271084.337349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8333.333333333">
                <text:p>208333.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6470.588235294">
                <text:p>176470.5882352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6279.069767442">
                <text:p>116279.0697674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4942.528735632">
                <text:p>114942.5287356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181.818181818">
                <text:p>193181.8181818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7303.370786517">
                <text:p>157303.3707865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1111.111111111">
                <text:p>111111.1111111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879.120879121">
                <text:p>120879.1208791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6739.130434783">
                <text:p>146739.1304347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150.537634409">
                <text:p>102150.5376344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808.510638298">
                <text:p>196808.5106382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736.842105263">
                <text:p>194736.8421052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4375">
                <text:p>234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2268.041237113">
                <text:p>242268.0412371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408.163265306">
                <text:p>270408.1632653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00">
                <text:p>29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7425.742574257">
                <text:p>257425.7425742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3529.411764706">
                <text:p>323529.4117647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0970.873786408">
                <text:p>300970.8737864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3269.230769231">
                <text:p>293269.2307692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8095.238095238">
                <text:p>338095.2380952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773.58490566">
                <text:p>353773.584905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5887.85046729">
                <text:p>415887.850467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2777.777777778">
                <text:p>402777.7777777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6605.504587156">
                <text:p>426605.5045871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6363.636363636">
                <text:p>486363.6363636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5892.857142857">
                <text:p>575892.8571428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9646.017699115">
                <text:p>579646.0176991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6491.228070175">
                <text:p>596491.2280701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0000">
                <text:p>6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0517.24137931">
                <text:p>590517.241379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8376.068376068">
                <text:p>568376.0683760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1186.440677966">
                <text:p>521186.4406779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5210.084033613">
                <text:p>525210.0840336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3333.333333333">
                <text:p>483333.3333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2396.694214876">
                <text:p>512396.6942148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3278.68852459">
                <text:p>553278.688524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32520.325203252">
                <text:p>532520.325203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0483.870967742">
                <text:p>560483.870967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6000">
                <text:p>516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1587.301587302">
                <text:p>551587.3015873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02362.20472441">
                <text:p>602362.204724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625">
                <text:p>640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3410.852713178">
                <text:p>643410.8527131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0769.230769231">
                <text:p>680769.2307692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305.34351145">
                <text:p>660305.343511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28787.878787879">
                <text:p>628787.8787878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4135.338345865">
                <text:p>654135.3383458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6716.417910448">
                <text:p>656716.4179104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1851.851851852">
                <text:p>651851.8518518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10294.117647059">
                <text:p>610294.1176470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71532.846715329">
                <text:p>671532.8467153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66666.666666667">
                <text:p>666666.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40287.769784173">
                <text:p>640287.7697841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53571.428571429">
                <text:p>653571.4285714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6028.368794326">
                <text:p>656028.3687943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16197.183098592">
                <text:p>616197.1830985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7902.097902098">
                <text:p>597902.0979020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0277.777777778">
                <text:p>590277.7777777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2413.793103448">
                <text:p>572413.7931034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54794.520547945">
                <text:p>554794.5205479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7414.965986395">
                <text:p>537414.9659863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0540.540540541">
                <text:p>540540.5405405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0201.342281879">
                <text:p>530201.342281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3333.333333333">
                <text:p>573333.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86092.715231788">
                <text:p>586092.7152317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62500">
                <text:p>5625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04575.163398693">
                <text:p>604575.1633986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81168.831168831">
                <text:p>581168.8311688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7419.35483871">
                <text:p>577419.354838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974.358974359">
                <text:p>608974.3589743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2356.687898089">
                <text:p>592356.6878980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2278.481012658">
                <text:p>582278.4810126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6037.735849057">
                <text:p>566037.7358490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7500">
                <text:p>5375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9006.211180124">
                <text:p>559006.2111801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8765.432098765">
                <text:p>598765.4320987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64417.17791411">
                <text:p>564417.177914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03658.536585366">
                <text:p>603658.5365853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87878.787878788">
                <text:p>587878.7878787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72289.156626506">
                <text:p>572289.1566265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53892.215568862">
                <text:p>553892.2155688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32738.095238095">
                <text:p>532738.0952380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7751.479289941">
                <text:p>517751.4792899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8823.529411765">
                <text:p>508823.5294117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4152.046783626">
                <text:p>494152.0467836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5813.953488372">
                <text:p>505813.9534883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4913.294797688">
                <text:p>554913.2947976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3448.275862069">
                <text:p>603448.2758620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85714.285714286">
                <text:p>585714.2857142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1022.727272727">
                <text:p>571022.7272727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62146.892655367">
                <text:p>562146.8926553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3370.786516854">
                <text:p>553370.7865168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2625.698324022">
                <text:p>572625.6983240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55555.555555556">
                <text:p>555555.5555555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2486.187845304">
                <text:p>552486.1878453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21978.021978022">
                <text:p>521978.0219780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8306.010928962">
                <text:p>568306.0109289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4347.826086957">
                <text:p>554347.8260869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7567.567567568">
                <text:p>567567.5675675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1075.268817204">
                <text:p>551075.2688172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4759.35828877">
                <text:p>534759.358288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18617.021276596">
                <text:p>518617.0212765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42328.042328042">
                <text:p>542328.0423280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65789.473684211">
                <text:p>565789.4736842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7120.418848168">
                <text:p>547120.4188481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2916.666666667">
                <text:p>572916.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6580.310880829">
                <text:p>616580.3108808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03092.783505155">
                <text:p>603092.7835051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10256.41025641">
                <text:p>610256.410256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12244.897959184">
                <text:p>612244.8979591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09137.055837564">
                <text:p>609137.0558375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85858.585858586">
                <text:p>585858.5858585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7939.698492462">
                <text:p>587939.6984924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0000">
                <text:p>56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47263.68159204">
                <text:p>547263.681592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9801.98019802">
                <text:p>519801.980198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1428.571428571">
                <text:p>571428.5714285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58823.529411765">
                <text:p>558823.5294117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1219.512195122">
                <text:p>551219.5121951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4271.844660194">
                <text:p>524271.8446601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7246.376811594">
                <text:p>507246.3768115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8461.538461539">
                <text:p>538461.5384615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9138.755980861">
                <text:p>519138.7559808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6666.666666667">
                <text:p>516666.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9478.672985782">
                <text:p>509478.6729857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8207.547169811">
                <text:p>488207.5471698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76525.821596244">
                <text:p>476525.8215962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5981.308411215">
                <text:p>485981.3084112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9767.441860465">
                <text:p>469767.4418604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0740.740740741">
                <text:p>490740.7407407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2350.230414747">
                <text:p>472350.2304147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81651.376146789">
                <text:p>481651.3761467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2283.105022831">
                <text:p>502283.1050228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11363.636363636">
                <text:p>511363.6363636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40723.981900453">
                <text:p>540723.9819004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56306.306306306">
                <text:p>556306.3063063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38116.591928251">
                <text:p>538116.5919282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35714.285714286">
                <text:p>535714.2857142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20000">
                <text:p>520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48672.566371681">
                <text:p>548672.5663716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0484.581497797">
                <text:p>570484.5814977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16228.070175439">
                <text:p>616228.0701754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1353.711790393">
                <text:p>611353.7117903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13043.47826087">
                <text:p>613043.478260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14718.614718615">
                <text:p>614718.6147186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9913.793103448">
                <text:p>609913.7931034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5836.909871245">
                <text:p>585836.9098712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1196.581196581">
                <text:p>581196.5811965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17021.276595745">
                <text:p>617021.2765957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3220.338983051">
                <text:p>593220.3389830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7594.936708861">
                <text:p>607594.9367088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0336.134453782">
                <text:p>590336.1344537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9037.656903766">
                <text:p>569037.6569037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0000">
                <text:p>550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8464.730290456">
                <text:p>568464.7302904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61983.47107438">
                <text:p>561983.471074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63786.008230453">
                <text:p>563786.0082304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0983.606557377">
                <text:p>540983.6065573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61224.489795918">
                <text:p>561224.4897959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5203.25203252">
                <text:p>575203.252032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64777.327935223">
                <text:p>564777.3279352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54435.483870968">
                <text:p>554435.4838709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6144.578313253">
                <text:p>536144.5783132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6000">
                <text:p>516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94023.90438247">
                <text:p>494023.904382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80158.73015873">
                <text:p>480158.730158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66403.162055336">
                <text:p>466403.1620553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6850.393700787">
                <text:p>446850.3937007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6862.745098039">
                <text:p>456862.7450980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74609.375">
                <text:p>474609.3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76653.696498055">
                <text:p>476653.6964980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7054.263565892">
                <text:p>467054.2635658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57528.957528958">
                <text:p>457528.9575289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59615.384615385">
                <text:p>459615.3846153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67432.950191571">
                <text:p>467432.9501915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54198.473282443">
                <text:p>454198.4732824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1064.63878327">
                <text:p>441064.638783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6969.696969697">
                <text:p>446969.6969696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9056.603773585">
                <text:p>449056.6037735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81203.007518797">
                <text:p>481203.0075187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5617.97752809">
                <text:p>505617.977528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3059.701492537">
                <text:p>513059.7014925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5576.208178439">
                <text:p>505576.2081784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18518.518518519">
                <text:p>518518.5185185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9815.498154982">
                <text:p>549815.4981549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0441.176470588">
                <text:p>540441.1764705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2124.542124542">
                <text:p>542124.5421245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9197.080291971">
                <text:p>529197.0802919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16363.636363636">
                <text:p>516363.6363636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32608.695652174">
                <text:p>532608.6956521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48736.462093863">
                <text:p>548736.4620938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32374.100719424">
                <text:p>532374.1007194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23297.491039427">
                <text:p>523297.4910394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14285.714285714">
                <text:p>514285.7142857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5815.602836879">
                <text:p>485815.6028368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0565.371024735">
                <text:p>480565.3710247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71830.985915493">
                <text:p>471830.9859154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0701.754385965">
                <text:p>480701.7543859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2517.482517483">
                <text:p>482517.4825174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84320.557491289">
                <text:p>484320.5574912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75694.444444444">
                <text:p>475694.4444444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0207.612456747">
                <text:p>460207.6124567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51724.137931035">
                <text:p>451724.1379310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1580.756013746">
                <text:p>441580.7560137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8630.136986301">
                <text:p>448630.1369863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5392.491467577">
                <text:p>445392.4914675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2176.870748299">
                <text:p>442176.8707482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4067.79661017">
                <text:p>444067.796610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39189.189189189">
                <text:p>439189.1891891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0875.420875421">
                <text:p>420875.4208754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7718.120805369">
                <text:p>407718.1208053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3010.033444816">
                <text:p>403010.0334448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8333.333333333">
                <text:p>408333.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0232.558139535">
                <text:p>430232.5581395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7019.867549669">
                <text:p>447019.8675496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3993.399339934">
                <text:p>433993.3993399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5986.842105263">
                <text:p>425986.8421052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2622.950819672">
                <text:p>442622.9508196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4444.444444444">
                <text:p>444444.4444444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9739.413680782">
                <text:p>439739.4136807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38311.688311688">
                <text:p>438311.6883116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30420.71197411">
                <text:p>430420.711974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51612.903225806">
                <text:p>451612.9032258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8906.752411576">
                <text:p>438906.7524115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1474.358974359">
                <text:p>421474.3589743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8945.686900958">
                <text:p>408945.6869009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1719.74522293">
                <text:p>391719.745222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8412.698412698">
                <text:p>398412.6984126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9303.797468354">
                <text:p>419303.7974683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0063.09148265">
                <text:p>440063.091482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4402.51572327">
                <text:p>454402.515723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74921.630094044">
                <text:p>474921.6300940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67187.5">
                <text:p>467187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61059.190031153">
                <text:p>461059.1900311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6708.074534162">
                <text:p>476708.0745341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78328.173374613">
                <text:p>478328.1733746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70679.012345679">
                <text:p>470679.0123456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60000">
                <text:p>460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8588.957055215">
                <text:p>458588.9570552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49541.28440367">
                <text:p>449541.284403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45121.951219512">
                <text:p>445121.9512195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7689.969604863">
                <text:p>437689.9696048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8787.878787879">
                <text:p>428787.8787878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1450.151057402">
                <text:p>421450.1510574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5120.481927711">
                <text:p>405120.4819277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0900.900900901">
                <text:p>400900.9009009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9700.598802395">
                <text:p>399700.5988023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5522.388059701">
                <text:p>395522.3880597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9464.285714286">
                <text:p>379464.2857142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5370.919881306">
                <text:p>375370.9198813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0887.573964497">
                <text:p>400887.5739644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2654.867256637">
                <text:p>402654.8672566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5588.235294118">
                <text:p>395588.2352941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5630.498533724">
                <text:p>385630.4985337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8654.970760234">
                <text:p>378654.9707602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7551.020408163">
                <text:p>377551.0204081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0639.534883721">
                <text:p>370639.5348837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9855.072463768">
                <text:p>389855.0724637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91618.497109827">
                <text:p>391618.4971098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02017.291066282">
                <text:p>402017.2910662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2356.321839081">
                <text:p>412356.3218390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2636.103151863">
                <text:p>422636.1031518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1428.571428571">
                <text:p>421428.5714285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3105.413105413">
                <text:p>413105.4131054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4772.727272727">
                <text:p>414772.7272727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33427.76203966">
                <text:p>433427.762039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0677.966101695">
                <text:p>440677.9661016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46478.873239437">
                <text:p>446478.8732394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32584.269662921">
                <text:p>432584.2696629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5770.308123249">
                <text:p>425770.3081232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8547.48603352">
                <text:p>438547.486033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6183.844011142">
                <text:p>426183.8440111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15277.777777778">
                <text:p>415277.7777777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5817.174515236">
                <text:p>405817.1745152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4696.132596685">
                <text:p>404696.1325966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3581.267217631">
                <text:p>403581.2672176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9340.659340659">
                <text:p>409340.6593406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8630.136986301">
                <text:p>398630.1369863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4808.743169399">
                <text:p>394808.7431693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8283.378746594">
                <text:p>388283.3787465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6250">
                <text:p>40625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02439.024390244">
                <text:p>402439.0243902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1351.351351351">
                <text:p>401351.3513513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2183.288409704">
                <text:p>392183.2884097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5752.688172043">
                <text:p>385752.68817204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7399.463806971">
                <text:p>387399.4638069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9037.43315508">
                <text:p>389037.433155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4666.666666667">
                <text:p>374666.666666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0319.14893617">
                <text:p>380319.148936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4005.305039788">
                <text:p>374005.3050397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1534.391534392">
                <text:p>391534.3915343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9182.058047493">
                <text:p>389182.0580474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263.157894737">
                <text:p>380263.1578947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9265.091863517">
                <text:p>379265.0918635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5183.246073298">
                <text:p>365183.2460732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3785.90078329">
                <text:p>353785.900783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55468.75">
                <text:p>355468.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4935.064935065">
                <text:p>364935.0649350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3989.637305699">
                <text:p>363989.6373056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1136.950904393">
                <text:p>381136.9509043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0154.639175258">
                <text:p>380154.6391752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460.154241645">
                <text:p>389460.1542416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25.641025641">
                <text:p>391025.6410256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583.120204604">
                <text:p>392583.1202046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9438.775510204">
                <text:p>409438.7755102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0941.475826972">
                <text:p>410941.4758269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17512.69035533">
                <text:p>417512.690355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8860.759493671">
                <text:p>408860.7594936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5505.050505051">
                <text:p>425505.0505050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31989.924433249">
                <text:p>431989.9244332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5879.396984925">
                <text:p>425879.3969849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3558.897243108">
                <text:p>423558.8972431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1250">
                <text:p>42125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30174.563591022">
                <text:p>430174.5635910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9154.228855721">
                <text:p>419154.2288557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30521.091811414">
                <text:p>430521.0918114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36881.188118812">
                <text:p>436881.1881188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0740.740740741">
                <text:p>440740.7407407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3497.536945813">
                <text:p>433497.5369458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4717.444717445">
                <text:p>444717.4447174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65686.274509804">
                <text:p>465686.2745098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70660.146699267">
                <text:p>470660.1466992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4634.146341463">
                <text:p>464634.1463414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1338.199513382">
                <text:p>451338.1995133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0533.980582524">
                <text:p>440533.9805825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32203.389830509">
                <text:p>432203.3898305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3913.043478261">
                <text:p>423913.0434782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4939.759036145">
                <text:p>434939.7590361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9903.846153846">
                <text:p>439903.8461538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8441.247002398">
                <text:p>448441.2470023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64114.832535885">
                <text:p>464114.8325358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65393.794749403">
                <text:p>465393.7947494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1904.761904762">
                <text:p>461904.7619047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7434.679334917">
                <text:p>477434.6793349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6303.317535545">
                <text:p>476303.3175355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0449.172576832">
                <text:p>470449.1725768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66981.132075472">
                <text:p>466981.1320754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72941.176470588">
                <text:p>472941.1764705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67136.150234742">
                <text:p>467136.1502347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61358.31381733">
                <text:p>461358.313817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2102.803738318">
                <text:p>452102.8037383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2890.442890443">
                <text:p>442890.4428904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4186.046511628">
                <text:p>444186.0465116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6194.895591647">
                <text:p>436194.8955916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23611.111111111">
                <text:p>423611.1111111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14549.653579677">
                <text:p>414549.6535796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15898.617511521">
                <text:p>415898.6175115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9540.229885058">
                <text:p>419540.2298850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08256.880733945">
                <text:p>408256.8807339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18764.302059497">
                <text:p>418764.3020594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0958.904109589">
                <text:p>410958.9041095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2300.683371298">
                <text:p>412300.6833712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6363.636363636">
                <text:p>436363.6363636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176.870748299">
                <text:p>442176.8707482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33257.918552036">
                <text:p>433257.9185520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23250.564334086">
                <text:p>423250.5643340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33558.558558559">
                <text:p>433558.5585585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30337.078651685">
                <text:p>430337.0786516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36098.65470852">
                <text:p>436098.654708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30648.769574944">
                <text:p>430648.7695749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35267.857142857">
                <text:p>435267.8571428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3207.126948775">
                <text:p>443207.1269487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4444.444444444">
                <text:p>444444.4444444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39024.390243903">
                <text:p>439024.3902439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0221.238938053">
                <text:p>450221.2389380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4679.911699779">
                <text:p>464679.9116997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74669.603524229">
                <text:p>474669.6035242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4835.164835165">
                <text:p>464835.1648351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236.842105263">
                <text:p>457236.8421052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5142.231947484">
                <text:p>455142.2319474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46506.550218341">
                <text:p>446506.5502183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45533.769063181">
                <text:p>445533.7690631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33695.652173913">
                <text:p>433695.6521739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25162.689804772">
                <text:p>425162.6898047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32900.432900433">
                <text:p>432900.4329004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3844.492440605">
                <text:p>443844.4924406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54741.379310345">
                <text:p>454741.3793103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0215.053763441">
                <text:p>460215.0537634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51716.738197425">
                <text:p>451716.7381974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40042.826552463">
                <text:p>440042.8265524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36965.811965812">
                <text:p>436965.8119658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38166.31130064">
                <text:p>438166.311300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37234.042553192">
                <text:p>437234.0425531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38428.874734607">
                <text:p>438428.8747346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36440.677966102">
                <text:p>436440.6779661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31289.640591966">
                <text:p>431289.6405919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40928.270042194">
                <text:p>440928.27004219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51578.947368421">
                <text:p>451578.94736842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52731.092436975">
                <text:p>452731.0924369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46540.880503145">
                <text:p>446540.8805031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39330.543933054">
                <text:p>439330.5439330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37369.519832985">
                <text:p>437369.5198329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35416.666666667">
                <text:p>435416.6666666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32432.432432432">
                <text:p>432432.43243243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25311.203319502">
                <text:p>425311.2033195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35817.805383023">
                <text:p>435817.8053830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36983.47107438">
                <text:p>436983.471074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50515.463917526">
                <text:p>450515.4639175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51646.090534979">
                <text:p>451646.0905349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5092.402464066">
                <text:p>465092.4024640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61065.573770492">
                <text:p>461065.5737704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62167.689161554">
                <text:p>462167.6891615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69387.755102041">
                <text:p>469387.7551020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62321.792260692">
                <text:p>462321.7922606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55284.552845528">
                <text:p>455284.5528455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68559.837728195">
                <text:p>468559.8377281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69635.627530364">
                <text:p>469635.6275303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82828.282828283">
                <text:p>482828.2828282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80846.774193548">
                <text:p>480846.7741935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81891.348088531">
                <text:p>481891.3480885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80923.694779117">
                <text:p>480923.6947791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71943.887775551">
                <text:p>471943.88777555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79000">
                <text:p>47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